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6723b"/>
    </style:style>
    <style:style style:name="P2" style:family="paragraph" style:parent-style-name="Standard">
      <style:paragraph-properties fo:text-align="justify" style:justify-single-word="false"/>
      <style:text-properties style:font-name="Times New Roman" officeooo:rsid="000bb970" officeooo:paragraph-rsid="00334ccb"/>
    </style:style>
    <style:style style:name="P3" style:family="paragraph" style:parent-style-name="Standard">
      <style:paragraph-properties fo:text-align="justify" style:justify-single-word="false"/>
      <style:text-properties style:font-name="Times New Roman" officeooo:rsid="000bb970" officeooo:paragraph-rsid="00272edd"/>
    </style:style>
    <style:style style:name="P4" style:family="paragraph" style:parent-style-name="Standard">
      <style:paragraph-properties fo:text-align="justify" style:justify-single-word="false"/>
      <style:text-properties style:font-name="Times New Roman" officeooo:rsid="000bb970" officeooo:paragraph-rsid="00327af6"/>
    </style:style>
    <style:style style:name="P5" style:family="paragraph" style:parent-style-name="Standard">
      <style:paragraph-properties fo:text-align="justify" style:justify-single-word="false"/>
      <style:text-properties style:font-name="Times New Roman" officeooo:rsid="000bb970" officeooo:paragraph-rsid="004927cb"/>
    </style:style>
    <style:style style:name="P6" style:family="paragraph" style:parent-style-name="Standard">
      <style:paragraph-properties fo:text-align="justify" style:justify-single-word="false"/>
      <style:text-properties style:font-name="Times New Roman" officeooo:rsid="000bb970" officeooo:paragraph-rsid="00724b64"/>
    </style:style>
    <style:style style:name="P7" style:family="paragraph" style:parent-style-name="Standard">
      <style:paragraph-properties fo:text-align="justify" style:justify-single-word="false"/>
      <style:text-properties style:font-name="Times New Roman" officeooo:rsid="000bb970" officeooo:paragraph-rsid="007ef7a6"/>
    </style:style>
    <style:style style:name="P8" style:family="paragraph" style:parent-style-name="Standard">
      <style:paragraph-properties fo:text-align="justify" style:justify-single-word="false"/>
      <style:text-properties style:font-name="Times New Roman" officeooo:rsid="000bb970" officeooo:paragraph-rsid="00897883"/>
    </style:style>
    <style:style style:name="P9" style:family="paragraph" style:parent-style-name="Standard">
      <style:paragraph-properties fo:text-align="justify" style:justify-single-word="false"/>
      <style:text-properties style:font-name="Times New Roman" officeooo:rsid="000bb970" officeooo:paragraph-rsid="009d91d6"/>
    </style:style>
    <style:style style:name="P10" style:family="paragraph" style:parent-style-name="Standard">
      <style:paragraph-properties fo:text-align="justify" style:justify-single-word="false"/>
      <style:text-properties style:font-name="Times New Roman" officeooo:rsid="000bb970" officeooo:paragraph-rsid="00ab2034"/>
    </style:style>
    <style:style style:name="P11" style:family="paragraph" style:parent-style-name="Standard">
      <style:paragraph-properties fo:text-align="justify" style:justify-single-word="false"/>
      <style:text-properties style:font-name="Times New Roman" officeooo:rsid="000bb970" officeooo:paragraph-rsid="00ae9578"/>
    </style:style>
    <style:style style:name="P12" style:family="paragraph" style:parent-style-name="Standard">
      <style:paragraph-properties fo:text-align="justify" style:justify-single-word="false"/>
      <style:text-properties style:font-name="Times New Roman" officeooo:rsid="000bb970" officeooo:paragraph-rsid="002ceff5"/>
    </style:style>
    <style:style style:name="P13" style:family="paragraph" style:parent-style-name="Standard">
      <style:paragraph-properties fo:text-align="justify" style:justify-single-word="false"/>
      <style:text-properties style:font-name="Times New Roman" officeooo:rsid="000bb970" officeooo:paragraph-rsid="006b0baf"/>
    </style:style>
    <style:style style:name="P14" style:family="paragraph" style:parent-style-name="Standard">
      <style:paragraph-properties fo:text-align="justify" style:justify-single-word="false"/>
      <style:text-properties style:font-name="Times New Roman" officeooo:rsid="000bb970" officeooo:paragraph-rsid="003d6952"/>
    </style:style>
    <style:style style:name="P15" style:family="paragraph" style:parent-style-name="Standard">
      <style:paragraph-properties fo:text-align="justify" style:justify-single-word="false"/>
      <style:text-properties style:font-name="Times New Roman" officeooo:rsid="000bb970" officeooo:paragraph-rsid="0090cc4e"/>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026723b"/>
    </style:style>
    <style:style style:name="P18" style:family="paragraph" style:parent-style-name="Standard">
      <style:paragraph-properties fo:text-align="justify" style:justify-single-word="false"/>
      <style:text-properties style:font-name="Times New Roman" officeooo:paragraph-rsid="00272edd"/>
    </style:style>
    <style:style style:name="P19" style:family="paragraph" style:parent-style-name="Standard">
      <style:paragraph-properties fo:text-align="justify" style:justify-single-word="false"/>
      <style:text-properties style:font-name="Times New Roman" officeooo:paragraph-rsid="004fb3cf"/>
    </style:style>
    <style:style style:name="P20" style:family="paragraph" style:parent-style-name="Standard">
      <style:paragraph-properties fo:text-align="justify" style:justify-single-word="false"/>
      <style:text-properties style:font-name="Times New Roman" officeooo:paragraph-rsid="008e222d"/>
    </style:style>
    <style:style style:name="P21" style:family="paragraph" style:parent-style-name="Standard">
      <style:text-properties style:font-name="Times New Roman" fo:language="gl" fo:country="ES" style:font-size-asian="10.5pt"/>
    </style:style>
    <style:style style:name="P22" style:family="paragraph" style:parent-style-name="Standard">
      <style:paragraph-properties fo:text-align="justify" style:justify-single-word="false"/>
      <style:text-properties style:font-name="Times New Roman" fo:language="gl" fo:country="ES" style:font-size-asian="10.5pt"/>
    </style:style>
    <style:style style:name="P23" style:family="paragraph" style:parent-style-name="Standard">
      <style:paragraph-properties fo:text-align="justify" style:justify-single-word="false"/>
      <style:text-properties style:font-name="Arial" fo:font-size="10pt" style:font-size-asian="10pt" style:font-size-complex="10pt"/>
    </style:style>
    <style:style style:name="P24"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5"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6"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7"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28"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29"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0"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1"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2"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3"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4"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5"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6"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7" style:family="paragraph" style:parent-style-name="Footnote">
      <style:text-properties style:font-name="Times New Roman"/>
    </style:style>
    <style:style style:name="P38" style:family="paragraph" style:parent-style-name="Footnote">
      <style:text-properties style:font-name="Arial" fo:font-size="8pt" style:font-size-asian="8pt" style:font-size-complex="8pt"/>
    </style:style>
    <style:style style:name="P39" style:family="paragraph" style:parent-style-name="Footnote">
      <style:text-properties style:font-name="Arial" fo:font-size="10pt" style:font-size-asian="10pt" style:font-size-complex="10pt"/>
    </style:style>
    <style:style style:name="P40"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41"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42"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3"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4"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5"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46"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47" style:family="paragraph" style:parent-style-name="Standard">
      <style:paragraph-properties fo:margin-left="0.4925in" fo:margin-right="0in" fo:text-align="justify" style:justify-single-word="false" fo:text-indent="0in" style:auto-text-indent="false"/>
    </style:style>
    <style:style style:name="P48"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49"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50"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51"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52"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53"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54"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55"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56"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57"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58"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59"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60"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64"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65"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66"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Heading_20_4">
      <style:paragraph-properties fo:margin-left="0.9846in" fo:margin-right="0in" fo:text-indent="-0.6in" style:auto-text-indent="false"/>
    </style:style>
    <style:style style:name="P70" style:family="paragraph" style:parent-style-name="Heading_20_6">
      <style:text-properties fo:font-size="10pt" style:font-size-asian="10pt" style:font-size-complex="10pt"/>
    </style:style>
    <style:style style:name="P71" style:family="paragraph" style:parent-style-name="Heading_20_6">
      <style:text-properties fo:font-size="10pt" officeooo:paragraph-rsid="0059e94d" style:font-size-asian="10pt" style:font-size-complex="10pt"/>
    </style:style>
    <style:style style:name="P72"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73" style:family="paragraph" style:parent-style-name="Heading_20_6">
      <style:paragraph-properties fo:margin-top="0.1665in" fo:margin-bottom="0.0835in" fo:keep-with-next="always"/>
      <style:text-properties style:font-name="Arial" fo:font-size="10pt" style:font-size-asian="10pt" style:font-size-complex="10pt"/>
    </style:style>
    <style:style style:name="P74" style:family="paragraph" style:parent-style-name="code">
      <style:text-properties officeooo:paragraph-rsid="0067b582"/>
    </style:style>
    <style:style style:name="P75" style:family="paragraph" style:parent-style-name="Heading_20_4">
      <style:paragraph-properties fo:text-align="justify" style:justify-single-word="false"/>
      <style:text-properties fo:font-size="12pt" style:font-size-asian="12pt" style:font-size-complex="12pt"/>
    </style:style>
    <style:style style:name="P76" style:family="paragraph" style:parent-style-name="Heading_20_4">
      <style:paragraph-properties fo:text-align="justify" style:justify-single-word="false"/>
    </style:style>
    <style:style style:name="P77"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78" style:family="paragraph" style:parent-style-name="Heading_20_5">
      <style:paragraph-properties fo:margin-left="0.9846in" fo:margin-right="0in" fo:text-align="justify" style:justify-single-word="false" fo:text-indent="-0.7in" style:auto-text-indent="false"/>
    </style:style>
    <style:style style:name="P79" style:family="paragraph" style:parent-style-name="Standard">
      <style:paragraph-properties fo:text-align="justify" style:justify-single-word="false"/>
    </style:style>
    <style:style style:name="P80" style:family="paragraph" style:parent-style-name="Standard" style:list-style-name="L1">
      <style:paragraph-properties fo:text-align="justify" style:justify-single-word="false"/>
      <style:text-properties officeooo:paragraph-rsid="002f12a2"/>
    </style:style>
    <style:style style:name="P81" style:family="paragraph" style:parent-style-name="Standard" style:list-style-name="L3">
      <style:paragraph-properties fo:text-align="justify" style:justify-single-word="false"/>
      <style:text-properties officeooo:paragraph-rsid="00272edd"/>
    </style:style>
    <style:style style:name="P82" style:family="paragraph" style:parent-style-name="Standard" style:list-style-name="L8">
      <style:paragraph-properties fo:text-align="justify" style:justify-single-word="false"/>
      <style:text-properties officeooo:paragraph-rsid="003d6952"/>
    </style:style>
    <style:style style:name="P83" style:family="paragraph" style:parent-style-name="Standard" style:list-style-name="L9">
      <style:paragraph-properties fo:text-align="justify" style:justify-single-word="false"/>
      <style:text-properties officeooo:paragraph-rsid="0056c3a3"/>
    </style:style>
    <style:style style:name="P84" style:family="paragraph" style:parent-style-name="Standard" style:list-style-name="L10">
      <style:paragraph-properties fo:text-align="justify" style:justify-single-word="false"/>
    </style:style>
    <style:style style:name="P85" style:family="paragraph" style:parent-style-name="Standard" style:list-style-name="L11">
      <style:paragraph-properties fo:text-align="justify" style:justify-single-word="false"/>
    </style:style>
    <style:style style:name="P86" style:family="paragraph" style:parent-style-name="Standard" style:list-style-name="L12">
      <style:paragraph-properties fo:text-align="justify" style:justify-single-word="false"/>
    </style:style>
    <style:style style:name="P87" style:family="paragraph" style:parent-style-name="Standard" style:list-style-name="L13">
      <style:paragraph-properties fo:text-align="justify" style:justify-single-word="false"/>
    </style:style>
    <style:style style:name="P88" style:family="paragraph" style:parent-style-name="Standard" style:list-style-name="L14">
      <style:paragraph-properties fo:text-align="justify" style:justify-single-word="false"/>
      <style:text-properties officeooo:paragraph-rsid="0059e94d"/>
    </style:style>
    <style:style style:name="P89" style:family="paragraph" style:parent-style-name="Standard" style:list-style-name="L15">
      <style:paragraph-properties fo:text-align="justify" style:justify-single-word="false"/>
      <style:text-properties officeooo:paragraph-rsid="0061e41c"/>
    </style:style>
    <style:style style:name="P90" style:family="paragraph" style:parent-style-name="Standard" style:list-style-name="L16">
      <style:paragraph-properties fo:text-align="justify" style:justify-single-word="false"/>
      <style:text-properties officeooo:paragraph-rsid="00644cec"/>
    </style:style>
    <style:style style:name="P91" style:family="paragraph" style:parent-style-name="Standard" style:list-style-name="L17">
      <style:paragraph-properties fo:text-align="justify" style:justify-single-word="false"/>
      <style:text-properties officeooo:paragraph-rsid="0066069a"/>
    </style:style>
    <style:style style:name="P92" style:family="paragraph" style:parent-style-name="Standard" style:list-style-name="L19">
      <style:paragraph-properties fo:text-align="justify" style:justify-single-word="false"/>
      <style:text-properties officeooo:paragraph-rsid="00683193"/>
    </style:style>
    <style:style style:name="P93" style:family="paragraph" style:parent-style-name="Standard" style:list-style-name="L1">
      <style:paragraph-properties fo:text-align="justify" style:justify-single-word="false"/>
      <style:text-properties style:font-name="Times New Roman" officeooo:rsid="000bb970" officeooo:paragraph-rsid="002f12a2"/>
    </style:style>
    <style:style style:name="P94" style:family="paragraph" style:parent-style-name="Standard" style:list-style-name="L2">
      <style:paragraph-properties fo:text-align="justify" style:justify-single-word="false"/>
      <style:text-properties style:font-name="Times New Roman" officeooo:rsid="000bb970" officeooo:paragraph-rsid="002ceff5"/>
    </style:style>
    <style:style style:name="P95" style:family="paragraph" style:parent-style-name="Standard" style:list-style-name="L4">
      <style:paragraph-properties fo:text-align="justify" style:justify-single-word="false"/>
      <style:text-properties style:font-name="Times New Roman" officeooo:rsid="000bb970" officeooo:paragraph-rsid="006b0baf"/>
    </style:style>
    <style:style style:name="P96" style:family="paragraph" style:parent-style-name="Standard" style:list-style-name="L5">
      <style:paragraph-properties fo:text-align="justify" style:justify-single-word="false"/>
      <style:text-properties style:font-name="Times New Roman" officeooo:rsid="000bb970" officeooo:paragraph-rsid="006b0baf"/>
    </style:style>
    <style:style style:name="P97" style:family="paragraph" style:parent-style-name="Standard" style:list-style-name="L6">
      <style:paragraph-properties fo:text-align="justify" style:justify-single-word="false"/>
      <style:text-properties style:font-name="Times New Roman" officeooo:rsid="000bb970" officeooo:paragraph-rsid="00327af6"/>
    </style:style>
    <style:style style:name="P98" style:family="paragraph" style:parent-style-name="Standard" style:list-style-name="L7">
      <style:paragraph-properties fo:text-align="justify" style:justify-single-word="false"/>
      <style:text-properties style:font-name="Times New Roman" officeooo:rsid="000bb970" officeooo:paragraph-rsid="0034da69"/>
    </style:style>
    <style:style style:name="P99" style:family="paragraph" style:parent-style-name="Standard" style:list-style-name="L8">
      <style:paragraph-properties fo:text-align="justify" style:justify-single-word="false"/>
      <style:text-properties style:font-name="Times New Roman" officeooo:rsid="000bb970" officeooo:paragraph-rsid="003d6952"/>
    </style:style>
    <style:style style:name="P100" style:family="paragraph" style:parent-style-name="Standard">
      <style:text-properties style:font-name="Times New Roman" officeooo:rsid="000bb970" officeooo:paragraph-rsid="001ab324"/>
    </style:style>
    <style:style style:name="P101" style:family="paragraph" style:parent-style-name="Standard" style:list-style-name="L29">
      <style:paragraph-properties fo:text-align="justify" style:justify-single-word="false"/>
      <style:text-properties style:font-name="Times New Roman" fo:language="gl" fo:country="ES" style:font-size-asian="10.5pt"/>
    </style:style>
    <style:style style:name="P102" style:family="paragraph" style:parent-style-name="Standard" style:list-style-name="L30">
      <style:paragraph-properties fo:text-align="justify" style:justify-single-word="false"/>
      <style:text-properties style:font-name="Times New Roman" fo:language="gl" fo:country="ES" style:font-size-asian="10.5pt"/>
    </style:style>
    <style:style style:name="P103" style:family="paragraph" style:parent-style-name="Standard" style:list-style-name="L31">
      <style:paragraph-properties fo:text-align="justify" style:justify-single-word="false"/>
      <style:text-properties style:font-name="Times New Roman" fo:language="gl" fo:country="ES" style:font-size-asian="10.5pt"/>
    </style:style>
    <style:style style:name="P104" style:family="paragraph" style:parent-style-name="Standard" style:list-style-name="L32">
      <style:paragraph-properties fo:text-align="justify" style:justify-single-word="false"/>
      <style:text-properties style:font-name="Times New Roman" fo:language="gl" fo:country="ES" style:font-size-asian="10.5pt"/>
    </style:style>
    <style:style style:name="P105" style:family="paragraph" style:parent-style-name="Standard" style:list-style-name="L33">
      <style:paragraph-properties fo:text-align="justify" style:justify-single-word="false"/>
      <style:text-properties style:font-name="Times New Roman" fo:language="gl" fo:country="ES" style:font-size-asian="10.5pt"/>
    </style:style>
    <style:style style:name="P106" style:family="paragraph" style:parent-style-name="Standard" style:list-style-name="L34">
      <style:paragraph-properties fo:text-align="justify" style:justify-single-word="false"/>
      <style:text-properties style:font-name="Times New Roman" fo:language="gl" fo:country="ES" style:font-size-asian="10.5pt"/>
    </style:style>
    <style:style style:name="P107" style:family="paragraph" style:parent-style-name="Standard" style:list-style-name="L35">
      <style:paragraph-properties fo:text-align="justify" style:justify-single-word="false"/>
      <style:text-properties style:font-name="Times New Roman" fo:language="gl" fo:country="ES" style:font-size-asian="10.5pt"/>
    </style:style>
    <style:style style:name="P108" style:family="paragraph" style:parent-style-name="Standard">
      <style:paragraph-properties fo:text-align="justify" style:justify-single-word="false"/>
      <style:text-properties style:font-name="Arial" fo:font-size="10pt" style:font-size-asian="10pt" style:font-size-complex="10pt"/>
    </style:style>
    <style:style style:name="P109"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10"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11"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12"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13"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14"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15"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16"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17" style:family="paragraph" style:parent-style-name="Standard" style:list-style-name="L21">
      <style:text-properties officeooo:paragraph-rsid="00739131"/>
    </style:style>
    <style:style style:name="P118" style:family="paragraph" style:parent-style-name="Standard">
      <style:paragraph-properties fo:text-align="justify" style:justify-single-word="false"/>
      <style:text-properties fo:font-style="normal" officeooo:paragraph-rsid="007712de" style:font-style-asian="normal" style:font-style-complex="normal"/>
    </style:style>
    <style:style style:name="P119"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20"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21"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22" style:family="paragraph" style:parent-style-name="Heading_20_1">
      <style:paragraph-properties fo:text-align="justify" style:justify-single-word="false"/>
      <style:text-properties officeooo:rsid="002778a5"/>
    </style:style>
    <style:style style:name="P123" style:family="paragraph" style:parent-style-name="Heading_20_1">
      <style:paragraph-properties fo:text-align="justify" style:justify-single-word="false"/>
      <style:text-properties style:font-name="Times New Roman" officeooo:rsid="001c1132" officeooo:paragraph-rsid="0026723b"/>
    </style:style>
    <style:style style:name="P124" style:family="paragraph" style:parent-style-name="Heading_20_1">
      <style:paragraph-properties fo:text-align="justify" style:justify-single-word="false"/>
      <style:text-properties style:font-name="Times New Roman" officeooo:rsid="000bb970" officeooo:paragraph-rsid="0026723b"/>
    </style:style>
    <style:style style:name="P125" style:family="paragraph" style:parent-style-name="Heading_20_1">
      <style:paragraph-properties fo:text-align="justify" style:justify-single-word="false"/>
    </style:style>
    <style:style style:name="P126" style:family="paragraph" style:parent-style-name="Heading_20_1">
      <style:paragraph-properties fo:text-align="justify" style:justify-single-word="false"/>
      <style:text-properties style:font-name="Arial" fo:font-size="10pt" style:font-size-asian="10pt" style:font-size-complex="10pt"/>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P128" style:family="paragraph" style:parent-style-name="Heading_20_2">
      <style:paragraph-properties fo:text-align="justify" style:justify-single-word="false"/>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P131" style:family="paragraph" style:parent-style-name="Contents_20_3">
      <style:paragraph-properties>
        <style:tab-stops>
          <style:tab-stop style:position="6.5319in" style:type="right" style:leader-style="dotted" style:leader-text="."/>
        </style:tab-stops>
      </style:paragraph-properties>
    </style:style>
    <style:style style:name="P132" style:family="paragraph" style:parent-style-name="Heading_20_3">
      <style:paragraph-properties fo:text-align="justify" style:justify-single-word="false"/>
    </style:style>
    <style:style style:name="P133" style:family="paragraph" style:parent-style-name="Heading_20_3">
      <style:paragraph-properties fo:margin-left="-0.0075in" fo:margin-right="0in" fo:text-indent="0.0075in" style:auto-text-indent="false"/>
    </style:style>
    <style:style style:name="P134" style:family="paragraph" style:parent-style-name="Heading_20_6">
      <style:text-properties fo:font-weight="bold" style:font-weight-asian="bold" style:font-weight-complex="bold"/>
    </style:style>
    <style:style style:name="P135"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officeooo:rsid="00766cb4" style:font-style-asian="normal" style:font-weight-asian="bold" style:font-style-complex="normal" style:font-weight-complex="bold"/>
    </style:style>
    <style:style style:name="T23" style:family="text">
      <style:text-properties officeooo:rsid="0036fc2b"/>
    </style:style>
    <style:style style:name="T24" style:family="text">
      <style:text-properties officeooo:rsid="003acc07"/>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officeooo:rsid="0037bace"/>
    </style:style>
    <style:style style:name="T29" style:family="text">
      <style:text-properties officeooo:rsid="0040c259"/>
    </style:style>
    <style:style style:name="T30" style:family="text">
      <style:text-properties officeooo:rsid="00580931"/>
    </style:style>
    <style:style style:name="T31" style:family="text">
      <style:text-properties officeooo:rsid="00638acb"/>
    </style:style>
    <style:style style:name="T32" style:family="text">
      <style:text-properties officeooo:rsid="006509d3"/>
    </style:style>
    <style:style style:name="T33" style:family="text">
      <style:text-properties officeooo:rsid="00659239"/>
    </style:style>
    <style:style style:name="T34" style:family="text">
      <style:text-properties officeooo:rsid="006e5c74"/>
    </style:style>
    <style:style style:name="T35" style:family="text">
      <style:text-properties officeooo:rsid="006ee012"/>
    </style:style>
    <style:style style:name="T36" style:family="text">
      <style:text-properties officeooo:rsid="007086bc"/>
    </style:style>
    <style:style style:name="T37" style:family="text">
      <style:text-properties officeooo:rsid="007343bb"/>
    </style:style>
    <style:style style:name="T38" style:family="text">
      <style:text-properties officeooo:rsid="00757522"/>
    </style:style>
    <style:style style:name="T39" style:family="text">
      <style:text-properties officeooo:rsid="00774afa"/>
    </style:style>
    <style:style style:name="T40" style:family="text">
      <style:text-properties officeooo:rsid="0078cc69"/>
    </style:style>
    <style:style style:name="T41" style:family="text">
      <style:text-properties officeooo:rsid="0079fb61"/>
    </style:style>
    <style:style style:name="T42" style:family="text">
      <style:text-properties officeooo:rsid="0080cc49"/>
    </style:style>
    <style:style style:name="T43" style:family="text">
      <style:text-properties officeooo:rsid="0082af8f"/>
    </style:style>
    <style:style style:name="T44" style:family="text">
      <style:text-properties officeooo:rsid="0083cd73"/>
    </style:style>
    <style:style style:name="T45" style:family="text">
      <style:text-properties officeooo:rsid="00847149"/>
    </style:style>
    <style:style style:name="T46" style:family="text">
      <style:text-properties officeooo:rsid="0085056f"/>
    </style:style>
    <style:style style:name="T47" style:family="text">
      <style:text-properties officeooo:rsid="0086ee3c"/>
    </style:style>
    <style:style style:name="T48" style:family="text">
      <style:text-properties officeooo:rsid="00877279"/>
    </style:style>
    <style:style style:name="T49" style:family="text">
      <style:text-properties officeooo:rsid="0087c070"/>
    </style:style>
    <style:style style:name="T50" style:family="text">
      <style:text-properties officeooo:rsid="0087ed52"/>
    </style:style>
    <style:style style:name="T51" style:family="text">
      <style:text-properties officeooo:rsid="0089c226"/>
    </style:style>
    <style:style style:name="T52" style:family="text">
      <style:text-properties officeooo:rsid="00951530"/>
    </style:style>
    <style:style style:name="T53" style:family="text">
      <style:text-properties officeooo:rsid="009591c0"/>
    </style:style>
    <style:style style:name="T54" style:family="text">
      <style:text-properties officeooo:rsid="009713b9"/>
    </style:style>
    <style:style style:name="T55" style:family="text">
      <style:text-properties officeooo:rsid="0099d005"/>
    </style:style>
    <style:style style:name="T56" style:family="text">
      <style:text-properties officeooo:rsid="009a653d"/>
    </style:style>
    <style:style style:name="T57" style:family="text">
      <style:text-properties officeooo:rsid="009bd383"/>
    </style:style>
    <style:style style:name="T58" style:family="text">
      <style:text-properties officeooo:rsid="00a12d24"/>
    </style:style>
    <style:style style:name="T59" style:family="text">
      <style:text-properties officeooo:rsid="00b0f965"/>
    </style:style>
    <style:style style:name="T60" style:family="text">
      <style:text-properties officeooo:rsid="00b52b7c"/>
    </style:style>
    <style:style style:name="T61" style:family="text">
      <style:text-properties officeooo:rsid="00418f6b"/>
    </style:style>
    <style:style style:name="T62" style:family="text">
      <style:text-properties officeooo:rsid="0042ac65"/>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style:text-underline-style="none" style:font-style-asian="italic" style:font-style-complex="italic"/>
    </style:style>
    <style:style style:name="T66" style:family="text">
      <style:text-properties style:font-name="Arial" fo:font-size="8pt" style:font-size-asian="8pt" style:font-size-complex="8pt"/>
    </style:style>
    <style:style style:name="T67" style:family="text">
      <style:text-properties style:font-name="Arial" fo:font-size="8pt" fo:font-style="italic" style:font-size-asian="8pt" style:font-style-asian="italic" style:font-size-complex="8pt" style:font-style-complex="italic"/>
    </style:style>
    <style:style style:name="T68" style:family="text">
      <style:text-properties style:font-name="Arial" fo:font-size="8pt" fo:font-style="normal" style:font-size-asian="8pt" style:font-style-asian="normal" style:font-size-complex="8pt" style:font-style-complex="normal"/>
    </style:style>
    <style:style style:name="T69" style:family="text">
      <style:text-properties style:font-name="Arial" fo:font-size="10pt" style:font-size-asian="10pt" style:font-size-complex="10pt"/>
    </style:style>
    <style:style style:name="T70" style:family="text">
      <style:text-properties style:font-name="Arial" fo:font-size="10pt" officeooo:rsid="00125f93" style:font-size-asian="10pt" style:font-size-complex="10pt"/>
    </style:style>
    <style:style style:name="T71" style:family="text">
      <style:text-properties style:font-name="Arial" fo:font-size="10pt" officeooo:rsid="00138c76" style:font-size-asian="10pt" style:font-size-complex="10pt"/>
    </style:style>
    <style:style style:name="T72" style:family="text">
      <style:text-properties style:font-name="Arial" fo:font-size="10pt" officeooo:rsid="0014f8ac" style:font-size-asian="10pt" style:font-size-complex="10pt"/>
    </style:style>
    <style:style style:name="T73" style:family="text">
      <style:text-properties style:font-name="Arial" fo:font-size="10pt" officeooo:rsid="007712de" style:font-size-asian="10pt" style:font-size-complex="10pt"/>
    </style:style>
    <style:style style:name="T74" style:family="text">
      <style:text-properties style:font-name="Arial" fo:font-size="10pt" fo:font-style="italic" style:font-size-asian="10pt" style:font-style-asian="italic" style:font-size-complex="10pt" style:font-style-complex="italic"/>
    </style:style>
    <style:style style:name="T75" style:family="text">
      <style:text-properties style:font-name="Arial" fo:font-size="10pt" fo:font-style="italic" fo:background-color="transparent" style:font-size-asian="10pt" style:font-style-asian="italic" style:font-size-complex="10pt" style:font-style-complex="italic"/>
    </style:style>
    <style:style style:name="T76"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7" style:family="text">
      <style:text-properties style:font-name="Arial" fo:font-size="10pt" fo:background-color="transparent" style:font-size-asian="10pt" style:font-size-complex="10pt"/>
    </style:style>
    <style:style style:name="T78" style:family="text">
      <style:text-properties style:font-name="Arial" fo:font-size="10pt" fo:font-weight="bold" style:font-size-asian="10pt" style:font-weight-asian="bold" style:font-size-complex="10pt" style:font-weight-complex="bold"/>
    </style:style>
    <style:style style:name="T79"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0"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1" style:family="text">
      <style:text-properties style:font-name="Arial" officeooo:rsid="0003c00d"/>
    </style:style>
    <style:style style:name="T82" style:family="text">
      <style:text-properties fo:background-color="transparent"/>
    </style:style>
    <style:style style:name="T83" style:family="text">
      <style:text-properties fo:font-size="8pt" style:font-size-asian="8pt" style:font-size-complex="8pt"/>
    </style:style>
    <style:style style:name="T84" style:family="text">
      <style:text-properties officeooo:rsid="00006504"/>
    </style:style>
    <style:style style:name="T85" style:family="text">
      <style:text-properties officeooo:rsid="00014ceb"/>
    </style:style>
    <style:style style:name="T86" style:family="text">
      <style:text-properties officeooo:rsid="00019835"/>
    </style:style>
    <style:style style:name="T87" style:family="text">
      <style:text-properties style:use-window-font-color="true" fo:background-color="transparent"/>
    </style:style>
    <style:style style:name="T88" style:family="text">
      <style:text-properties style:use-window-font-color="true" officeooo:rsid="00019835" fo:background-color="transparent"/>
    </style:style>
    <style:style style:name="T89" style:family="text">
      <style:text-properties style:font-name="Courier 10 Pitch"/>
    </style:style>
    <style:style style:name="T90" style:family="text">
      <style:text-properties style:font-name="Courier 10 Pitch" fo:font-size="10pt" fo:background-color="transparent" style:font-size-asian="10pt" style:font-size-complex="10pt"/>
    </style:style>
    <style:style style:name="T91" style:family="text">
      <style:text-properties style:font-name="Courier 10 Pitch" fo:font-size="10pt" officeooo:rsid="001a1972" fo:background-color="transparent" style:font-size-asian="10pt" style:font-size-complex="10pt"/>
    </style:style>
    <style:style style:name="T92" style:family="text">
      <style:text-properties officeooo:rsid="00067d6e"/>
    </style:style>
    <style:style style:name="T93" style:family="text">
      <style:text-properties officeooo:rsid="00079faf"/>
    </style:style>
    <style:style style:name="T94" style:family="text">
      <style:text-properties officeooo:rsid="000849e9"/>
    </style:style>
    <style:style style:name="T95" style:family="text">
      <style:text-properties officeooo:rsid="00091c9e"/>
    </style:style>
    <style:style style:name="T96" style:family="text">
      <style:text-properties officeooo:rsid="000a1252"/>
    </style:style>
    <style:style style:name="T97" style:family="text">
      <style:text-properties officeooo:rsid="000a9407"/>
    </style:style>
    <style:style style:name="T98" style:family="text">
      <style:text-properties officeooo:rsid="000b3920"/>
    </style:style>
    <style:style style:name="T99" style:family="text">
      <style:text-properties officeooo:rsid="000d095b"/>
    </style:style>
    <style:style style:name="T100" style:family="text">
      <style:text-properties officeooo:rsid="000e880a"/>
    </style:style>
    <style:style style:name="T101" style:family="text">
      <style:text-properties officeooo:rsid="000efefb"/>
    </style:style>
    <style:style style:name="T102" style:family="text">
      <style:text-properties officeooo:rsid="0010b054"/>
    </style:style>
    <style:style style:name="T103" style:family="text">
      <style:text-properties officeooo:rsid="001115bd"/>
    </style:style>
    <style:style style:name="T104" style:family="text">
      <style:text-properties officeooo:rsid="00118e63"/>
    </style:style>
    <style:style style:name="T105" style:family="text">
      <style:text-properties officeooo:rsid="00125f93"/>
    </style:style>
    <style:style style:name="T106" style:family="text">
      <style:text-properties officeooo:rsid="0013c20b"/>
    </style:style>
    <style:style style:name="T107" style:family="text">
      <style:text-properties officeooo:rsid="0016acf5"/>
    </style:style>
    <style:style style:name="T108" style:family="text">
      <style:text-properties officeooo:rsid="00178ea8"/>
    </style:style>
    <style:style style:name="T109" style:family="text">
      <style:text-properties officeooo:rsid="001984a1"/>
    </style:style>
    <style:style style:name="T110" style:family="text">
      <style:text-properties officeooo:rsid="001a1972"/>
    </style:style>
    <style:style style:name="T111" style:family="text">
      <style:text-properties officeooo:rsid="001c04d6"/>
    </style:style>
    <style:style style:name="T112" style:family="text">
      <style:text-properties officeooo:rsid="001c6804"/>
    </style:style>
    <style:style style:name="T113" style:family="text">
      <style:text-properties officeooo:rsid="0054efa9"/>
    </style:style>
    <style:style style:name="T114" style:family="text">
      <style:text-properties officeooo:rsid="005552a1"/>
    </style:style>
    <style:style style:name="T11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7" style:family="text">
      <style:text-properties officeooo:rsid="006af4ea"/>
    </style:style>
    <style:style style:name="T118" style:family="text">
      <style:text-properties officeooo:rsid="00739131"/>
    </style:style>
    <style:style style:name="T119" style:family="text">
      <style:text-properties officeooo:rsid="0003e8bd"/>
    </style:style>
    <style:style style:name="T120" style:family="text">
      <style:text-properties officeooo:rsid="00766cb4"/>
    </style:style>
    <style:style style:name="T121" style:family="text">
      <style:text-properties officeooo:rsid="007712de"/>
    </style:style>
    <style:style style:name="T122" style:family="text">
      <style:text-properties fo:font-size="16pt" style:font-size-asian="16pt" style:font-size-complex="16pt"/>
    </style:style>
    <style:style style:name="T123" style:family="text">
      <style:text-properties fo:font-size="16pt" officeooo:rsid="007af996" style:font-size-asian="16pt" style:font-size-complex="16pt"/>
    </style:style>
    <style:style style:name="T124" style:family="text">
      <style:text-properties fo:font-size="16pt" officeooo:rsid="007ca15d" style:font-size-asian="16pt" style:font-size-complex="16pt"/>
    </style:style>
    <style:style style:name="T125" style:family="text">
      <style:text-properties fo:font-size="12pt" style:font-size-asian="12pt" style:font-size-complex="12pt"/>
    </style:style>
    <style:style style:name="T126" style:family="text">
      <style:text-properties officeooo:rsid="007de876"/>
    </style:style>
    <style:style style:name="T127" style:family="text">
      <style:text-properties officeooo:rsid="0080f0f5"/>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Creando software libre</text:h>
      <text:h text:style-name="P128" text:outline-level="2">Como <text:span text:style-name="T2">levar a cabo con éxito un proxecto de </text:span>software libre</text:h>
      <text:p text:style-name="P1"><text:span text:style-name="T9">Copyright 2005, 2006, 2007, 2008, 2009, 2010 </text:span><text:span text:style-name="T10">para </text:span>Karl Fogel, <text:span text:style-name="T9">liberado </text:span>baixo licenza CreativeCommons Attribution-ShareAlike (3.0)</text:p>
      <text:h text:style-name="P123" text:outline-level="1">Dedicatoria</text:h>
      <text:p text:style-name="P100">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29">Creando software libre<text:tab/>1</text:p>
          <text:p text:style-name="P127">Como levar a cabo con éxito un proxecto de software libre<text:tab/>1</text:p>
          <text:p text:style-name="P129">Dedicatoria<text:tab/>1</text:p>
          <text:p text:style-name="P129">Capítulo 0. Preámbulo <text:tab/>4</text:p>
          <text:p text:style-name="P127">Por que escribín este libro? <text:tab/>4</text:p>
          <text:p text:style-name="P127">A quen está orientado este libro? <text:tab/>5</text:p>
          <text:p text:style-name="P127">Fontes <text:tab/>5</text:p>
          <text:p text:style-name="P127">Recoñecementos <text:tab/>6</text:p>
          <text:p text:style-name="P127">Renuncia de responsabilidade <text:tab/>8</text:p>
          <text:p text:style-name="P129">Capítulo 1. Introdución <text:tab/>8</text:p>
          <text:p text:style-name="P127">Historia <text:tab/>10</text:p>
          <text:p text:style-name="P131">A aparición do software <text:s/>privativo e do software libre <text:tab/>11</text:p>
          <text:p text:style-name="P130">A resistencia consciente <text:tab/>11</text:p>
          <text:p text:style-name="P130">Resistencia accidental <text:tab/>13</text:p>
          <text:p text:style-name="P131">“Libre” fronte a “código aberto (open source)”<text:tab/>14</text:p>
          <text:p text:style-name="P127">A situación actual <text:tab/>15</text:p>
          <text:p text:style-name="P129">Capítulo 2. Primeiros pasos <text:tab/>16</text:p>
          <text:p text:style-name="P127">Antes de nada, bota unha ollada ao redor <text:tab/>18</text:p>
          <text:p text:style-name="P127">Comeza co que tiveres <text:tab/>18</text:p>
          <text:p text:style-name="P131">Escolle un bo nome <text:tab/>19</text:p>
          <text:p text:style-name="P131">Ten unha clara declaración de intencións <text:tab/>20</text:p>
          <text:p text:style-name="P131">Declara que o proxecto é libre <text:tab/>21</text:p>
          <text:p text:style-name="P131">Lista de funcionalidades e requerementos <text:tab/>21</text:p>
          <text:p text:style-name="P131">Estado do desenvolvemento <text:tab/>22</text:p>
          <text:p text:style-name="P130">Alpha e Beta <text:tab/>22</text:p>
          <text:p text:style-name="P131">Descargas <text:tab/>22</text:p>
          <text:p text:style-name="P131">Control de versións e acceso ao Sistema de notificación de erros (bug tracking system) <text:tab/>23</text:p>
          <text:p text:style-name="P131">Canais de comunicación <text:tab/>24</text:p>
          <text:p text:style-name="P131">Pautas de desenvolvemento <text:tab/>24</text:p>
          <text:p text:style-name="P131">Documentación <text:tab/>25</text:p>
          <text:p text:style-name="P130">Manter unha FAQ (preguntas frecuentes) <text:tab/>26</text:p>
          <text:p text:style-name="P130">Dispoñibilidade da documentación <text:tab/>26</text:p>
          <text:p text:style-name="P130">Documentación para desenvolvedores <text:tab/>27</text:p>
          <text:p text:style-name="P131">Exemplos de saídas e capturas de pantalla <text:tab/>28</text:p>
          <text:p text:style-name="P130"><text:soft-page-break/>Capturas de pantalla <text:tab/>28</text:p>
          <text:p text:style-name="P131">Aloxamento preconfigurado<text:tab/>28</text:p>
          <text:p text:style-name="P127">Escoller unha licenza e aplicala <text:tab/>28</text:p>
          <text:p text:style-name="P131">As licenzas "Fai o que queiras" <text:tab/>29</text:p>
          <text:p text:style-name="P131">A licenza GPL <text:tab/>29</text:p>
          <text:p text:style-name="P131">Como aplicar unha licenza ao teu código <text:tab/>29</text:p>
          <text:p text:style-name="P127">Axustando o ton<text:tab/>30</text:p>
          <text:p text:style-name="P131">Evita os debates privados <text:tab/>31</text:p>
          <text:p text:style-name="P131">Tolerancia cero coa mala educación <text:tab/>32</text:p>
          <text:p text:style-name="P131">Fomenta a revisión continua e pública do código <text:tab/>33</text:p>
          <text:p text:style-name="P131">Cando publicares un proxecto que estiver pechado ata agora, ten presente a magnitude da mudanza <text:tab/>35</text:p>
          <text:p text:style-name="P127">Anunciar o proxecto <text:tab/>36</text:p>
          <text:p text:style-name="P129">Capítulo 3. Infraestrutura Técnica <text:tab/>37</text:p>
          <text:p text:style-name="P127">Que é o que un proxecto precisa <text:tab/>38</text:p>
          <text:p text:style-name="P127">Listas de Correo <text:tab/>39</text:p>
          <text:p text:style-name="P131">Prevención do spam <text:tab/>40</text:p>
          <text:p text:style-name="P130">Filtraxe das mensaxes<text:tab/>41</text:p>
          <text:p text:style-name="P130">Ocultación de enderezos nos arquivos <text:tab/>42</text:p>
          <text:p text:style-name="P131">Identificación e xestión de cabezallos <text:tab/>42</text:p>
          <text:p text:style-name="P131">O gran debate sobre "responder-a" (Reply-To) <text:tab/>44</text:p>
          <text:p text:style-name="P130">Dúas fantasías <text:tab/>45</text:p>
          <text:p text:style-name="P131">Arquivamento<text:tab/>46</text:p>
          <text:p text:style-name="P131">Software <text:tab/>47</text:p>
          <text:p text:style-name="P127">Control de versións <text:tab/>47</text:p>
          <text:p text:style-name="P131">Vocabulario do control de versións <text:tab/>48</text:p>
          <text:p text:style-name="P130">"Versión" fronte a "Revisión" <text:tab/>48</text:p>
          <text:p text:style-name="P131">Seleccionando un sistema de control de versións <text:tab/>50</text:p>
          <text:p text:style-name="P131">Usando o sistema de control de versións <text:tab/>51</text:p>
          <text:p text:style-name="P130">Versiona todo. <text:tab/>51</text:p>
          <text:p text:style-name="P130">Navegabilidade <text:tab/>52</text:p>
          <text:p text:style-name="P130">Mensaxes de incorporación de mudanzas (commit emails) <text:tab/>52</text:p>
          <text:p text:style-name="P135">CIA: outro mecanismo de publicación de mudanzas (Another Change Publication Mechanism) <text:tab/>53</text:p>
          <text:p text:style-name="P130">Usa as ramas para evitares gargalos <text:tab/>54</text:p>
          <text:p text:style-name="P130">Singularidade da información <text:tab/>54</text:p>
          <text:p text:style-name="P130">Autorización <text:tab/>55</text:p>
          <text:p text:style-name="P127">Xestor de erros (Bug Tracker) <text:tab/>56</text:p>
          <text:p text:style-name="P131">Interacción con listas de correo <text:tab/>58</text:p>
          <text:p text:style-name="P131">Prefiltrando o xestor de erros <text:tab/>59</text:p>
          <text:p text:style-name="P127">IRC / Sistema de comunicacións en tempo real <text:tab/>60</text:p>
          <text:p text:style-name="P130">Sitios de pegado<text:tab/>61</text:p>
          <text:p text:style-name="P131">Bots <text:tab/>61</text:p>
          <text:p text:style-name="P131">Arquivando o IRC <text:tab/>62</text:p>
          <text:p text:style-name="P127">RSS Feeds <text:tab/>62</text:p>
          <text:p text:style-name="P127">Wikis <text:tab/>63</text:p>
          <text:p text:style-name="P127">Páxina web <text:tab/>64</text:p>
          <text:p text:style-name="P131">Aloxamento preconfigurado<text:tab/>64</text:p>
          <text:p text:style-name="P130">Escollendo un sitio preconfigurado <text:tab/>65</text:p>
          <text:p text:style-name="P130"><text:soft-page-break/>Anonimato e participación <text:tab/>65</text:p>
          <text:p text:style-name="P129">Capítulo 4. Infraestrutura social e política <text:tab/>65</text:p>
          <text:p text:style-name="P127">Posibilidade de crear ramas (forkability) <text:tab/>66</text:p>
          <text:p text:style-name="P127">Ditadores benevolentes <text:tab/>67</text:p>
          <text:p text:style-name="P130">Quen pode ser un bo ditador benevolente? <text:tab/>67</text:p>
          <text:p text:style-name="P127">Democracia baseada no consenso <text:tab/>68</text:p>
          <text:p text:style-name="P130">Control de versións quere dicir que te podes relaxar <text:tab/>69</text:p>
          <text:p text:style-name="P130">Cando o consenso non pode ser alcanzado, votación <text:tab/>70</text:p>
          <text:p text:style-name="P130">Cando votar <text:tab/>71</text:p>
          <text:p text:style-name="P130">Quen vota? <text:tab/>72</text:p>
          <text:p text:style-name="P130">Inquéritos fronte a votacións <text:tab/>73</text:p>
          <text:p text:style-name="P130">Vetos <text:tab/>73</text:p>
          <text:p text:style-name="P127">Poñer todo por escrito <text:tab/>74</text:p>
          <text:p text:style-name="P129">Capítulo 5. Diñeiro <text:tab/>75</text:p>
          <text:p text:style-name="P127">Tipos de participación <text:tab/>76</text:p>
          <text:p text:style-name="P127">Contratos a longo prazo <text:tab/>78</text:p>
          <text:p text:style-name="P127">Parecer varios, non un <text:tab/>79</text:p>
          <text:p text:style-name="P127">Sé aberto sobre as túas motivacións <text:tab/>80</text:p>
          <text:p text:style-name="P127">O diñeiro non pode comprar o amor <text:tab/>82</text:p>
          <text:p text:style-name="P127">Contratación <text:tab/>83</text:p>
          <text:p text:style-name="P131">Revisión e aceptación de mudanzas <text:tab/>85</text:p>
          <text:p text:style-name="P130">Caso de estudo: o protocolo de autenticación vía contrasinal de CVS <text:tab/>85</text:p>
          <text:p text:style-name="P127">Financiando actividades para alén da programación <text:tab/>86</text:p>
          <text:p text:style-name="P131">Garantía da calidade (por exemplo, testaxe profesional) <text:tab/>87</text:p>
          <text:p text:style-name="P131">Consellos legais e protección <text:tab/>88</text:p>
          <text:p text:style-name="P131">Documentación e usabilidade <text:tab/>89</text:p>
          <text:p text:style-name="P131">Fornecendo aloxamento/largo de banda <text:tab/>89</text:p>
          <text:p text:style-name="P127">Mercadotecnia <text:tab/>90</text:p>
          <text:p text:style-name="P131">Recorda que estás sendo observado <text:tab/>90</text:p>
          <text:p text:style-name="P131">Non confrontes produtos de código aberto <text:tab/>91</text:p>
          <text:p text:style-name="P129">Comunicacións<text:tab/>92</text:p>
          <text:p text:style-name="P127">Es o que escribes<text:tab/>93</text:p>
          <text:p text:style-name="P131">Estrutura e formato<text:tab/>94</text:p>
          <text:p text:style-name="P131">Contido<text:tab/>95</text:p>
          <text:p text:style-name="P131">Ton<text:tab/>96</text:p>
          <text:p text:style-name="P131">Recoñecer a rudeza<text:tab/>97</text:p>
          <text:p text:style-name="P131">Cara<text:tab/>99</text:p>
          <text:p text:style-name="P127">Evitando os obstáculos comúns<text:tab/>101</text:p>
          <text:p text:style-name="P131">Non envíes correos sen un propósito<text:tab/>101</text:p>
          <text:p text:style-name="P131">Fíos produtivos fronte a fíos improdutivos<text:tab/>102</text:p>
          <text:p text:style-name="P131">Canto máis suave for o tema, máis longo vai ser o debate<text:tab/>103</text:p>
          <text:p text:style-name="P131">Evitar as guerras santas<text:tab/>105</text:p>
          <text:p text:style-name="P131">O efecto "minoría ruidosa"<text:tab/>106</text:p>
          <text:p text:style-name="P127">Xente problemática<text:tab/>107</text:p>
          <text:p text:style-name="P131">Tratando con xente problemática<text:tab/>107</text:p>
          <text:p text:style-name="P131">Caso de estudo<text:tab/>108</text:p>
          <text:p text:style-name="P127">Xestionando o crecemento<text:tab/>110</text:p>
          <text:p text:style-name="P131">Uso manifesto dos arquivos<text:tab/>111</text:p>
          <text:p text:style-name="P130">Trata todos os recursos como arquivos<text:tab/>113</text:p>
          <text:p text:style-name="P135"><text:soft-page-break/>Named Anchors (áncoras nomeadas) e atributos ID<text:tab/>113</text:p>
          <text:p text:style-name="P131">Tradición na codificación<text:tab/>115</text:p>
          <text:p text:style-name="P127">Prohibidas as conversas no <text:s/>notificador de erros ( bug tracker)<text:tab/>118</text:p>
          <text:p text:style-name="P127">Publicidade<text:tab/>119</text:p>
          <text:p text:style-name="P131">Anunciando vulnerabilidades de seguridade<text:tab/>121</text:p>
          <text:p text:style-name="P130">Recibir o informe<text:tab/>121</text:p>
          <text:p text:style-name="P130">Desenvolve silenciosamente a solución ao erro<text:tab/>122</text:p>
          <text:p text:style-name="P130">Números CAN/CVE<text:tab/>123</text:p>
          <text:p text:style-name="P130">Pre-notificación<text:tab/>124</text:p>
          <text:p text:style-name="P130">Distribúe publicamente a solución<text:tab/>126</text:p>
        </text:index-body>
      </text:table-of-content>
      <text:h text:style-name="P125" text:outline-level="1"><text:span text:style-name="T24">Capítulo 0. </text:span>Preámbulo </text:h>
      <text:h text:style-name="P128" text:outline-level="2">Por que escribín este libro? </text:h>
      <text:p text:style-name="P1">Nas festas, a xente xa non fica con expresión de dúbida cando lles digo que traballo con software libre. «Ah, si, código aberto, como <text:span text:style-name="T2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1"/>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text:soft-page-break/>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28" text:outline-level="2">A quen está orientado este libro? </text:h>
      <text:p text:style-name="P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1"/>
      <text:p text:style-name="P1">O lector non ten por que saber programar, porén, debería posuír nocións básicas de conceptos de enxeñaría de software tales como código fonte, compiladores e <text:span text:style-name="T23">parches</text:span> (<text:span text:style-name="T11">patches</text:span>).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28" text:outline-level="2">Fontes </text:h>
      <text:p text:style-name="P2">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
      <text:p text:style-name="P1">Traballei en Subversion os últimos 5 anos, mais xa levo 12 anos no mundo do software libre. Outros proxectos que deron forma a esta obra son: </text:p>
      <text:p text:style-name="P1"><text:soft-page-break/></text:p>
      <text:list xml:id="list1053495220" text:style-name="L1">
        <text:list-item>
          <text:p text:style-name="P80"><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80"><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80"><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93">OpenOffice.org, a base de datos de Berkeley de Sleepycat, e a base de datos MySQL; non formei parte deses proxectos persoalmente, mais os seguín de preto e en ocasións falei con algúns dos seus membros. </text:p>
        </text:list-item>
        <text:list-item>
          <text:p text:style-name="P93">GNU Debugger (GDB) (idem) </text:p>
        </text:list-item>
        <text:list-item>
          <text:p text:style-name="P93">O proxecto Debian (idem). </text:p>
        </text:list-item>
      </text:list>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28" text:outline-level="2">Recoñecementos </text:h>
      <text:p text:style-name="P1">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1"/>
      <text:p text:style-name="P1">Jon Trowbridge e Sander Striker animáronme na miña empresa e brindáronse a colaborar nela, sen a <text:soft-page-break/>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7"><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1"><text:soft-page-break/></text:p>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28" text:outline-level="2">Renuncia de responsabilidade </text:h>
      <text:p text:style-name="P1">As reflexións e opinións reflectidas nesta obra son exclusivamente do autor. Non representan necesariamente a postura de CollabNet ou do proxecto Subversion.</text:p>
      <text:p text:style-name="P1"/>
      <text:h text:style-name="P124" text:outline-level="1">Capítulo 1. Introdución </text:h>
      <text:p text:style-name="P23"/>
      <text:p text:style-name="P23">Case todos os proxectos de software libre fracasan. </text:p>
      <text:p text:style-name="P23"/>
      <text:p text:style-name="P23">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3"/>
      <text:p text:style-name="P23">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3"/>
      <text:p text:style-name="P23">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3"/>
      <text:p text:style-name="P23">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text:soft-page-break/>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3"/>
      <text:p text:style-name="P23">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3"/>
      <text:p text:style-name="P32">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3"/>
      <text:p text:style-name="P23">(de <text:span text:style-name="T25">http://www.jwz.org/gruntle/nomo.html</text:span>) </text:p>
      <text:p text:style-name="P23"/>
      <text:p text:style-name="P23">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3"/>
      <text:p text:style-name="P23">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3"/>
      <text:p text:style-name="P23">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text:soft-page-break/>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3"/>
      <text:p text:style-name="P23">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3">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3"/>
      <text:p text:style-name="P23">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3"/>
      <text:p text:style-name="P23">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text:soft-page-break/>A aparición do software <text:s/>privativo e do software libre </text:h>
      <text:p text:style-name="P23">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3"/>
      <text:p text:style-name="P23">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3">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3"/>
      <text:p text:style-name="P33">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3"/>
      <text:p text:style-name="P23">(de <text:a xlink:type="simple" xlink:href="http://www.gnu.org/gnu/thegnuproject.html">http://www.gnu.org/gnu/thegnuproject.html</text:a>)</text:p>
      <text:p text:style-name="P23"/>
      <text:p text:style-name="P23">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3"/>
      <text:p text:style-name="P23">Stallman recoñeceu un padrón na cadea de acontecementos:</text:p>
      <text:p text:style-name="P23"/>
      <text:p text:style-name="P34">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4"/>
      <text:p text:style-name="P34">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3"/>
      <text:p text:style-name="P23"><text:soft-page-break/>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3"/>
      <text:p text:style-name="P23">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3"/>
      <text:p text:style-name="P23">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1">Emacs</text:span>) e o compilador C (<text:span text:style-name="T21">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3"/>
      <text:p text:style-name="P23">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3"/>
      <text:p text:style-name="P23">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3"/>
      <text:p text:style-name="P23">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text:soft-page-break/>Resistencia accidental </text:h>
      <text:p text:style-name="P23">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3"/>
      <text:p text:style-name="P23">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37"><text:s/><text:span text:style-name="T26">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3"/>
      <text:p text:style-name="P23">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3"/>
      <text:p text:style-name="P23">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3"/>
      <text:p text:style-name="P23">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text:soft-page-break/>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3">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3"/>
      <text:p text:style-name="P23">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3"/>
      <text:p text:style-name="P23">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3"/>
      <text:p text:style-name="P23">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3"/>
      <text:p text:style-name="P23">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3"/>
      <text:p text:style-name="P35">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5"/>
      <text:p text:style-name="P35"><text:soft-page-break/>O que hai que lograr que comprendan a maior parte dos especialistas non é o concepto de código aberto, senón o nome. Por que non chamalo, como fixemos sempre, software libre? </text:p>
      <text:p text:style-name="P35"/>
      <text:p text:style-name="P35">Un dos motivos principais é que o termo “software libre” (free software) crea tal confusión que pode propiciar conflitos... </text:p>
      <text:p text:style-name="P35"/>
      <text:p text:style-name="P35">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5"/>
      <text:p text:style-name="P35">A maior parte dos grandes executivos nunca van comprar “software libre”. Mais se collermos a mesma tendencia, a mesma xente e as mesmas licenzas, e mudarmos o nome para “código aberto”, si van comprar. </text:p>
      <text:p text:style-name="P35"/>
      <text:p text:style-name="P35">Para algúns hackers é difícil de crer, porque son especialistas que pensan en termos concretos e substanciais e que non comprenden a importancia da imaxe cando se quere vender algo. </text:p>
      <text:p text:style-name="P35"/>
      <text:p text:style-name="P35">No marketing, as aparencias son a realidade. Aparentar que temos vontade de saír das barricadas e de cooperar co mundo empresarial é tan importante como os nosos principios, as nosas conviccións e o noso software. </text:p>
      <text:p text:style-name="P35"/>
      <text:p text:style-name="P36">(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3"/>
      <text:p text:style-name="P23">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3"/>
      <text:p text:style-name="P23">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3"/>
      <text:p text:style-name="P23">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3">Ao xestionares un proxecto de software libre non terás que tratar temas filosóficos tan profundos con frecuencia. <text:soft-page-break/>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3"/>
      <text:p text:style-name="P23">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3"/>
      <text:p text:style-name="P23">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3"/>
      <text:p text:style-name="P23">Os colaboradores deberían percibir que a súa implicación nun proxecto e a súa influencia sobre o mesmo son directamente proporcionais ás súas colaboracións. </text:p>
      <text:p text:style-name="P23"/>
      <text:p text:style-name="P23">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26" text:outline-level="1"><text:span text:style-name="T61">Capítulo 2. </text:span>Primeiros pasos </text:h>
      <text:p text:style-name="P3">O modelo clásico de como comezan os proxectos de software libre foi proposto por Eric Raymond, nun artigo xa famoso sobre procesos no software libre titulado <text:span text:style-name="T11">A catedral e o bazar</text:span>. Raymond escribiu: </text:p>
      <text:p text:style-name="P3"/>
      <text:p text:style-name="P41"><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3"/>
      <text:p text:style-name="P3">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3"/>
      <text:p text:style-name="P3">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3"/>
      <text:p text:style-name="P5">Porén, o argumento de Raymond é perspicaz. A condición esencial é que os produtores do software <text:soft-page-break/>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3"/>
      <text:p text:style-name="P3">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3"/>
      <text:p text:style-name="P18"><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3"/>
      <text:p text:style-name="P3">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3"/>
      <text:p text:style-name="P3">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3"/>
      <text:p text:style-name="P3">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text:soft-page-break/>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3">Antes de comezar un proxecto de software libre, hai unha advertencia importante: </text:p>
      <text:p text:style-name="P3"/>
      <text:p text:style-name="P19"><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3"/>
      <text:p text:style-name="P3">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3">Investigaches sen atopares nada que encaixe coas túas necesidades e decidiches comezar un novo proxecto. </text:p>
      <text:p text:style-name="P3"/>
      <text:p text:style-name="P3">E agora que? </text:p>
      <text:p text:style-name="P3"/>
      <text:p text:style-name="P3">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3"/>
      <text:p text:style-name="P3">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text:soft-page-break/>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3"/>
      <text:p text:style-name="P3">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3"/>
      <text:p text:style-name="P18"><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3"/>
      <text:p text:style-name="P3">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3">Ponte no lugar de alguén que acaba de atopar o proxecto, talvez porque se atopou casualmente con el mentres procuraba software para resolver algún problema. A primeira cousa que vai ver é o nome. </text:p>
      <text:p text:style-name="P3"/>
      <text:p text:style-name="P3">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3"/>
      <text:p text:style-name="P3">Un bo nome: </text:p>
      <text:p text:style-name="P3"/>
      <text:list xml:id="list466299473" text:style-name="L2">
        <text:list-item>
          <text:p text:style-name="P94">Dá certa idea do que fai o proxecto, ou está polo menos relacionado dunha maneira obvia, tal que, se se ten oído o nome e se sabe o que fai o proxecto, o nome vai ser lembrado rapidamente. </text:p>
        </text:list-item>
      </text:list>
      <text:p text:style-name="P12"/>
      <text:list xml:id="list549799669" text:continue-numbering="true" text:style-name="L2">
        <text:list-item>
          <text:p text:style-name="P94">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2"/>
      <text:list xml:id="list597217056" text:continue-numbering="true" text:style-name="L2">
        <text:list-item>
          <text:p text:style-name="P94">Non ten o mesmo nome que outro proxecto existente e non infrinxe ningunha marca comercial. <text:soft-page-break/>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40"/>
      <text:p text:style-name="P42">Os recursos mencionados anteriormente <text:span text:style-name="T30">(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3"/>
      <text:list xml:id="list2133053825" text:style-name="L3">
        <text:list-item>
          <text:p text:style-name="P81"><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3">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3"/>
      <text:p text:style-name="P10">A declaración de intencións debe ser concreta, restritiva e, sobre todo, curta. Un bo exemplo é a de <text:a xlink:type="simple" xlink:href="http://www.openoffice.org/">http://www.openoffice.org</text:a>: </text:p>
      <text:p text:style-name="P3"/>
      <text:p text:style-name="P43">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3"/>
      <text:p text:style-name="P3">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3"/>
      <text:p text:style-name="P3">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text:soft-page-break/>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3">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3"/>
      <text:p text:style-name="P18"><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3"/>
      <text:p text:style-name="P3">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1">na sección “Elexir unha licenza e aplicala” </text:span>máis adiante neste mesmo capítulo, e os aspectos concretos sobre o licenciamento son discutidos con detalle <text:s/><text:span text:style-name="T32">no capítulo </text:span><text:span text:style-name="T33">9,</text:span><text:span text:style-name="T32"> “Licenzas, dereitos de autor e patentes”</text:span>. </text:p>
      <text:p text:style-name="P3"/>
      <text:p text:style-name="P3">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2">e</text:span>r<text:span text:style-name="T62">e</text:span>mentos </text:h>
      <text:p text:style-name="P3">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3"/>
      <text:p text:style-name="P44">Crear un indexador de texto completo e motor de procura cunha API usable por programadores, que permita fornecer servizos de procura para grandes coleccións de ficheiros.</text:p>
      <text:p text:style-name="P62"/>
      <text:p text:style-name="P62">A lista de funcionalidades e requirimentos daría os detalles, restrinxindo o ámbito da declaración de obxectivos:</text:p>
      <text:p text:style-name="P61"/>
      <text:p text:style-name="P48"><text:span text:style-name="T5">Funcionalidades</text:span><text:span text:style-name="T6">:</text:span></text:p>
      <text:list xml:id="list1598250446" text:style-name="L4">
        <text:list-item>
          <text:p text:style-name="P95">Procura en texto plano, HTML, e XML.</text:p>
        </text:list-item>
        <text:list-item>
          <text:p text:style-name="P95">Procura de palabras ou frases.</text:p>
        </text:list-item>
        <text:list-item>
          <text:p text:style-name="P95">(planeada) Coincidencias aproximadas (Fuzzy matching).</text:p>
        </text:list-item>
        <text:list-item>
          <text:p text:style-name="P95">(planeada) Actualización incremental de índices.</text:p>
        </text:list-item>
        <text:list-item>
          <text:p text:style-name="P95">(planeada) Indexación de sitios Web remotos.</text:p>
        </text:list-item>
      </text:list>
      <text:p text:style-name="P13"><text:soft-page-break/></text:p>
      <text:p text:style-name="P48"><text:span text:style-name="T5">Requerementos</text:span><text:span text:style-name="T4">:</text:span></text:p>
      <text:list xml:id="list1483426055" text:style-name="L5">
        <text:list-item>
          <text:p text:style-name="P96">Python 2.2 ou superior.</text:p>
        </text:list-item>
        <text:list-item>
          <text:p text:style-name="P96">Espazo en disco suficiente para almacenar os índices (aproximadamente 2x o tamaño orixinal do conxunto de datos).</text:p>
        </text:list-item>
      </text:list>
      <text:p text:style-name="P3"/>
      <text:p text:style-name="P3">Con esta información, os lectores poden ter unha idea de se este programa é o que necesitan e valorar a súa implicación no proxecto como desenvolvedores. </text:p>
      <text:h text:style-name="Heading_20_3" text:outline-level="3">Estado do desenvolvemento </text:h>
      <text:p text:style-name="P3">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3"/>
      <text:p text:style-name="P3">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3"/>
      <text:p text:style-name="P3">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69" text:outline-level="4">Alpha e Beta </text:h>
      <text:p text:style-name="P40">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3">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text:soft-page-break/>atraer desenvolvedores!) </text:p>
      <text:p text:style-name="P3"/>
      <text:p text:style-name="P3">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3"/>
      <text:p text:style-name="P18"><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3"/>
      <text:p text:style-name="P3">As tarefas aburridas cun alto beneficio deberían ser feitas nas etapas iniciais do proxecto. E baixar a barreira de entrada utilizando un bo sistema de empacotamento consegue un grande beneficio. </text:p>
      <text:p text:style-name="P3"/>
      <text:p text:style-name="P6">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6">na sección </text:span>“<text:span text:style-name="T34">Numeración d</text:span><text:span text:style-name="T35">e versións</text:span><text:span text:style-name="T34">”</text:span>, e os detalles de estandarización dos procesos de construción e instalación son tratados <text:span text:style-name="T36">na sección </text:span><text:span text:style-name="T36">“Empacotamento”, </text:span><text:span text:style-name="T37">ambos</text:span><text:span text:style-name="T36">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3">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8">no capítulo 3, “Infraestructura técnica”</text:span>. </text:p>
      <text:p text:style-name="P3"/>
      <text:p text:style-name="P3">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text:soft-page-break/>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3"/>
      <text:p text:style-name="P3">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3"/>
      <text:p text:style-name="P18"><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9">na sección “Xestores de erros” </text:span><text:span text:style-name="T1">dentro d</text:span><text:span text:style-name="T39">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3">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3"/>
      <text:p text:style-name="P3">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3"/>
      <text:p text:style-name="P3">Xa que este capítulo unicamente versa sobre como iniciar un proxecto, chega con dicir que os foros de comunicacións teñen que existir. Máis adiante, dentro d<text:span text:style-name="T40">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3">Se alguén estiver a pensar en contribuír a un proxecto, buscará as pautas de desenvolvemento. Estas pautas non son tanto técnicas como sociais: explican como os desenvolvedores interaxen entre si e cos usuarios ou como se realiza o traballo. </text:p>
      <text:p text:style-name="P3"/>
      <text:p text:style-name="P4">Este tema trátase en detalle n<text:span text:style-name="T41">a sección “Poñer todo por escrito” no capítulo 4 “Infraestructura social e política”</text:span>, mais os elementos básicos das pautas de desenvolvemento son: </text:p>
      <text:p text:style-name="P4"><text:soft-page-break/></text:p>
      <text:list xml:id="list1471469825" text:style-name="L6">
        <text:list-item>
          <text:p text:style-name="P97">ligazóns aos foros onde interaxir con outros desenvolvedores</text:p>
        </text:list-item>
        <text:list-item>
          <text:p text:style-name="P97">instrucións sobre como notificar erros e enviar remendos</text:p>
        </text:list-item>
        <text:list-item>
          <text:p text:style-name="P97">indicacións sobre como o desenvolvemento se realiza habitualmente - é o proxecto unha ditadura benevolente? unha democracia? calquera outra cousa?</text:p>
        </text:list-item>
      </text:list>
      <text:p text:style-name="P4"/>
      <text:p text:style-name="P4">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3"/>
      <text:p text:style-name="P7">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3"/>
      <text:p text:style-name="P3">O tema de como fornecer unha introdución á aplicación para o programador discutirase máis adiante neste mesmo capítulo <text:span text:style-name="T42">na sección “Documentación para desenvolvedores”.</text:span> </text:p>
      <text:h text:style-name="Heading_20_3" text:outline-level="3">Documentación </text:h>
      <text:p text:style-name="P3">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3"/>
      <text:p text:style-name="P3">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3"/>
      <text:p text:style-name="P3">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3"/>
      <text:p text:style-name="P3">Un modo de asegurarse de que se fai a documentación é limitar o seu alcance por adiantado. Desta forma, escribila non parecerá unha tarefa sen fin. Unha boa regra xeral é seguir uns criterios mínimos: </text:p>
      <text:p text:style-name="P3"/>
      <text:list xml:id="list425054921" text:style-name="L7">
        <text:list-item>
          <text:p text:style-name="P98">Indicarlle ao lector claramente o nivel técnico que precisa ter. </text:p>
        </text:list-item>
        <text:list-item>
          <text:p text:style-name="P98">Describir clara e extensivamente como configurar a aplicación e, nalgunha parte ao principio da documentación, indicar como executar algún tipo de proba ou comando que confirme que todo <text:soft-page-break/>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98">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98">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3"/>
      <text:p text:style-name="P3">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69" text:outline-level="4">Manter unha FAQ (preguntas frecuentes) </text:h>
      <text:p text:style-name="P40">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3"/>
      <text:p text:style-name="P40">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3"/>
      <text:p text:style-name="P40">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3">na sección</text:span> “<text:span text:style-name="T43">Xestor das </text:span><text:span text:style-name="T16">FAQ</text:span><text:span text:style-name="T43">” do capítulo 8 “Xestión de voluntarios”</text:span>. </text:p>
      <text:h text:style-name="Heading_20_4" text:outline-level="4">Dispoñibilidade da documentación </text:h>
      <text:p text:style-name="P3">A documentación debe estar dispoñible desde 2 lugares: en liña (directamente desde a páxina web) <text:span text:style-name="T11">e</text:span> na <text:soft-page-break/>distribución descarregable da aplicación (ver <text:span text:style-name="T43">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3"/>
      <text:p text:style-name="P3">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3">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3"/>
      <text:p text:style-name="P3">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3"/>
      <text:p text:style-name="P3">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3"/>
      <text:p text:style-name="P3">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4">sección “W</text:span>ikis" <text:span text:style-name="T44">no capítulo 3 “Infraestructura técnica” </text:span>para máis información. </text:p>
      <text:h text:style-name="Heading_20_3" text:outline-level="3"><text:soft-page-break/>Exemplos de saídas e capturas de pantalla </text:h>
      <text:p text:style-name="P18"><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1">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5">&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3"/>
      <text:p text:style-name="P3">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8">preconfigurado</text:span></text:h>
      <text:p text:style-name="P3">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3"/>
      <text:p text:style-name="P3">Ver <text:span text:style-name="T46">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3">Esta sección pretende ser unha rápida guía sobre como escoller licenzas. Le <text:span text:style-name="T47">o capítulo </text:span><text:span text:style-name="T50">9</text:span><text:span text:style-name="T47"> “Licenzas, dereitos de autor e patentes” </text:span>para comprenderes as implicacións legais das diferentes licenzas, e como a licenza que escollas podo afectar a como a xente pode integrar o teu programa con outros. </text:p>
      <text:p text:style-name="P3"/>
      <text:p text:style-name="P3">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text:soft-page-break/>As licenzas "Fai o que queiras" </text:h>
      <text:p text:style-name="P3">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8">a sección “A licenza MIT/X Window” no capítulo </text:span><text:span text:style-name="T49">9</text:span><text:span text:style-name="T48"> </text:span>para os detalles. </text:p>
      <text:h text:style-name="Heading_20_3" text:outline-level="3">A licenza GPL </text:h>
      <text:p text:style-name="P8">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9">a sección “Licenza GNU General Public License” no capítulo 9</text:span> para máis detalles. </text:p>
      <text:p text:style-name="P3"/>
      <text:p text:style-name="P3">Se os usuarios interaxiren co teu código a través da rede - isto é, se o programa é parte dun servizo aloxado - podes considerar o uso da <text:span text:style-name="T11">GNU Affero GPL</text:span>. Ver <text:span text:style-name="T51">a sección “Licenza GNU Affero GPL” no capítulo 9 </text:span>para máis información. </text:p>
      <text:h text:style-name="Heading_20_3" text:outline-level="3">Como aplicar unha licenza ao teu código </text:h>
      <text:p text:style-name="P3">Unha vez escolleres unha licenza, deberás indicalo na páxina principal do proxecto. Non é preciso incluíres o texto completo da licenza, unicamente dar o seu nome e pór unha ligazón ao texto completo. </text:p>
      <text:p text:style-name="P3"/>
      <text:p text:style-name="P3">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3"/>
      <text:p text:style-name="P3">Existen moitas variacións deste padrón, así que unicamente imos ver un deles. A GNU GPL di que se debe poñer un aviso como o seguinte no cabezallo de cada ficheiro de código fonte: </text:p>
      <text:p text:style-name="P3"/>
      <text:p text:style-name="P51">Copyright (C) <text:span text:style-name="T59">&lt;</text:span>ano<text:span text:style-name="T59">&gt;</text:span> <text:span text:style-name="T59">&lt;</text:span>nome do autor<text:span text:style-name="T59">&gt;</text:span></text:p>
      <text:p text:style-name="P51"/>
      <text:p text:style-name="P51">This program is free software: you can redistribute it and/or modify </text:p>
      <text:p text:style-name="P51">it under the terms of the GNU General Public License as published by </text:p>
      <text:p text:style-name="P51">the Free Software Foundation, either version 3 of the License, or </text:p>
      <text:p text:style-name="P51">(at your option) any later version. </text:p>
      <text:p text:style-name="P51"/>
      <text:p text:style-name="P51">This program is distributed in the hope that it will be useful, </text:p>
      <text:p text:style-name="P51">but WITHOUT ANY WARRANTY; without even the implied warranty of </text:p>
      <text:p text:style-name="P51">MERCHANTABILITY or FITNESS FOR A PARTICULAR PURPOSE. <text:s/>See the </text:p>
      <text:p text:style-name="P51">GNU General Public License for more details. </text:p>
      <text:p text:style-name="P51"/>
      <text:p text:style-name="P51">You should have received a copy of the GNU General Public License </text:p>
      <text:p text:style-name="P51">along with this program. <text:s/>If not, see <text:span text:style-name="T59">&lt;</text:span>http://www.gnu.org/licenses/<text:span text:style-name="T59">&gt;</text:span></text:p>
      <text:p text:style-name="P3"/>
      <text:p text:style-name="P3">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text:soft-page-break/>sempre e cando comece co mesmo aviso de data e mantedor do copyright, indique o nome da licenza e deixe claro onde obter a licenza completa. </text:p>
      <text:h text:style-name="Heading_20_2" text:outline-level="2">Axustando o ton</text:h>
      <text:p text:style-name="P3">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3"/>
      <text:p text:style-name="P3">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3"/>
      <text:p text:style-name="P3">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3"/>
      <text:p text:style-name="P3">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3"/>
      <text:p text:style-name="P20"><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text:span><text:soft-page-break/><text:span text:style-name="T1">proxectos de software libre, e deberían ser vistas como oportunidades para comezar con bo pé. </text:span></text:p>
      <text:h text:style-name="Heading_20_3" text:outline-level="3">Evita os debates privados </text:h>
      <text:p text:style-name="P3">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3"/>
      <text:p text:style-name="P3">Non o fagas. </text:p>
      <text:p text:style-name="P3"/>
      <text:p text:style-name="P3">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3"/>
      <text:list xml:id="list1376564491" text:style-name="L8">
        <text:list-item>
          <text:p text:style-name="P99">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4"/>
      <text:list xml:id="list564364595" text:continue-numbering="true" text:style-name="L8">
        <text:list-item>
          <text:p text:style-name="P82"><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4"/>
      <text:list xml:id="list803272919" text:continue-numbering="true" text:style-name="L8">
        <text:list-item>
          <text:p text:style-name="P82"><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3"/>
      <text:p text:style-name="P18"><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5"><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text:span><text:soft-page-break/><text:span text:style-name="T1">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3"/>
      <text:p text:style-name="P3">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3"/>
      <text:p text:style-name="P3">Naturalmente, hai certos debates que deben ser mantidos en privado; máis adiante no libro se poderán ver exemplos. Mais a política debería ser sempre: <text:span text:style-name="T11">se non hai razón para que sexa privado, debe ser público</text:span>. </text:p>
      <text:p text:style-name="P3"/>
      <text:p text:style-name="P3">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0">e</text:span> fixeres isto de modo coherente, a xente rapidamente seguirá esta política e comezará a usar os foros públicos por defecto. </text:p>
      <text:h text:style-name="Heading_20_3" text:outline-level="3">Tolerancia cero coa mala educación </text:h>
      <text:p text:style-name="P3">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3"/>
      <text:p text:style-name="P18"><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3"/>
      <text:p text:style-name="P43">Primeiramente, reduce os comentarios que sexan persoais; como por exemplo, dicir que o <text:soft-page-break/>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3"/>
      <text:p text:style-name="P43">Agora, sobre a proposta. Creo que M estaba no certo cando dixo que ... </text:p>
      <text:p text:style-name="P43"/>
      <text:p text:style-name="P3">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3"/>
      <text:p text:style-name="P3">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9">continua e </text:span>pública do código </text:h>
      <text:p text:style-name="P3">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2">a sección “</text:span><text:span text:style-name="T53">Mensaxes de </text:span><text:span text:style-name="T15">commit</text:span><text:span text:style-name="T53">” </text:span><text:span text:style-name="T52">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54">” na sección “Vocabulario dos Sistemas de Control de Versións” no capítulo 3</text:span>). A <text:span text:style-name="T11">revisión de código</text:span> é a práctica de revisar os emails de commit que chegan, buscando erros e posibles melloras. </text:p>
      <text:p text:style-name="P3"/>
      <text:p text:style-name="P3">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3"/>
      <text:p text:style-name="P3">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text:soft-page-break/>non revisaría un commit se non estivese interesado polos seus efectos. A xente dá o mellor de si cando saben que os demais van avaliar o seu traballo. </text:p>
      <text:p text:style-name="P3"/>
      <text:p text:style-name="P3">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3"/>
      <text:p text:style-name="P3">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3"/>
      <text:p text:style-name="P3">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3"/>
      <text:p text:style-name="P3">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33" text:outline-level="3"><text:soft-page-break/>Cando publicares un proxecto que estiver pechado ata agora, ten presente a magnitude da mudanza </text:h>
      <text:p text:style-name="P3">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3"/>
      <text:p text:style-name="P3">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5">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3"/>
      <text:p text:style-name="P3">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3"/>
      <text:p text:style-name="P3">Hai outras cuestións a longo prazo que un debe ter en conta cando decide abrir un proxecto. <text:span text:style-name="T56">O capítulo 5 “Diñeiro” e</text:span>xplora as técnicas para envolver con suceso desenvolvedores pagados e voluntarios, e <text:span text:style-name="T57">o 9 “Licenzas, dereitos de autor e patentes”</text:span> debate as dilixencias legais necesarias cando abrires un código que pode ter partes "propiedade" de terceiros. </text:p>
      <text:h text:style-name="Heading_20_2" text:outline-level="2"><text:soft-page-break/>Anunciar o proxecto </text:h>
      <text:p text:style-name="P9">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3"/>
      <text:p text:style-name="P3">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3"/>
      <text:p text:style-name="P30">To: discuss@lists.example.org </text:p>
      <text:p text:style-name="P30">Asunto: [ANN] Proxecto Scanley: indexador de texto completo </text:p>
      <text:p text:style-name="P30">Reply-to: dev@scanley.org </text:p>
      <text:p text:style-name="P30"/>
      <text:p text:style-name="P30">Esta mensaxe é para anunciar a creación do proxecto Scanley, </text:p>
      <text:p text:style-name="P30"><text:s/>un motor de indexado e procura de texto completo de código aberto cunha </text:p>
      <text:p text:style-name="P30">API ampla, para ser usado por programadores que desexaren fornecer servizos de procura </text:p>
      <text:p text:style-name="P30">de amplas coleccións de arquivos de texto. Scanley é funcional, está </text:p>
      <text:p text:style-name="P30">baixo desenvolvemento activo e precísanse desenvolvedores e testadores. </text:p>
      <text:p text:style-name="P30"/>
      <text:p text:style-name="P30">Páxina web: http://www.scanley.org/ </text:p>
      <text:p text:style-name="P30"/>
      <text:p text:style-name="P30">Funcionalidades: </text:p>
      <text:p text:style-name="P30"><text:s text:c="3"/>- Procuras de texto plano, HTML e XML </text:p>
      <text:p text:style-name="P30"><text:s text:c="3"/>- Procura de palabras e/ou frases </text:p>
      <text:p text:style-name="P30"><text:s text:c="3"/>- (planeada) Fuzzy matching </text:p>
      <text:p text:style-name="P30"><text:s text:c="3"/>- (planeada) Actualización incremental dos índices </text:p>
      <text:p text:style-name="P30"><text:s text:c="3"/>- (planeada) Indexación de sitios web remotos </text:p>
      <text:p text:style-name="P30"/>
      <text:p text:style-name="P30">Requerimentos: </text:p>
      <text:p text:style-name="P30"><text:s text:c="3"/>- Python 2.2 ou superior </text:p>
      <text:p text:style-name="P30"><text:s text:c="3"/>- Espazo en disco suficiente para manter os índices (aproximadamente 2x </text:p>
      <text:p text:style-name="P30"><text:s text:c="5"/>o tamaño orixinal) </text:p>
      <text:p text:style-name="P30"/>
      <text:p text:style-name="P30">Para máis información, ver scanley.org. </text:p>
      <text:p text:style-name="P30"><text:s/>Obrigado, </text:p>
      <text:p text:style-name="P31">-J. Random </text:p>
      <text:p text:style-name="P3"/>
      <text:p text:style-name="P18"><text:span text:style-name="T1">(Ver </text:span><text:span text:style-name="T58">a sección “Publicidade” no capítulo 6 “Comunicacións”</text:span><text:span text:style-name="T1"> para consellos sobre como anunciar futuras liberacións do proxecto e outros eventos.) </text:span></text:p>
      <text:p text:style-name="P3"/>
      <text:p text:style-name="P3">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3"/>
      <text:p text:style-name="P3">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3"/>
      <text:p text:style-name="P3">Ante tales evidencias, teño que retractarme das miñas palabras. Comezar con código que funcione é <text:soft-page-break/>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3"/>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3"/>
      <text:p text:style-name="P23">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6">Do seu libro </text:span><text:span text:style-name="T67">The Mythical Man Month</text:span><text:span text:style-name="T66">, 1975. Ver </text:span><text:a xlink:type="simple" xlink:href="http://en.wikipedia.org/wiki/The_Mythical_Man-Month"><text:span text:style-name="T66">http://en.wikipedia.org/wiki/The_Mythical_Man-Month</text:span></text:a><text:span text:style-name="T66"> e </text:span><text:a xlink:type="simple" xlink:href="http://en.wikipedia.org/wiki/Brooks_Law"><text:span text:style-name="T66">http://en.wikipedia.org/wiki/Brooks_Law</text:span></text:a><text:span text:style-name="T66">. </text:span></text:p></text:note-body></text:note>, que establece que engadir man de obra a un proxecto que vai con atraso fará que se atrase aínda máis. Fred Brooks observou que a complexidade dun proxecto aumenta a razón do <text:span text:style-name="T20">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3"/>
      <text:p text:style-name="P23">Este problema non é novo. En habitacións abarrotadas, reais, a solución consiste en adoptar o denominado<text:span text:style-name="T20">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0">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3"/>
      <text:p text:style-name="P23">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text:soft-page-break/>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3"/>
      <text:p text:style-name="P23">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5">a sección “Prefiltrando o xestor </text:span><text:span text:style-name="T8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19">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3"/>
      <text:p text:style-name="P23">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3"/>
      <text:p text:style-name="P23">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09">Os máis dos proxectos de software de código aberto ofrecen cando menos un conxunto mínimo e estándar de ferramentas para a xestión da información: </text:p>
      <text:h text:style-name="P134" text:outline-level="6">Sitio Web </text:h>
      <text:p text:style-name="P58">É ante todo un conduto centralizado e unidireccional de transmisión de información desde o proxecto cara ao público. O sitio web pode tamén funcionar como interface administrativa para outras ferramentas do proxecto. </text:p>
      <text:h text:style-name="Heading_20_6" text:outline-level="6"><text:soft-page-break/>Listas de correo </text:h>
      <text:p text:style-name="P58">Xeralmente constitúen os foros de comunicación máis activos do proxecto, ademais do "medio de arquivamento" </text:p>
      <text:h text:style-name="Heading_20_6" text:outline-level="6">Control de versións </text:h>
      <text:p text:style-name="P47"><text:span text:style-name="T69">Permite aos desenvolvedores xestionaren convenientemente as mudanzas no código, incluíndo a reversión e o traslado de mudanzas (</text:span>"change porting"<text:span text:style-name="T69">). Permite tamén que todo o mundo saiba o que se está a facer co código. </text:span></text:p>
      <text:h text:style-name="Heading_20_6" text:outline-level="6">Seguimento de erros (<text:span text:style-name="T11">"Bug Tracking"</text:span>) </text:h>
      <text:p text:style-name="P58">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58">É o lugar onde se celebran discusións rápidas e pouco transcendentes e se fan intercambios de preguntas/respostas. Non sempre se arquivan completamente. </text:p>
      <text:p text:style-name="P23"><text:s/></text:p>
      <text:p text:style-name="P23">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3"/>
      <text:p text:style-name="P23">Podes evitar moitas das dores de cabeza derivadas da selección e configuración destas ferramentas empregando un sitio web do tipo <text:span text:style-name="T20">canned hosting</text:span><text:span text:style-name="T82"> (aloxamento enlatado):</text:span> un servidor que ofrece áreas web preempacotadas e regularizadas que conteñen todas as ferramentas necesarias para manexar un proxecto de software libre. Podedes consultar o apartado “<text:span text:style-name="T86">Aloxamento preconfigurado” </text:span><text:span text:style-name="T87">máis adiante neste </text:span><text:span text:style-name="T88">mesmo </text:span><text:span text:style-name="T87">capítulo,</text:span> no que se discute sobre as vantaxes e desvantaxes deste tipo de sitios web. </text:p>
      <text:h text:style-name="Heading_20_2" text:outline-level="2">Listas de Correo </text:h>
      <text:p text:style-name="P23">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3"/>
      <text:p text:style-name="P68">Non tratedes de xerir as listas de correo manualmente; empregade software de xestión de listas </text:p>
      <text:p text:style-name="P23"/>
      <text:p text:style-name="P23">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3"/>
      <text:p text:style-name="P23">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3"/>
      <text:p text:style-name="P23"><text:soft-page-break/>O software de xestión de listas actual ofrece cando menos as seguintes utilidades: </text:p>
      <text:h text:style-name="Heading_20_6" text:outline-level="6">Subscrición tanto por email como a través dunha páxina web </text:h>
      <text:p text:style-name="P58">Cando un usuario se subscribe a unha lista debería recibir <text:span text:style-name="T20">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58">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58">"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58">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58">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58"><text:span text:style-name="T63">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4">MHonArc</text:span><text:span text:style-name="T63"> (</text:span><text:a xlink:type="simple" xlink:href="http://www.mhonarc.org/"><text:span text:style-name="T63">http://www.mhonarc.org/</text:span></text:a><text:span text:style-name="T63">). Como se comenta n</text:span><text:span text:style-name="T81">o capítulo “Uso intensivo dos arquivos” do capítulo 6 “Comunicacións”</text:span><text:span text:style-name="T63">, o arquivamento é unha tarefa crucial. </text:span></text:p>
      <text:p text:style-name="P64"/>
      <text:p text:style-name="P23">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3"><text:s/></text:span></text:p>
      <text:h text:style-name="Heading_20_3" text:outline-level="3">Prevención do <text:span text:style-name="T11">spam</text:span> </text:h>
      <text:p text:style-name="P114">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text:soft-page-break/>non adopte ningunha precaución <text:span text:style-name="T11">anti-spam</text:span> verase rapidamente asolagada por correos lixo, ata o punto de se tornar inutilizable. A prevención <text:span text:style-name="T11">anti-spam</text:span> é polo tanto obrigatoria. </text:p>
      <text:p text:style-name="P114"><text:span text:style-name="T118"/></text:p>
      <text:p text:style-name="P114"><text:span text:style-name="T118">A prevención</text:span><text:span text:style-name="T18"> anti-spam </text:span><text:span text:style-name="T118">pode ser dividida en dúas categorías: a que prevén que entren mensaxes </text:span><text:span text:style-name="T18">spam</text:span><text:span text:style-name="T118"> na túa lista, e aquela que trata de evitar que a lista se converta nunha fonte de enderezos de correo electrónico para os </text:span><text:span text:style-name="T18">spammers</text:span><text:span text:style-name="T118"> que as colleitan. A primeira é a máis importante, así que a analizaremos en primeiro lugar.</text:span></text:p>
      <text:h text:style-name="Heading_20_4" text:outline-level="4"><text:span text:style-name="T121">Filtraxe das mensaxes</text:span></text:h>
      <text:p text:style-name="P118"><text:span text:style-name="T73">Hai tres técnicas básicas para evitar a entrada de mensaxes lixo, e os máis dos software de listas fornecen as tres. Traballan mellor cando se usan en tándem: </text:span></text:p>
      <text:p text:style-name="P118"><text:span text:style-name="T73"/></text:p>
      <text:list xml:id="list224057511" text:style-name="L21">
        <text:list-item>
          <text:p text:style-name="P116"><text:span text:style-name="T25">Soamente permitir automaticamente aquelas mensaxes enviadas á lista por subscritores.</text:span> <text:span text:style-name="T12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15"><text:span text:style-name="T22">Filtraxe de mensaxes a través de software de control de spam</text:span><text:span text:style-name="T12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1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bos. É só que eu usei os dous mencionados e quedei moi satisfeito con eles. </text:p>
        </text:list-item>
        <text:list-item>
          <text:p text:style-name="P117"><text:span text:style-name="T80">Moderación</text:span>. <text:span text:style-name="T69">Para aquelas mensaxes que non foren automaticamente autorizadas por procederen dun subscritor da lista, e que pasaren a través do software de filtraxe de </text:span><text:span text:style-name="T74">spam</text:span><text:span text:style-name="T69">, se for o caso, o último paso é o da </text:span><text:span text:style-name="T75">moderación</text:span><text:span text:style-name="T69">: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4">spam</text:span><text:span text:style-name="T69">, e os </text:span><text:span text:style-name="T74">spammers</text:span><text:span text:style-name="T69"> moi raramente empregan dúas veces o mesmo enderezo. </text:span></text:p>
        </text:list-item>
      </text:list>
      <text:p text:style-name="P113"/>
      <text:p text:style-name="P113"><text:span text:style-name="T69">Ten coidado de empregares a moderación</text:span><text:span text:style-name="T20"> tan só </text:span><text:span text:style-name="T69">para filtrares o </text:span><text:span text:style-name="T11">spam</text:span><text:span text:style-name="T69">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text:span><text:soft-page-break/><text:span text:style-name="T69">das <text:s/>listas de correo ten a ver exclusivamente con mantelas libres de correo lixo e mensaxes fóra de tema, nada máis. </text:span></text:p>
      <text:h text:style-name="Heading_20_4" text:outline-level="4">Ocultación de enderezos nos arquivos </text:h>
      <text:p text:style-name="P23">Para evitares que as túas listas de correo se convertan nunha fonte de subministro de enderezos para os <text:span text:style-name="T11">spammers</text:span>, unha técnica habitual é a de que os arquivos oculten os enderezos da xente, por exemplo substituíndo </text:p>
      <text:p text:style-name="P23"/>
      <text:p text:style-name="P57"><text:a xlink:type="simple" xlink:href="mailto:jrandom@somedomain.com"><text:span text:style-name="T89">jrandom@somedomain.com</text:span></text:a></text:p>
      <text:p text:style-name="P52">por jrandom_AT_somedomain.com</text:p>
      <text:p text:style-name="P52">ou jrandomNOSPAM@somedomain.com</text:p>
      <text:p text:style-name="P23"><text:s/></text:p>
      <text:p text:style-name="P23">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3"/>
      <text:p text:style-name="P23">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0">é</text:span> efectiva, consulta <text:a xlink:type="simple" xlink:href="http://www.cdt.org/speech/spam/030319spamreport.shtml">http://www.cdt.org/speech/spam/030319spamreport.shtml</text:a>.</text:p>
      <text:p text:style-name="P23"/>
      <text:p text:style-name="P23">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3">Frecuentemente, os subscritores das listas quererán arquivar as mensaxes nunha pasta específica para o proxecto, distinta das de outras mensaxes de correo. O seu software de lectura de correo pode facer isto automaticamente sen máis que examinar os <text:span text:style-name="T20">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3"/>
      <text:p text:style-name="code">De: ... </text:p>
      <text:p text:style-name="code">Para: ... </text:p>
      <text:p text:style-name="code">Asunto: ... </text:p>
      <text:p text:style-name="code">Data: ... </text:p>
      <text:p text:style-name="P53"/>
      <text:p text:style-name="P23">Outras son opcionais, aínda que bastante habituais. Por exemplo, os emails non teñen por que levar o cabezallo </text:p>
      <text:p text:style-name="P23"/>
      <text:p text:style-name="code">Responder a: remitente@enderezo de correo, </text:p>
      <text:p text:style-name="P23"/>
      <text:p text:style-name="P23"><text:soft-page-break/>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3"/>
      <text:p text:style-name="P23">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3"/>
      <text:p text:style-name="code">Asunto: preparando a liberación 2.5. </text:p>
      <text:p text:style-name="P23"/>
      <text:p text:style-name="P23">mais a mensaxe se vería na lista deste xeito: </text:p>
      <text:p text:style-name="P23"><text:s/></text:p>
      <text:p text:style-name="code">Asunto: [discusions@listas.exemplo.org] preparando a liberación 2.5. </text:p>
      <text:p text:style-name="P23"/>
      <text:p text:style-name="P23">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3"/>
      <text:p text:style-name="P23">En lugar de mudar excesivamente o cabezallo "asunto", aprende aos teus usuarios a tiraren partido de outros cabezallos estándar, comezando polo cabezallo "para:", que debería conter o nome da lista: </text:p>
      <text:p text:style-name="P23"/>
      <text:p text:style-name="code">Para: <text:span text:style-name="T113">&lt;</text:span>discusi<text:span text:style-name="T114">o</text:span>n@listas.exemplo.org<text:span text:style-name="T113">&gt;</text:span></text:p>
      <text:p text:style-name="P23"/>
      <text:p text:style-name="P23">Calquera lector de correo que poida filtrar o "asunto" debería tamén poder filtrar o "para<text:span text:style-name="T21">:</text:span>" coa mesma facilidade. </text:p>
      <text:p text:style-name="P23"/>
      <text:p text:style-name="P23">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29"/>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3">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3"/>
      <text:p text:style-name="P23">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3"/>
      <text:p text:style-name="P23">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text:soft-page-break/>envía consultas, ou peor, que manda unha mensaxe á lista! preguntando como darse de baixa. </text:p>
      <text:h text:style-name="Heading_20_3" text:outline-level="3">O gran debate sobre "responder-a" (<text:span text:style-name="T11">Reply-To</text:span>) </text:h>
      <text:p text:style-name="P23">Antes, n<text:span text:style-name="T92">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3"/>
      <text:p text:style-name="P23">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3"/>
      <text:p text:style-name="P23">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3"/>
      <text:p text:style-name="code">Responder a: discusións@listas.exemplo.org </text:p>
      <text:p text:style-name="P23"/>
      <text:p text:style-name="P23">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0">por defecto </text:span>as respostas son dirixidas á lista. É un exemplo perfecto do uso da tecnoloxía para fomentar a colaboración. </text:p>
      <text:p text:style-name="P23"/>
      <text:p text:style-name="P23">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3"/>
      <text:p text:style-name="P23">A segunda desvantaxe ten a ver coas expectativas, e na miña opinión é o argumento máis poderoso contra o uso de forzar o "responder a". Os usuarios de correo electrónico máis experimentados están afeitos a dous métodos básicos de resposta: <text:span text:style-name="T20">"responder a todos" </text:span>e <text:span text:style-name="T20">"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3"/>
      <text:p text:style-name="P23">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0">na lista!.</text:span> Certo, en teoría el tiña que ter comprobado convenientemente o que puña no campo "destinatario", e moitos usuarios expertos esperan que se faga así. De feito, cando alguén configura o <text:soft-page-break/>"responder a" con calquera outro enderezo, como a da lista, xeralmente ten o coidado de mencionar este feito no corpo da mensaxe, de xeito que a xente non se sorprenda do que pasa cando responden. </text:p>
      <text:p text:style-name="P23"/>
      <text:p text:style-name="P23">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0">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3"/>
      <text:p text:style-name="P23">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3"/>
      <text:p text:style-name="P23">Non estou a tratar aquí todos os aspectos do asunto, tan só aqueles que semellan ser da maior importancia. Para un tratamento máis completo, le estes dous documentos canónicos, que son os que sempre se citan cando xorde este debate: </text:p>
      <text:p text:style-name="P23"/>
      <text:list xml:id="list1679168621" text:style-name="L9">
        <text:list-item>
          <text:p text:style-name="P83"><text:span text:style-name="T76">Leave Reply-to alone</text:span><text:span text:style-name="T77">, por </text:span><text:span text:style-name="T75">Chip Rosenthal </text:span><text:a xlink:type="simple" xlink:href="http://www.unicom.com/pw/reply-to-harmful.html" office:target-frame-name="_top" xlink:show="replace"><text:span text:style-name="T115">http://www.unicom.com/pw/reply-to-harmful.html</text:span></text:a></text:p>
        </text:list-item>
        <text:list-item>
          <text:p text:style-name="P83"><text:span text:style-name="T76">Set Reply-to to list</text:span><text:span text:style-name="T77">, por </text:span><text:span text:style-name="T75">Simon Hill</text:span><text:span text:style-name="T77"> </text:span><text:a xlink:type="simple" xlink:href="http://www.metasystema.net/essays/reply-to.mhtml" office:target-frame-name="_top" xlink:show="replace"><text:span text:style-name="T116">http://www.metasystema.net/essays/reply-to.mhtml</text:span></text:a></text:p>
        </text:list-item>
      </text:list>
      <text:p text:style-name="P23"/>
      <text:p text:style-name="P23">A pesar da miña lixeira preferencia indicada antes, non creo que haxa unha única resposta "correcta" para esta cuestión, e de feito participo en moitas listas que escolleron <text:span text:style-name="T20">empregar</text:span><text:span text:style-name="T82"> o</text:span> "responder a". O mellor que podes facer é decidirte por unha ou outra solución o antes posible, e tratar de non enredarte en debates sobre o tema máis adiante. </text:p>
      <text:h text:style-name="Heading_20_4" text:outline-level="4">Dúas fantasías </text:h>
      <text:p text:style-name="P24">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6">Pouco despois de que este libro fora publicado, Michael Bernstein (</text:span><text:a xlink:type="simple" xlink:href="http://www.michaelbernstein.com/"><text:span text:style-name="T66">http://www.michaelbernstein.com/</text:span></text:a><text:span text:style-name="T66">)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3"/>
      <text:p text:style-name="P23">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3"/>
      <text:p text:style-name="P23">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text:soft-page-break/>Arquivamento</text:h>
      <text:p text:style-name="P23">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59">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58">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93">Xestor de erros” máis adiante neste mesmo capítulo)</text:span> ou a outros documentos do proxecto. </text:p>
      <text:p text:style-name="P23"/>
      <text:p text:style-name="P58">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70" text:outline-level="6">Copias de seguridade (<text:span text:style-name="T11">Backups</text:span>) </text:h>
      <text:p text:style-name="P58">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70" text:outline-level="6">Soporte aos fíos (<text:span text:style-name="T11">Threads</text:span>) </text:h>
      <text:p text:style-name="P58">Debería ser posible ir dunha mensaxe dada ao correspondente <text:span text:style-name="T20">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26">Pesquisas</text:span> </text:h>
      <text:p text:style-name="P58">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3"/>
      <text:p text:style-name="P23">O que antecede é simplemente unha lista de control para axudarte a avaliar e configurar un arquivador. Conseguir que a xente faga un <text:span text:style-name="T20">uso</text:span> real do arquivador en beneficio do proxecto se discute en capítulos <text:soft-page-break/>posteriores, nomeadamente <text:span text:style-name="T94">na sección “Uso intensivo de arquivos” no capítulo 6 “Comunicacións”.</text:span></text:p>
      <text:h text:style-name="Heading_20_3" text:outline-level="3">Software </text:h>
      <text:p text:style-name="P23">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3"/>
      <text:h text:style-name="P72" text:outline-level="6">Software de xestión de listas de correo: </text:h>
      <text:p text:style-name="P23"/>
      <text:list xml:id="list59209627" text:style-name="L10">
        <text:list-item>
          <text:p text:style-name="P84">Mailman<text:span text:style-name="T77"> - </text:span><text:span text:style-name="T69">http://www.list.org/ </text:span></text:p>
        </text:list-item>
      </text:list>
      <text:p text:style-name="P23"/>
      <text:p text:style-name="P58">(Ten un arquivador incorporado, así como conexións para arquivadores externos) </text:p>
      <text:p text:style-name="P29"/>
      <text:list xml:id="list259831981" text:style-name="L11">
        <text:list-item>
          <text:p text:style-name="P85">SmartList <text:span text:style-name="T77">- http://www.procmail.org/ </text:span></text:p>
        </text:list-item>
      </text:list>
      <text:p text:style-name="P29"/>
      <text:p text:style-name="P56">(Deseñado para ser usado co sistema de procesamento de correo electrónico <text:span text:style-name="T11">Procmail</text:span>) </text:p>
      <text:p text:style-name="P29"/>
      <text:list xml:id="list1422842242" text:style-name="L12">
        <text:list-item>
          <text:p text:style-name="P86">Ecartis<text:span text:style-name="T77"> - http://www.ecartis.org/ </text:span></text:p>
        </text:list-item>
      </text:list>
      <text:p text:style-name="P29"/>
      <text:list xml:id="list132335527" text:continue-numbering="true" text:style-name="L12">
        <text:list-item>
          <text:p text:style-name="P86">ListProc - <text:span text:style-name="T77">http://listproc.sourceforge.net/</text:span></text:p>
        </text:list-item>
      </text:list>
      <text:p text:style-name="P29"/>
      <text:list xml:id="list1077840776" text:continue-numbering="true" text:style-name="L12">
        <text:list-item>
          <text:p text:style-name="P86"><text:span text:style-name="T78">Ezmlm</text:span><text:span text:style-name="T69"> - http://cr.yp.to/ezmlm.html</text:span></text:p>
        </text:list-item>
      </text:list>
      <text:p text:style-name="P23"/>
      <text:p text:style-name="P58">(Deseñado para traballar co sistema de distribución de correo Qmail - http://cr.yp.to/qmail.html) </text:p>
      <text:p text:style-name="P23"/>
      <text:list xml:id="list757876143" text:style-name="L13">
        <text:list-item>
          <text:p text:style-name="P87"><text:span text:style-name="T78">Dada</text:span><text:span text:style-name="T69"> - http://mojo.skazat.com/</text:span></text:p>
        </text:list-item>
      </text:list>
      <text:p text:style-name="P23"/>
      <text:p text:style-name="P58">(Embora os insistentes esforzos da súa web para ocultalo, é software libre, liberado baixo a licenza GNU. Tamén inclúe un arquivador) </text:p>
      <text:p text:style-name="P25"><text:s/></text:p>
      <text:h text:style-name="P71" text:outline-level="6">Software de arquivamento de listas de correo: </text:h>
      <text:p text:style-name="P23"/>
      <text:list xml:id="list1310953432" text:style-name="L14">
        <text:list-item>
          <text:p text:style-name="P88"><text:span text:style-name="T78">MhonArc</text:span><text:span text:style-name="T69"> - </text:span><text:a xlink:type="simple" xlink:href="http://www.mhonarc.org/"><text:span text:style-name="T69">http://www.mhonarc.org/</text:span></text:a></text:p>
        </text:list-item>
        <text:list-item>
          <text:p text:style-name="P88"><text:span text:style-name="T78">Hypermail</text:span><text:span text:style-name="T69"> - </text:span><text:a xlink:type="simple" xlink:href="http://www.hypermail.org/"><text:span text:style-name="T69">http://www.hypermail.org/</text:span></text:a></text:p>
        </text:list-item>
        <text:list-item>
          <text:p text:style-name="P88"><text:span text:style-name="T78">Lurker</text:span><text:span text:style-name="T69"> - </text:span><text:a xlink:type="simple" xlink:href="http://sourceforge.net/projects/lurker/"><text:span text:style-name="T69">http://sourceforge.net/projects/lurker/</text:span></text:a></text:p>
        </text:list-item>
        <text:list-item>
          <text:p text:style-name="P88"><text:span text:style-name="T78">Procmail</text:span><text:span text:style-name="T69"> - http://www.procmail.org/</text:span></text:p>
        </text:list-item>
      </text:list>
      <text:p text:style-name="P23"/>
      <text:p text:style-name="P58">(Software de acompañamento de <text:span text:style-name="T11">Smartlistk</text:span>, é un sistema procesador de correo que pode, aparentemente, ser configurado como arquivador) </text:p>
      <text:h text:style-name="Heading_20_2" text:outline-level="2">Control de versións </text:h>
      <text:p text:style-name="P23">Un <text:span text:style-name="T20">sistema de control de versións</text:span> (ou <text:span text:style-name="T20">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3"><text:soft-page-break/></text:p>
      <text:p text:style-name="P23">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0">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3"/>
      <text:p text:style-name="P23">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3">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26">A palabra <text:span text:style-name="T20">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58">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70" text:outline-level="6">Mensaxe de <text:span text:style-name="T11">log</text:span></text:h>
      <text:p text:style-name="P58">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1">log</text:span> ás audiencias apropiadas; tamén, <text:span text:style-name="T95">na sección “Tradición na documentación” do capítulo 6 “Comunicacións” </text:span>se discute acerca dos modos en que os contribuíntes deben escribir mensaxes de <text:span text:style-name="T11">log</text:span> sinxelas e útiles. </text:p>
      <text:h text:style-name="P73" text:outline-level="6">Actualizar (update) </text:h>
      <text:p text:style-name="P58">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text:soft-page-break/>corrixido hai unha semana, tenta facer unha actualización, debería solucionarse." </text:p>
      <text:h text:style-name="P72" text:outline-level="6">Repositorio </text:h>
      <text:p text:style-name="P58">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72" text:outline-level="6">Checkout </text:h>
      <text:p text:style-name="P58">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72" text:outline-level="6">Copia de traballo </text:h>
      <text:p text:style-name="P60"><text:span text:style-name="T63">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4">commits</text:span><text:span text:style-name="T63">. </text:span></text:p>
      <text:h text:style-name="P70" text:outline-level="6">Conxunto de mudanzas (<text:span text:style-name="T11">changeset</text:span>), mudanza, revisión </text:h>
      <text:p text:style-name="P58">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referiren a un conxunto de mudanzas subidas todas xuntas nun único <text:span text:style-name="T11">commit</text:span> como unha unidade conceptual </text:p>
      <text:p text:style-name="P23"/>
      <text:p text:style-name="P58">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3"/>
      <text:p text:style-name="P58">Cando un fala sobre un ficheiro ou colección de ficheiros sen especificar unha revisión en particular, xeralmente se asume que se está a referir a(s) revisión(s) máis recentes. </text:p>
      <text:h text:style-name="P72" text:outline-level="6"><text:span text:style-name="T11">Diff</text:span> </text:h>
      <text:p text:style-name="P58">Representación textual dunha mudanza. Un "<text:span text:style-name="T11">diff</text:span>" mostra que liñas foron mudadas e como, ademais dunhas poucas liñas de contextualización desa información. Un desenvolvedor que estea familiarizado cun código dado, poderá ler o <text:span text:style-name="T11">diff</text:span> comparándoo co código e entender que foi o que se mudou, e mesmo localizar erros. </text:p>
      <text:h text:style-name="P73" text:outline-level="6">Etiqueta (tag)</text:h>
      <text:p text:style-name="P58">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0">Versión_1_0</text:span><text:span text:style-name="T82">, </text:span><text:span text:style-name="T20">Distribución_00456</text:span>, etc. </text:p>
      <text:h text:style-name="P73" text:outline-level="6"><text:soft-page-break/>Rama (branch) </text:h>
      <text:p text:style-name="P58">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3"><text:s/></text:p>
      <text:p text:style-name="P58">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6">a definición de ramas máis adiante neste capítulo, s</text:span>e precisares máis detalles sobre a creación de ramas. </text:p>
      <text:h text:style-name="P72" text:outline-level="6">Fusionar ("<text:span text:style-name="T11">merge</text:span>", ou "<text:span text:style-name="T11">port</text:span>") </text:h>
      <text:p text:style-name="P58">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7">na sección “Singularidade da información” neste mesmo capítulo.</text:span></text:p>
      <text:p text:style-name="P23"/>
      <text:p text:style-name="P58">"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pan text:style-name="T26">Conflito</text:span> </text:h>
      <text:p text:style-name="P58">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70" text:outline-level="6">Bloquear (<text:span text:style-name="T11">lock</text:span>) </text:h>
      <text:p text:style-name="P58">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3"/>
      <text:p text:style-name="P58">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3">Cando este libro foi escrito, os dous sistemas de control de versións máis populares no mundo do software libre <text:soft-page-break/>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3"/>
      <text:p text:style-name="P23">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3"/>
      <text:p text:style-name="P23">Ningún dos fallos de CVS é fatal, e aínda é moi popular. Porén, nos últimos anos o máis recente Subversion está a gañar terreo, especialmente nos proxectos máis novos<text:note text:id="ftn6" text:note-class="footnote"><text:note-citation>6</text:note-citation><text:note-body><text:p text:style-name="P38">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3"/>
      <text:p text:style-name="P23">Pola contra, dado que eu estou participando no proxecto Subversion, a miña obxectividade pode ser razoablemente discutida. E nos últimos anos teñen xurdido un certo número de novos sistemas de control de versións en software libre. <text:span text:style-name="T98">Na sección </text:span>“<text:span text:style-name="T98">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3">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3">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3"/>
      <text:p text:style-name="P23">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3"/>
      <text:p text:style-name="P23">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5">configure</text:span> a partir do molde <text:span text:style-name="T64">configure.in</text:span>. Para faceres unha mudanza a <text:span text:style-name="T64">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text:soft-page-break/>xente vai inevitablemente esquecer rexeneralos cando incorporaren unha mudanza a un molde, e a correspondente falta de cohesión non vai causar máis que confusión). </text:p>
      <text:p text:style-name="P23"/>
      <text:p text:style-name="P23">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3"/>
      <text:p text:style-name="P23">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3"/>
      <text:h text:style-name="Heading_20_4" text:outline-level="4">Navegabilidade </text:h>
      <text:p text:style-name="P23">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3"/>
      <text:p text:style-name="P23">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3"/>
      <text:p text:style-name="P23">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completamente actualizada. </text:p>
      <text:p text:style-name="P23"/>
      <text:p text:style-name="P23">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3">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99">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3"/>
      <text:p text:style-name="P23">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text:soft-page-break/>información para realizar calquera outra operación (por exemplo, enviar un correo electrónico). </text:p>
      <text:p text:style-name="P23"/>
      <text:p text:style-name="P23">No caso dos sistemas de envío de mensaxes de actualización pre-empacotados, talvez queiras modificar algúns dos comportamentos por defecto: </text:p>
      <text:p text:style-name="P23"/>
      <text:list xml:id="list860423108" text:style-name="L15">
        <text:list-item>
          <text:p text:style-name="P89"><text:span text:style-name="T69">Algúns destes sistemas non inclúen os "</text:span><text:span text:style-name="T74">diff</text:span><text:span text:style-name="T69">" no email, mais inclúen unha URL na que consultar as mudanzas no repositorio a través do navegador web. Aínda que fornecer a URL está ben, de xeito que se poida facer referencia á mudanza máis tarde, é tamén </text:span><text:span text:style-name="T74">moi</text:span><text:span text:style-name="T69"> importante que a mensaxe de envío da mudanza inclúa os propios </text:span><text:span text:style-name="T74">diff</text:span><text:span text:style-name="T69">.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20"/>
      <text:p text:style-name="P49"><text:span text:style-name="T69">(Desde logo, se o reporte de diferencias é moi grande, como no caso de que se teña engadido ao repositorio un corpo de texto completamente novo, terá sentido omitir a información do "</text:span><text:span text:style-name="T74">diff</text:span><text:span text:style-name="T69">" e achegar tan só a URL. Os máis dos programas de envío de correos de actualización poden facer este tipo de discriminación automática. Se o teu non pode, será mellor manteres a inclusión dos "</text:span><text:span text:style-name="T74">diff</text:span><text:span text:style-name="T69">" e resignáreste a sufrir mensaxes ocasionalmente enormes, que eliminárelos por completo. A facilidade para facer revisións e comentarios é de vital importancia para o desenvolvemento colaborativo, demasiado para deixalos de lado) </text:span></text:p>
      <text:p text:style-name="P110"/>
      <text:list xml:id="list1918082273" text:continue-numbering="true" text:style-name="L15">
        <text:list-item>
          <text:p text:style-name="P89"><text:span text:style-name="T69">Os correos de subida de mudanzas deberían ter o cabezallo "</text:span><text:span text:style-name="T74">Reply-to</text:span><text:span text:style-name="T69">"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69">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4">e</text:span><text:span text:style-name="T69">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3"/>
      <text:p text:style-name="P58">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CIA: outro mecanismo de publicación de mudanzas (<text:span text:style-name="T11">Another Change Publication Mechanism</text:span>) </text:h>
      <text:p text:style-name="P23">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3"/>
      <text:p text:style-name="P23">A maneira en que traballa consiste en que ti invocas o programa CIA de notificación desde o gancho (<text:span text:style-name="T11">hook</text:span>) do <text:soft-page-break/>teu sistema de publicación de mudanzas. O notificador formata a XML a información da mudanza, e a envía como mensaxe a un servidor central (típicamente <text:span text:style-name="T19">cia.navi.cx</text:span>). A continuación, ese servidor distribúe a información sobre a mudanza a outros foros. </text:p>
      <text:p text:style-name="P23"/>
      <text:p text:style-name="P23">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3"/>
      <text:p text:style-name="P23">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3">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3"/>
      <text:p text:style-name="P23">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3"/>
      <text:p text:style-name="P23">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3"/>
      <text:p text:style-name="P23">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0">as seccións “Estabilizando unha publicación” no capítulo 7 “Empacotamento, publicación e desenvolvemento diario”) </text:span>sen ter que se preocupar acerca de manter controlada unha diana móbil. </text:p>
      <text:p text:style-name="P23"/>
      <text:p text:style-name="P23">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3">A fusión (<text:span text:style-name="T1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3"/>
      <text:p text:style-name="P23">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text:soft-page-break/>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3"/>
      <text:p text:style-name="P23">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3"/>
      <text:p text:style-name="P23">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3"/>
      <text:p text:style-name="P23">Todo o que antecede implica que se debería empregar unha sintaxe coherente para referirse ás revisións. Isto non é só importante para as mensaxes de rexistro, senón tamén nas de correo electrónico, o xestor de erros (<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1">os capítulos 6 “Comunicacións” e 7 “Empacotamento, publicación e desenvolvemento diario”) </text:span>e como unha boa parte do traballo de arquivamento vai ser feita por voluntarios, mellor mantelo tan simple como for posible. </text:p>
      <text:p text:style-name="P23"/>
      <text:p text:style-name="P23">Podes ver tamén <text:span text:style-name="T102">a sección “Liberación e desenvolvemento diario” no capítulo 7 “Empacotamento, liberación e desenvolvemento diario”.</text:span></text:p>
      <text:h text:style-name="Heading_20_4" text:outline-level="4">Autorización </text:h>
      <text:p text:style-name="P23">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3">a sección “Commiters” no capítulo 8 “Xestión de voluntarios” </text:span>para entenderes como se decide quen vai poder introducir mudanzas en que partes do proxecto) </text:p>
      <text:p text:style-name="P23"/>
      <text:p text:style-name="P23">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3"/>
      <text:p text:style-name="P23">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3"/>
      <text:p text:style-name="P23"><text:soft-page-break/>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3"/>
      <text:p text:style-name="P23">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3"/>
      <text:p text:style-name="P23">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3"/>
      <text:p text:style-name="P23">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ao sistema de autenticacións. </text:p>
      <text:p text:style-name="P23"/>
      <text:p text:style-name="P23">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3"/>
      <text:p text:style-name="P23">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4">na sección “Quen vota?” do capítulo 4 “Infraestructura social e política”.</text:span> </text:p>
      <text:h text:style-name="Heading_20_2" text:outline-level="2">Xestor de erros (Bug Tracker) </text:h>
      <text:p text:style-name="P23">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3"/>
      <text:p text:style-name="P23">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5">na sección “Xestores de erros”.</text:span> </text:p>
      <text:p text:style-name="P23"><text:soft-page-break/></text:p>
      <text:p text:style-name="P23">Neste libro, eu vou continuar a falar de "xestor de erros” (<text:span text:style-name="T11">bug tracker</text:span>) cando me refira ao software que fai o 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3"/>
      <text:p text:style-name="P23">O clásico ciclo de vida dun asunto é semellante a: </text:p>
      <text:p text:style-name="P23"/>
      <text:list xml:id="list791872445" text:style-name="L16">
        <text:list-item>
          <text:p text:style-name="P90"><text:span text:style-name="T69">Alguén detecta o erro. Subministra un resumo, unha breve descrición do mesmo (incluíndo unha receita para reproducir o fallo, no seu caso; bótalle unha ollada </text:span><text:span text:style-name="T70">á sección “Trata a cada usuario como un potencial voluntario” no capítulo 8 “Xestión de voluntarios” </text:span><text:span text:style-name="T69">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50"><text:span text:style-name="T69">Unha vez reportado, o asunto fica rexistrado no estado coñecido como </text:span><text:span text:style-name="T74">aberto</text:span><text:span text:style-name="T69">. Como de momento non se realizou ningunha operación sobre el, algúns xestores de erros o denominan </text:span><text:span text:style-name="T74">non verificado</text:span><text:span text:style-name="T69"> e/ou </text:span><text:span text:style-name="T74">sen iniciar.</text:span><text:span text:style-name="T69">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2082665923" text:continue-numbering="true" text:style-name="L16">
        <text:list-item>
          <text:p text:style-name="P111">Outra xente vai ler o asunto, engadirlle comentarios, e talvez preguntarlle ao remitente orixinal sobre detalles que clarifiquen algún punto escuro. </text:p>
        </text:list-item>
        <text:list-item>
          <text:p text:style-name="P90"><text:span text:style-name="T69">O erro é entón </text:span><text:span text:style-name="T74">reproducido</text:span><text:span text:style-name="T69">.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90"><text:span text:style-name="T69">O erro é entón </text:span><text:span text:style-name="T74">diagnosticado</text:span><text:span text:style-name="T69">: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50"><text:span text:style-name="T69">Neste paso, ou ás veces no anterior, un desenvolvedor vaise "apropiar" do asunto e </text:span><text:span text:style-name="T74">autoasignalo</text:span><text:span text:style-name="T69"> </text:span><text:span text:style-name="T74">a el mesmo</text:span><text:span text:style-name="T69"> <text:s/>(</text:span><text:span text:style-name="T71">máis información na sección “Distingue entre petición e asignación”</text:span><text:span text:style-name="T69"> </text:span><text:span text:style-name="T71">do capítulo 8 “Xestión de voluntarios”) </text:span><text:span text:style-name="T69">examina o proceso con máis detalle). A </text:span><text:span text:style-name="T74">prioridade</text:span><text:span text:style-name="T69"> pode tamén ser establecida neste paso. Por exemplo, se for tan severo que podería atrasar a seguinte liberación, ese asunto precisa ser identificado logo, e o xestor debería proporcionar algunha maneira de notificalo. </text:span></text:p>
      <text:list xml:id="list389409548" text:continue-numbering="true" text:style-name="L16">
        <text:list-item>
          <text:p text:style-name="P111">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90"><text:span text:style-name="T69">O erro é resolto (ou a tarefa completada, ou o remendo aplicado, ou o que for). A mudanza ou conxunto de mudanzas resultantes da súa resolución deberán ser gravadas nun comentario, e posteriormente o asunto é </text:span><text:span text:style-name="T74">pechado</text:span><text:span text:style-name="T69"> e/ou marcado como </text:span><text:span text:style-name="T74">resolto</text:span><text:span text:style-name="T69">. </text:span></text:p>
        </text:list-item>
      </text:list>
      <text:p text:style-name="P23"/>
      <text:p text:style-name="P23">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6">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6">Xestor de incidencias” no capítulo 8 “Xestión de voluntarios”.</text:span></text:p>
      <text:p text:style-name="P23"><text:soft-page-break/></text:p>
      <text:p text:style-name="P23">Outra variación frecuente do ciclo de vida consiste en pechar o asunto como <text:span text:style-name="T11">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3"/>
      <text:p text:style-name="P23">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3"><text:s/></text:p>
      <text:p text:style-name="P23">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3"/>
      <text:p text:style-name="P23">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3"/>
      <text:p text:style-name="P23">A necesidade de reaccionar a tempo implica dúas cousas: </text:p>
      <text:p text:style-name="P23"/>
      <text:list xml:id="list1677272425" text:style-name="L17">
        <text:list-item>
          <text:p text:style-name="P91"><text:span text:style-name="T69">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4">Reply-to</text:span><text:span text:style-name="T69">" debería ser dirixido á lista xeral de desenvolvemento. </text:span></text:p>
        </text:list-item>
        <text:list-item>
          <text:p text:style-name="P91"><text:span text:style-name="T69">O formulario de notificación de asuntos debería capturar o enderezo de correo do remitente, de xeito que poida ser contactado para pedirlle máis información. (Porén, non debería </text:span><text:span text:style-name="T74">requirir</text:span><text:span text:style-name="T69"> ese enderezo, dado que hai xente que prefire notificar erros de xeito anónimo. Véxase “</text:span><text:span text:style-name="T72">Confidencialidade” máis adiante neste capítulo </text:span><text:span text:style-name="T69">para ler información adicional sobre a importancia de poder manter o anonimato.) </text:span></text:p>
        </text:list-item>
      </text:list>
      <text:h text:style-name="Heading_20_3" text:outline-level="3">Interacción con listas de correo </text:h>
      <text:p text:style-name="P23">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3"/>
      <text:p text:style-name="P23">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7">Xestión compartida” no capítulo 8 “Xestión de voluntarios”) </text:span>ten a ver con asegurar que a información correcta está sendo posta a disposición da xente axeitada, máis que con pretender que todos os desenvolvedores estean <text:soft-page-break/>pendentes de todos os asuntos. En “<text:span text:style-name="T107">Uso do xestor de erros” no capítulo 6 “Comunicacións” </text:span>veremos algunhas maneiras de asegurar que a xente non lance discusións fora dos foros apropiados e no xestor de erros. </text:p>
      <text:p text:style-name="P23"/>
      <text:p text:style-name="P23">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3"/>
      <text:h text:style-name="Heading_20_3" text:outline-level="3">Prefiltrando o xestor de erros </text:h>
      <text:p text:style-name="P23">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3"/>
      <text:p text:style-name="P23">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3"/>
      <text:p text:style-name="P23">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3"/>
      <text:p text:style-name="P23">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3"><text:s text:c="6"/><text:span text:style-name="T83">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3"/>
      <text:p text:style-name="P23">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3"/>
      <text:p text:style-name="P23">O sistema de colegas pode manter a base de datos de asuntos realmente limpa, mais tamén ten algunhas desvantaxes. Moita xente vai reportar en solitario, de todas maneiras, ben por non teren atopado, ou por <text:soft-page-break/>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3"/>
      <text:list xml:id="list2128518118" text:style-name="L18">
        <text:list-item>
          <text:p text:style-name="P112">Responder inmediatamente ao asunto, agradecendo amablemente o usuario por telo remitido, mais dirixíndoos ás instrucións sobre revisión por terceiros (que, por suposto, deberán estar ben visibles na web do proxecto). </text:p>
        </text:list-item>
        <text:list-item>
          <text:p text:style-name="P112">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12">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3"/>
      <text:p text:style-name="P23">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3"/>
      <text:p text:style-name="P23">Podes ver máis sobre este tema en “<text:span text:style-name="T108">Xestor de incidencias” no capítulo 8 “Xestión de voluntarios”.</text:span></text:p>
      <text:h text:style-name="Heading_20_2" text:outline-level="2">IRC / Sistema de comunicacións en tempo real </text:h>
      <text:p text:style-name="P23">Moitos proxectos ofrecen salas de conversación en tempo real usando foros <text:span text:style-name="T11">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38">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3"/>
      <text:p text:style-name="P23">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3"/>
      <text:p text:style-name="P65">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3"/>
      <text:p text:style-name="P23">Algúns proxectos ofrecen varios canais, un por subtema. Por exemplo, un canal para problemas de instalación, outro para cuestións sobre o uso, outro para conversas sobre desenvolvemento, etc. <text:span text:style-name="T109">(“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3"/>
      <text:p text:style-name="P23">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66">Para facelo, usa o comando</text:span><text:span text:style-name="T67"> /topic</text:span><text:span text:style-name="T66">. Todos os comandos no IRC comezan polo carácter "/". Bótalle unha ollada a <text:s/></text:span><text:a xlink:type="simple" xlink:href="http://www.irchelp.org/"><text:span text:style-name="T66">http://www.irchelp.org/</text:span></text:a><text:span text:style-name="T66"> se non estás familiarizado co uso e administración do IRC; en particular, </text:span><text:a xlink:type="simple" xlink:href="http://www.irchelp.org/irchelp/irctutorial.html"><text:span text:style-name="T66">http://www.irchelp.org/irchelp/irctutorial.html</text:span></text:a><text:span text:style-name="T66"> é un excelente titorial.</text:span></text:p></text:note-body></text:note></text:span><text:span text:style-name="T11">.</text:span> <text:soft-page-break/>O tema do canal é unha mensaxe breve que cada usuario ve no momento de entrar no canal. Inclúe instrucións para os novatos e ligazóns a máis información. Por exemplo:</text:p>
      <text:p text:style-name="P23"><text:s/></text:p>
      <text:p text:style-name="P67">Estás charlando en #svn </text:p>
      <text:p text:style-name="P67"/>
      <text:p text:style-name="P66"><text:span text:style-name="T63">O tema para #svn é o Foro para as cuestións dos usuarios de Subversion, podes visitar tamén </text:span><text:a xlink:type="simple" xlink:href="http://subversion.tigris.org/"><text:span text:style-name="T63">http://subversion.tigris.org/</text:span></text:a><text:span text:style-name="T63">. || As discusións sobre desenvolvemento teñen lugar en #svn-dev. || Por favor non coles transcricións longas aquí, pola contra usa un sitio como http://pastebin.ca/. || NOVAS: Subversion 1.1.0 foi liberado, máis detalles en http://svn110.notlong.com/. </text:span></text:p>
      <text:p text:style-name="P23"/>
      <text:p text:style-name="P23"/>
      <text:p text:style-name="P23">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3">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3"/>
      <text:p text:style-name="P23">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3"/>
      <text:p text:style-name="P23">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7">Bots</text:span> </text:h>
      <text:p text:style-name="P23">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28"/>
      <text:p text:style-name="code"><text:span text:style-name="T110">&lt;</text:span>kfogel<text:span text:style-name="T110">&gt;</text:span> ayita: learn diff-cmd = http://subversion.tigris.org/faq.html#diff-cmd </text:p>
      <text:p text:style-name="code"><text:span text:style-name="T110">&lt;</text:span>ayita<text:span text:style-name="T110">&gt;</text:span> <text:s/>Grazas! </text:p>
      <text:p text:style-name="code"/>
      <text:p text:style-name="P23">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3"/>
      <text:p text:style-name="code"><text:span text:style-name="T110">&lt;</text:span>kfogel<text:span text:style-name="T110">&gt;</text:span> ayita: tell jrandom about diff-cmd </text:p>
      <text:p text:style-name="code"><text:span text:style-name="T110">&lt;</text:span>ayita<text:span text:style-name="T110">&gt;</text:span> <text:s/>jrandom: http://subversion.tigris.org/faq.html#diff-cmd </text:p>
      <text:p text:style-name="P23"/>
      <text:p text:style-name="P23">O mesmo pode facerse mediante un atallo axeitado: </text:p>
      <text:p text:style-name="P23"/>
      <text:p text:style-name="P74"><text:span text:style-name="T110">&lt;</text:span>kfogel<text:span text:style-name="T110">&gt;</text:span> !a jrandom diff-cmd </text:p>
      <text:p text:style-name="P74"><text:span text:style-name="T91">&lt;</text:span><text:span text:style-name="T90">ayita</text:span><text:span text:style-name="T91">&gt;</text:span><text:span text:style-name="T90"> <text:s/>jrandom: http://subversion.tigris.org/faq.html#diff-cmd </text:span></text:p>
      <text:p text:style-name="P23"/>
      <text:p text:style-name="P23">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1">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text:soft-page-break/>precisos privilexios especiais para executar un <text:span text:style-name="T11">bot</text:span>. Un <text:span text:style-name="T11">bot</text:span> é un programa cliente; calquera pode pór un en marcha e dirixilo para que escoite un determinado servidor/canal. </text:p>
      <text:p text:style-name="P23"/>
      <text:p text:style-name="P23">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3"/>
      <text:h text:style-name="Heading_20_3" text:outline-level="3">Arquivando o IRC </text:h>
      <text:p text:style-name="P23">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3"/>
      <text:p text:style-name="P23">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3"><text:span text:style-name="T1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3"/>
      <text:p text:style-name="P23">Non hai espazo aquí para facer unha explicación técnica detallada de RSS<text:note text:id="ftn10" text:note-class="footnote"><text:note-citation>10</text:note-citation><text:note-body><text:p text:style-name="Footnote"><text:span text:style-name="T66">Podes ver <text:s/></text:span><text:a xlink:type="simple" xlink:href="http://www.xml.com/pub/a/2002/12/18/dive-into-xml.html"><text:span text:style-name="T66">http://www.xml.com/pub/a/2002/12/18/dive-into-xml.html</text:span></text:a><text:span text:style-name="T66">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3"/>
      <text:p text:style-name="P23">Isto quere dicir que o teu proxecto de software de código aberto debería probablemente ofrecer un <text:span text:style-name="T11">feed</text:span> RSS (os máis dos sitios de aloxamento preconfigurado xa o ofrecen como opción por defecto, véxase “<text:span text:style-name="T111">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3"/>
      <text:p text:style-name="P23">Ao César o que é do César<text:note text:id="ftn11" text:note-class="footnote"><text:note-citation>11</text:note-citation><text:note-body><text:p text:style-name="P38">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text:soft-page-break/>Wikis </text:h>
      <text:p text:style-name="P23">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3"/>
      <text:p text:style-name="P23">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66">Nota do tradutor: de feito, xa no momento de facerse esta tradución (decembro de 2009), practicamente todos os proxectos que se desenvolven de xeito colaborativo contan con cadansúa </text:span><text:span text:style-name="T67">wiki, </text:span><text:span text:style-name="T68">ben</text:span><text:span text:style-name="T66">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3"/>
      <text:p text:style-name="P27">Se decidires montar unha <text:span text:style-name="T11">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92"><text:span text:style-name="T78">Ausencia de principios de navegación. </text:span><text:span text:style-name="T69">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4">wiki</text:span><text:span text:style-name="T69"> van respectar esa diferenza, mais só se a diferenza estiver claramente establecida desde o principio. </text:span></text:p>
        </text:list-item>
        <text:list-item>
          <text:p text:style-name="P92"><text:span text:style-name="T79">Duplicación da información. </text:span><text:span text:style-name="T69">As </text:span><text:span text:style-name="T74">wikis</text:span><text:span text:style-name="T69">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92">A<text:span text:style-name="T79">udiencia obxectivo mal definida. </text:span><text:span text:style-name="T69">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3"/>
      <text:p text:style-name="P23">A solución máis común a todos estes problemas é a mesma: fixar estándares editoriais, e demostralos non só 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3"/>
      <text:p text:style-name="P23">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text:soft-page-break/>preparación para montares a <text:span text:style-name="T11">wiki</text:span> dun proxecto de software de código aberto, paga a pena emular o seu espírito. </text:p>
      <text:p text:style-name="P23"/>
      <text:p text:style-name="P23">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3">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4">preconfigurado</text:span></text:h>
      <text:p text:style-name="P23">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23"/>
      <text:p text:style-name="P23">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3"/>
      <text:p text:style-name="P23">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2">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web. </text:p>
      <text:p text:style-name="P23"/>
      <text:p text:style-name="P23">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1">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3"/>
      <text:p text:style-name="P23">Detrás de cada aspecto individual do deseño de SourceForge, hai sen dúbida unha boa razón (boa desde o <text:soft-page-break/>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3"/>
      <text:p text:style-name="P23">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7">preconfigurado</text:span> </text:h>
      <text:p text:style-name="P23">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39"><text:s/><text:span text:style-name="T8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6">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3"/>
      <text:p text:style-name="P23">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h text:style-name="Heading_20_4" text:outline-level="4">Anonimato e participación </text:h>
      <text:p text:style-name="P23">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3"/>
      <text:p text:style-name="P23">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3"/>
      <text:p text:style-name="P23">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text:h text:style-name="P125" text:outline-level="1"><text:span text:style-name="T123">Capítulo 4. </text:span><text:span text:style-name="T122">Infraestrutura social e política</text:span> </text:h>
      <text:p text:style-name="P16">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text:soft-page-break/>parte deste, mais non chegan a explicar como os proxectos funcionan no día a día, e non din nada sobre como son resoltos os conflitos. </text:p>
      <text:p text:style-name="P16"/>
      <text:p text:style-name="P16">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6"/>
      <text:p text:style-name="P16">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1">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6"/>
      <text:h text:style-name="P128" text:outline-level="2">Posibilidade de crear ramas (forkability) </text:h>
      <text:p text:style-name="P16"><text:s/></text:p>
      <text:p text:style-name="P16">O ingrediente indispensable que une os desenvolvedores nun proxecto de software libre, e fai que estean dispostos a comprometérense cando for necesario, é a <text:span text:style-name="T11">capacidade de crearen ramas (forkability)</text:span> do código: a capacidade de calquera de coller unha copia do código fonte e utilizala para iniciar un proxecto en concorrencia, coñecido como "fork". O paradoxo é que a <text:span text:style-name="T11">posibilidade</text:span> de crear ramas é unha forza moito maior nos proxectos de software libre que as ramificacións reais, as cales son moi raras. Xa que a creación dunha rama é mala para todos (por motivos examinados en detalle na sección <text:span text:style-name="T11">Ramas</text:span><text:span text:style-name="T21"> do capítulo 8, </text:span><text:span text:style-name="T11">Xestionando Voluntarios</text:span>), canto mais alto for o risco de ramificación, máis dispostos a comprometerse para evitalo estarán os membros. </text:p>
      <text:p text:style-name="P16"/>
      <text:p text:style-name="P16">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6"/>
      <text:p text:style-name="P16">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1">kernel</text:span> de Linux), mais isto é así porque eles <text:span text:style-name="T11">escollen</text:span> facelo, dunha <text:soft-page-break/>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6"/>
      <text:p text:style-name="P16">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6"/>
      <text:h text:style-name="P128" text:outline-level="2">Ditadores benevolentes </text:h>
      <text:p text:style-name="P16"/>
      <text:p text:style-name="P16">O modelo de <text:span text:style-name="T11">ditador benevolente</text:span> é exactamente o que parece: a autoridade de tomar a decisión final radica nunha soa persoa, da que, en virtude da súa personalidade e experiencia, espérase que a use sabiamente. </text:p>
      <text:p text:style-name="P16"/>
      <text:p text:style-name="P16">Aínda que "ditador benevolente" (ou <text:span text:style-name="T11">DB</text:span>)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1">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6"/>
      <text:h text:style-name="P76" text:outline-level="4"><text:span text:style-name="T125">Quen pode ser un bo ditador benevolente?</text:span> </text:h>
      <text:p text:style-name="P16"/>
      <text:p text:style-name="P16">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text:soft-page-break/>decisións contrarias con a suficiente sensibilidade tendo en conta o peso das súas palabras, tanto tecnicamente como psicoloxicamente. </text:p>
      <text:p text:style-name="P16"/>
      <text:p text:style-name="P16">O DB <text:span text:style-name="T11">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1">si</text:span> é realmente importante é a experiencia e un bo sentido de deseño global do proxecto; non necesariamente a habilidade de xerar un bo deseño baixo demanda, senón a capacidade de recoñecelo, sexa cal for a súa orixe. </text:p>
      <text:p text:style-name="P16"/>
      <text:p text:style-name="P16">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6"/>
      <text:p text:style-name="P16">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1">root</text:span> (administrador do sistema) nos servidores principais do proxecto ou non. Ás veces a xente fala de control do servidor coma se fose a última fonte de poder nun proxecto, mais en realidade é irrelevante. A posibilidade de agregar ou quitar as señas de <text:span text:style-name="T11">commit</text:span> dos membros nun servidor só afecta á copia do proxecto que reside no servidor. Un abuso prolongado dese poder, xa sexa polo DB ou doutra persoa, simplemente levaría ao traslado a un servidor diferente. </text:p>
      <text:p text:style-name="P16"/>
      <text:p text:style-name="P16">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6"/>
      <text:h text:style-name="P128" text:outline-level="2">Democracia baseada no consenso </text:h>
      <text:p text:style-name="P16"/>
      <text:p text:style-name="P16">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text:soft-page-break/>liderado carismático individual a un sistema máis formal baseado no grupo, é raro que volte ao estado anterior. </text:p>
      <text:p text:style-name="P16"/>
      <text:p text:style-name="P16">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6"/>
      <text:p text:style-name="P16"><text:span text:style-name="T11">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6"/>
      <text:p text:style-name="P16">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6"/>
      <text:p text:style-name="P16">Para as pequenas decisións, non controvertidas, a proposta de consenso é implícita. Por exemplo, cando un desenvolvedor realiza un <text:span text:style-name="T11">commit</text:span> non solicitado para a corrección dun erro, o mesmo <text:span text:style-name="T11">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1">non</text:span> alcanza o consenso, para o proxecto é simple analizar a mudanza como se aínda non se realizase. A razón de que isto funcione é o tema da próxima sección. </text:p>
      <text:p text:style-name="P16"/>
      <text:h text:style-name="P75" text:outline-level="4">Control de versións quere dicir que te podes relaxar </text:h>
      <text:p text:style-name="P16"/>
      <text:p text:style-name="P16">O feito de que o código fonte do proxecto fique baixo un sistema de control de versións quere dicir que a maioría das decisións poden facilmente desfacerse. O caso máis común no que isto ocorre é que alguén realiza un <text:span text:style-name="T11">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1">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1">feedback</text:span>" é necesario antes de facer algo. </text:p>
      <text:p text:style-name="P16"/>
      <text:p text:style-name="P16">Isto tamén quere dicir que o proceso de establecer un consenso non necesita ser moi formal. Moitos proxectos manexan isto por instinto. As mudanzas menores pódense levar a cabo sen discusión, ou <text:soft-page-break/>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6"/>
      <text:p text:style-name="P16">Así, cando alguén estiver seguro de que sabe o que hai que facer, debería seguir adiante e facelo. Isto aplícase non só ao <text:span text:style-name="T11">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6">A xente sempre sente que o impulso está unido á acción, e serán un pouco máis relutantes a reverteren unha mudanza que a previla nun primeiro momento. Se un desenvolvedor abusa deste feito, efectuando <text:span text:style-name="T11">commits</text:span> potencialmente controvertidos demasiado rápido, a xente pode e debe queixarse, aplicándolle a este desenvolvedor unhas normas máis estritas ata que isto mellore. </text:p>
      <text:p text:style-name="P16"/>
      <text:h text:style-name="P76" text:outline-level="4"><text:span text:style-name="T125">Cando o consenso non pode ser alcanzado, votación</text:span> </text:h>
      <text:p text:style-name="P16"><text:s/></text:p>
      <text:p text:style-name="P16">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1">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6"/>
      <text:p text:style-name="P16">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1">Xente Problemática</text:span> do capítulo 6, <text:span text:style-name="T11">Comunicacións</text:span>, para saber como facer fronte a este tipo de obstrucionismo. </text:p>
      <text:p text:style-name="P16"/>
      <text:p text:style-name="P16">Recorda que se debe especificar o sistema de votación, xa que hai moitos tipos diferentes, e a xente pode ter falsas expectativas sobre o procedemento que se utiliza. Unha boa elección na maioría dos casos é o <text:span text:style-name="T11">voto de aprobación</text:span>, a través do cal cada elector pode votar por tantas opcións como desexe. O voto de aprobación é fácil de explicar e recontar, e a diferenza doutros métodos, só require unha <text:soft-page-break/>rolda de votación. Consulta <text:span text:style-name="T11">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6"/>
      <text:p text:style-name="P16">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6"/>
      <text:h text:style-name="P76" text:outline-level="4">Cando votar </text:h>
      <text:p text:style-name="P16"/>
      <text:p text:style-name="P16">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6"/>
      <text:p text:style-name="P16">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6"/>
      <text:p text:style-name="P16">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6"/>
      <text:p text:style-name="P16"><text:soft-page-break/>(Ten en conta que este consello de ser relutante ás votacións non se aplica á votación sobre mudanza-inclusión que se describe na sección <text:span text:style-name="T11">Estabilizando unha versión</text:span> do capítulo 7, <text:span text:style-name="T11">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6"/>
      <text:h text:style-name="P76" text:outline-level="4">Quen vota? </text:h>
      <text:p text:style-name="P16"/>
      <text:p text:style-name="P16">Ter un sistema de votación pon de manifesto a cuestión do electorado: quen vai votar? Isto pode ser un tema delicado, porque obriga a que o proxecto recoñeza oficialmente que hai xente máis involucrada, ou máis valorada que outros. </text:p>
      <text:p text:style-name="P16"/>
      <text:p text:style-name="P16">A mellor solución é simplemente tomar unha distinción existente, o acceso a <text:span text:style-name="T11">commit</text:span>, e asociar a isto o privilexio de voto. Nos proxectos que ofrecen permisos tanto parciais como totais, a cuestión de se os <text:span text:style-name="T11">committers</text:span> con acceso parcial poden votar, depende en gran medida do proceso polo cal se concede o acceso parcial a <text:span text:style-name="T11">commit</text:span>. Se o proxecto é administrado dunha forma liberal, por exemplo, como un medio de manter moitas ferramentas de colaboración para terceiras partes no repositorio, debe ficar claro que o acceso a <text:span text:style-name="T11">commit</text:span> parcial é só o dereito de realizar <text:span text:style-name="T11">commits</text:span>, non de voto. Naturalmente a implicación inversa mantense: como os <text:span text:style-name="T11">committers</text:span> con acceso total <text:span text:style-name="T11">terán</text:span> privilexios de voto, estes deben ser elixidos non só como programadores, senón como membros do electorado. Se alguén mostra tendencias que poden producir rupturas ou obstrucións na lista de correo, o grupo debe ser moi cauteloso á hora de facelo <text:span text:style-name="T11">committer</text:span>, mesmo se a persoa estiver capacitada tecnicamente. </text:p>
      <text:p text:style-name="P16"/>
      <text:p text:style-name="P16">O sistema de votación debería ser utilizado para elixir os novos committers, tanto con privilexios completos como parciais. Mais aquí é un dos raros casos en que o segredo é apropiado. Non se pode ter os votos sobre os potenciais <text:span text:style-name="T11">committers</text:span> nunha lista de correo pública, porque os sentimentos dos candidatos (e a reputación) poderían resultar feridos. No canto disto, a forma habitual é que un <text:span text:style-name="T11">committer</text:span> actual envíe a unha lista de correo privada, formada só por <text:span text:style-name="T11">committers</text:span>, a proposta de que lle sexan concedidos permisos de <text:span text:style-name="T11">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1">mail</text:span> ao candidato e ofrécelle permisos de <text:span text:style-name="T11">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1">commit</text:span>, pode concluír que perdeu a votación, e probablemente sentirse ferido. Por suposto, se alguén explicitamente pide o acceso ao <text:span text:style-name="T11">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1">commit</text:span>. Aínda que esperamos que isto mude co tempo". Recorda que o que se di pode caer como un golpe, dependendo do nivel de confianza coa persoa. Trata de velo desde o seu punto de vista cando escribas o email. </text:p>
      <text:p text:style-name="P16"/>
      <text:p text:style-name="P16">Posto que adicionar un novo <text:span text:style-name="T11">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text:soft-page-break/>parámetros exactos non son importantes, a idea principal é conseguir que o grupo debe ser coidadoso ao engadir novos <text:span text:style-name="T11">committers</text:span>. Similares requirimentos especiais, ou ata máis estritos, débense aplicar nas votacións para <text:span text:style-name="T11">eliminar</text:span> <text:span text:style-name="T11">committers</text:span>, aínda que oxalá que iso nunca sexa necesario. Ver sección <text:span text:style-name="T11">Commiters</text:span> do capítulo 8, <text:span text:style-name="T11">Xestionando voluntarios</text:span>, para máis información sobre aspectos ademais dos relacionados coa votación engadindo e eliminando committers. </text:p>
      <text:p text:style-name="P16"/>
      <text:h text:style-name="P76" text:outline-level="4">Inquéritos fronte a votacións </text:h>
      <text:p text:style-name="P16"/>
      <text:p text:style-name="P16">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1">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6"/>
      <text:h text:style-name="P76" text:outline-level="4">Vetos </text:h>
      <text:p text:style-name="P16"/>
      <text:p text:style-name="P16">Algúns proxectos permiten un tipo especial de dereito que se coñece como <text:span text:style-name="T11">veto</text:span>.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6"><text:s/></text:p>
      <text:p text:style-name="P16">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6"/>
      <text:p text:style-name="P16">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6"/>
      <text:p text:style-name="P16">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text:soft-page-break/>con semanas ou meses de atraso, non é probable que se tome moi en serio, nin debería selo. </text:p>
      <text:p text:style-name="P16"/>
      <text:h text:style-name="P128" text:outline-level="2">Poñer todo por escrito </text:h>
      <text:p text:style-name="P16"/>
      <text:p text:style-name="P16">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6"/>
      <text:p text:style-name="P16">Este é o documento aludido na sección <text:span text:style-name="T11">Pautas de desenvolvemento</text:span> do capítulo 2, <text:span text:style-name="T11">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6"/>
      <text:p text:style-name="P16">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1">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1">como</text:span> escribir bo código, entón esas directrices da guía deberían escribirse co máximo detalle posible. </text:p>
      <text:p text:style-name="P16"/>
      <text:p text:style-name="P16">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1">FAQ -</text:span>posiblemente o documento necesite unha estrutura narrativa máis coherente que a que pode ofrecer o <text:span text:style-name="T11">FAQ</text:span>. Mais debería seguir o mesmo principio baseado en abordar as cuestións que realmente se producen, en lugar de anticiparse ás que poidan xurdir. </text:p>
      <text:p text:style-name="P16"/>
      <text:p text:style-name="P16">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1">antes</text:span> de escribir sobre isto. A xente, algunhas veces, pode ser susceptible coas estruturas xerárquicas, <text:soft-page-break/>de modo que o tema debe ser tratado con delicadeza. </text:p>
      <text:p text:style-name="P16"/>
      <text:p text:style-name="P16">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6"/>
      <text:p text:style-name="P79"><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25" text:outline-level="1"><text:span text:style-name="T126">Capítulo 5. </text:span>Diñeiro </text:h>
      <text:p text:style-name="P22">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2"/>
      <text:p text:style-name="P22">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2"/>
      <text:p text:style-name="P22">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text:soft-page-break/>"produtividade"? </text:p>
      <text:p text:style-name="P22"><text:s/></text:p>
      <text:p text:style-name="P22">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2"/>
      <text:p text:style-name="P22">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2"/>
      <text:p text:style-name="P22">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2"/>
      <text:p text:style-name="P22">Polo tanto, o diñeiro non pode comprar influencia, mais pode comprar cousas que <text:span text:style-name="T25">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2"/>
      <text:h text:style-name="P128" text:outline-level="2">Tipos de participación </text:h>
      <text:p text:style-name="P22"/>
      <text:p text:style-name="P22">Existen múltiples razóns distintas polas que os proxectos de código aberto conseguen fondos. Os elementos desta lista non son mutuamente excluentes; a miúdo o financiamento dun proxecto será o <text:soft-page-break/>resultado de varias, ou mesmo todas estas motivacións: </text:p>
      <text:h text:style-name="Heading_20_6" text:outline-level="6">Compartindo a carga </text:h>
      <text:p text:style-name="P45">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2"/>
      <text:p text:style-name="P45">Exemplos: <text:a xlink:type="simple" xlink:href="http://www.openadapter.org/">http://www.openadapter.org</text:a> <text:s/><text:a xlink:type="simple" xlink:href="http://www.koha.org/">http://www.koha.org</text:a></text:p>
      <text:h text:style-name="Heading_20_6" text:outline-level="6">Aumentando servizos </text:h>
      <text:p text:style-name="P121">Cando unha empresa vende servizos que dependen de, ou se tornan máis atractivos con, programas de código aberto, naturalmente un dos intereses desta compañía é asegurar que estes programas sexan mantidos activamente. </text:p>
      <text:p text:style-name="P22"/>
      <text:p text:style-name="P45">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Apoiando as ventas de hardware </text:h>
      <text:p text:style-name="P45">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45">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2"/>
      <text:p text:style-name="P45">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45">Ter a túa empresa asociada cunha aplicación popular de código aberto pode ser unha boa xestión de marca. </text:p>
      <text:h text:style-name="Heading_20_6" text:outline-level="6">Licenciamento dual </text:h>
      <text:p text:style-name="P45"><text:span text:style-name="T11">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1">Capítulo 9: Licenzas, Copyrights e Patentes</text:span>). Se a comunidade de <text:soft-page-break/>desenvolvedores de software libre é activa, o programa recibe os beneficios do desenvolvemento e procura de erros de amplo espectro mentres a empresa segue obtendo beneficios polas regalías para manter algúns desenvolvedores a tempo completo. </text:p>
      <text:p text:style-name="P22"/>
      <text:p text:style-name="P45">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45">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1">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2"/>
      <text:p text:style-name="P22">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2"/>
      <text:p text:style-name="P22">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2"/>
      <text:h text:style-name="P128" text:outline-level="2">Contratos a longo prazo </text:h>
      <text:p text:style-name="P22"/>
      <text:p text:style-name="P22">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2"/>
      <text:p text:style-name="P22">A credibilidade acumulada por un desenvolvedor non pode ser transferida. O exemplo máis obvio está en que un desenvolvedor que acaba de incorporase non pode herdar o nivel acceso ao código de quen <text:soft-page-break/>marcha (máis na sección chamada <text:span text:style-name="T11">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2"/>
      <text:p text:style-name="P22">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2"/>
      <text:p text:style-name="P22">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2"/>
      <text:h text:style-name="P128" text:outline-level="2">Parecer varios, non un </text:h>
      <text:p text:style-name="P22"/>
      <text:p text:style-name="P22">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text:soft-page-break/>pode. </text:p>
      <text:p text:style-name="P22"/>
      <text:p text:style-name="P22">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2"/>
      <text:p text:style-name="P22">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1">Canto máis suave for o tema, mais longo vai ser o debate</text:span>” no <text:span text:style-name="T11">Capítulo 6: Comunicacións</text:span> para saberes máis sobre eles. </text:p>
      <text:p text:style-name="P22"/>
      <text:h text:style-name="P128" text:outline-level="2">Sé aberto sobre as túas motivacións </text:h>
      <text:p text:style-name="P22"/>
      <text:p text:style-name="P22">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1">por que </text:span>ti queres o que queres, máis cómoda se vai sentir co que propuxeres. </text:p>
      <text:p text:style-name="P22"/>
      <text:p text:style-name="P22">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1">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2"/>
      <text:p text:style-name="P22">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text:soft-page-break/>alternativa mellor artellada, ou polo máis persistente, ou polo máis experimentado. </text:p>
      <text:p text:style-name="P22"/>
      <text:p text:style-name="P22">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2"/>
      <text:p text:style-name="P22">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2"/>
      <text:p text:style-name="P22">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1">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2"/>
      <text:p text:style-name="P22">Naturalmente, <text:span text:style-name="T11">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2"/>
      <text:p text:style-name="P22">Por suposto que non debes publicitar todo, nin a xente o espera de ti. Todas as organizacións teñen <text:soft-page-break/>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2"/>
      <text:h text:style-name="P128" text:outline-level="2">O diñeiro non pode comprar o amor </text:h>
      <text:p text:style-name="P22"/>
      <text:p text:style-name="P22">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1">poderían</text:span> ser creadas polo diñeiro. Non debes comezar asumindo que as tensións están aí; o preciso é demostrares que estás ao tanto de que potencialmente poden xurdir. </text:p>
      <text:p text:style-name="P22"/>
      <text:p text:style-name="P22">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2">Embora Subversion aínda estaba nas súas etapas iniciais, xa había unha comunidade de desenvolvemento cun conxunto de normas básicas. </text:p>
      <text:p text:style-name="P22"/>
      <text:p text:style-name="P22">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1">Committers</text:span>"). Asumindo o acordo dos desenvolvedores con acceso a facer commit, un deles enviáballe un correo ao novo desenvolvedor e ofrecíalle acceso a facer commit no repositorio do proxecto. </text:p>
      <text:p text:style-name="P22"/>
      <text:p text:style-name="P22">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2"/>
      <text:p text:style-name="P22">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text:soft-page-break/>CollabNet ou non) propúxoo para ter acceso a facer commit, e foi aceptado, como sabiamos que ía ser. </text:p>
      <text:p text:style-name="P22"/>
      <text:p text:style-name="P22">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2"/>
      <text:p text:style-name="P22">(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2"/>
      <text:p text:style-name="P22">A necesidade dos investidores de xogaren coas mesmas normas que os demais quere dicir que o modelo de goberno da Ditadura Benevolente (ver a sección chamada “<text:span text:style-name="T11">Ditador benevolente</text:span>” no <text:span text:style-name="T11">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2"/>
      <text:h text:style-name="P128" text:outline-level="2">Contratación </text:h>
      <text:p text:style-name="P22"/>
      <text:p text:style-name="P22">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1">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2"/>
      <text:p text:style-name="P22">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text:soft-page-break/>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1">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2"><text:s/></text:p>
      <text:p text:style-name="P22">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text:span text:style-name="T11">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2"/>
      <text:p text:style-name="P22">Isto lanza inmediatamente dúas preguntas: os contratos deben ser sempre privados? E cando non o foren, deberías preocuparte pola creación de tensións na comunidade derivadas do feito de tiveres contratado algúns desenvolvedores e non outros? </text:p>
      <text:p text:style-name="P22"/>
      <text:p text:style-name="P22">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2"/>
      <text:p text:style-name="P22">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1">privmsg</text:span>, do IRC) que o seu traballo nese erro ou funcionalidade en concreto está sendo pagado. mais sempre, e dun xeito <text:soft-page-break/>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2"/>
      <text:p text:style-name="P22">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2"/>
      <text:p text:style-name="P22">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1">alguén</text:span>-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p>
      <text:p text:style-name="P22"/>
      <text:h text:style-name="P132" text:outline-level="3">Revisión e aceptación de mudanzas </text:h>
      <text:p text:style-name="P22"/>
      <text:p text:style-name="P22">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2"/>
      <text:h text:style-name="P76" text:outline-level="4">Caso de estudo: o protocolo de autenticación vía contrasinal de CVS </text:h>
      <text:p text:style-name="P22"/>
      <text:p text:style-name="P22">En 1995, fun a metade dunha sociedade que fornecía soporte e melloras a CVS (o "<text:span text:style-name="T11">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2"/>
      <text:p text:style-name="P22">Voltando ao tema, o traballo en rede sobre CVS só podía facerse mediante un programa de acceso remoto como <text:span text:style-name="T11">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2"><text:soft-page-break/></text:p>
      <text:p text:style-name="P22">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2"/>
      <text:p text:style-name="P22">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2"/>
      <text:p text:style-name="P22">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2"/>
      <text:h text:style-name="P128" text:outline-level="2">Financiando actividades para alén da programación </text:h>
      <text:p text:style-name="P22"/>
      <text:p text:style-name="P22">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2"><text:s/></text:p>
      <text:p text:style-name="P22">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2"/>
      <text:p text:style-name="P22">As seccións que seguen tratan o tema de como construír e manter estas pontes. O resultado final <text:soft-page-break/>debería ser que o proxecto de código aberto avanza máis suavemente, a comunidade recoñece os investimentos e recursos da empresa, e mesmo non sente que a empresa está conducindo inapropiadamente as cousas cara aos seus propios obxectivos. </text:p>
      <text:p text:style-name="P22"/>
      <text:h text:style-name="P132" text:outline-level="3">Garantía da calidade (por exemplo, testaxe profesional) </text:h>
      <text:p text:style-name="P22"/>
      <text:p text:style-name="P22">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2"/>
      <text:p text:style-name="P22">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dirixe <text:span text:style-name="T11">os teus</text:span> intereses no software) poden diferir dun xeito estatisticamente significativo dos padróns de uso do usuario medio da rúa. </text:p>
      <text:p text:style-name="P22"/>
      <text:p text:style-name="P22">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2"/>
      <text:p text:style-name="P22">O núcleo da notificación de erros <text:span text:style-name="T11">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2"/>
      <text:p text:style-name="P22">Para facelo, ou ben o departamento de garantía de calidade arquiva estas cuestións directamente no sistema público de notificación (se se senten cómodos facéndoo) ou ben un intermediario <text:soft-page-break/>(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2"/>
      <text:p text:style-name="P22">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2"/>
      <text:p text:style-name="P22">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empresa cando for necesario, mais deberían usar a incidencia pública para a información que debería estar dispoñible por todo o mundo. </text:p>
      <text:p text:style-name="P22"/>
      <text:p text:style-name="P22">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2"/>
      <text:h text:style-name="P132" text:outline-level="3">Consellos legais e protección </text:h>
      <text:p text:style-name="P22"/>
      <text:p text:style-name="P22">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1">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2"/>
      <text:h text:style-name="P132" text:outline-level="3"><text:soft-page-break/>Documentación e usabilidade </text:h>
      <text:p text:style-name="P22"/>
      <text:p text:style-name="P22">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2"/>
      <text:p text:style-name="P22">Se a túa organización quere axudar a cubrir estas deficiencias nun proxecto, probablemente a mellor cousa que poida facer sexa contratar xente que <text:span text:style-name="T11">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2"/>
      <text:p text:style-name="P22">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2"/>
      <text:p text:style-name="P22">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2"/>
      <text:p text:style-name="P54">Un comentario sobre diñeiro, documentación e usabilidade: cando nós tivemos </text:p>
      <text:p text:style-name="P54">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54"/>
      <text:p text:style-name="P22">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2"/>
      <text:h text:style-name="P132" text:outline-level="3">Fornecendo aloxamento/largo de banda </text:h>
      <text:p text:style-name="P22"/>
      <text:p text:style-name="P22">Para un proxecto que non estiver a empregar aloxamento gratuíto (mira a sección chamada <text:s/><text:span text:style-name="T11">“Escollendo un sitio preconfigurado” </text:span><text:span text:style-name="T21">no</text:span><text:span text:style-name="T11">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2"/>
      <text:p text:style-name="P22">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text:soft-page-break/>algunha asociación adicional a través da URL. Isto provocará que moitos usuarios pensen no software como se tivese <text:span text:style-name="T11">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2"/>
      <text:h text:style-name="P128" text:outline-level="2">Mercadotecnia </text:h>
      <text:p text:style-name="P22"/>
      <text:p text:style-name="P22">Embora a maioría dos desenvolvedores de software libre probablemente odien admitilo, a mercadotecnia funciona. Unha boa campaña de marketing <text:span text:style-name="T11">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1">Publicidade</text:span>” no <text:span text:style-name="T11">Capítulo 6 Comunicacións</text:span>. </text:p>
      <text:p text:style-name="P22"/>
      <text:h text:style-name="P132" text:outline-level="3">Recorda que estás sendo observado </text:h>
      <text:p text:style-name="P22"/>
      <text:p text:style-name="P22">Polo ben de manter ao teu carón a comunidade de desenvolvedores voluntarios, é <text:span text:style-name="T11">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2"><text:s/></text:p>
      <text:p text:style-name="P22">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2"/>
      <text:p text:style-name="P22">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text:soft-page-break/>provenientes de xente externa á túa organización. </text:p>
      <text:p text:style-name="P22"/>
      <text:p text:style-name="P22">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2"/>
      <text:p text:style-name="P22">Algún tempo despois, fixeron outro anuncio. Aquí está o que dixeron, co nome e número de versión substituído por seudónimos: </text:p>
      <text:p text:style-name="P22"><text:s/></text:p>
      <text:p text:style-name="P55">É para nós un pracer anunciar que seguindo rigorosas testaxes pola Comunidade Singer, Singer para Linux e Windows agora mesmo está listo para o seu uso en produción. </text:p>
      <text:p text:style-name="P22"/>
      <text:p text:style-name="P22">Curioso por saber que descubrira a comunidade na "testaxe rigorosa" volvín ao repositorio para ver a súa historia de mudanzas recentes. O proxecto aínda estaba na revisión 3. Aparentemente, non atoparan <text:span text:style-name="T11">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2"/>
      <text:p text:style-name="P22">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2"/>
      <text:p text:style-name="P22">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2"/>
      <text:p text:style-name="P22">A transparencia e a verificabilidade tamén son unha parte importante dun correcto recoñecemento, por suposto. Revisa a sección “<text:span text:style-name="T11">Crédito</text:span>” no <text:span text:style-name="T11">Capítulo 8 Xestionando Voluntarios</text:span> para profundizar. </text:p>
      <text:p text:style-name="P22"><text:s/></text:p>
      <text:h text:style-name="P132" text:outline-level="3">Non confrontes produtos de código aberto </text:h>
      <text:p text:style-name="P22"/>
      <text:p text:style-name="P22">Abstente de dar opinións negativas sobre produtos competidores de código aberto É perfectamente lexítimo amosar <text:span text:style-name="T11">feitos</text:span><text:span text:style-name="T21"> </text:span>-negativos, isto é, asercións facilmente confirmables do tipo habitualmente <text:soft-page-break/>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1">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2"/>
      <text:p text:style-name="P22">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27">Capítulo 6. </text:span>Comunicacións</text:h>
      <text:p text:style-name="P22">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2"/>
      <text:p text:style-name="P22">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2"/>
      <text:p text:style-name="P22">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text:soft-page-break/>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2"/>
      <text:p text:style-name="P22">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1">Sobre este tema tense realizado algunha investigación interesante; por exemplo, a publicación <text:span text:style-name="T11">Group Awareness in Distributed Software Development</text:span> de <text:span text:style-name="T11">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2"/>
      <text:h text:style-name="P128" text:outline-level="2">Es o que escribes</text:h>
      <text:p text:style-name="P22"/>
      <text:p text:style-name="P22">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2"/>
      <text:p text:style-name="P22">Prestarlle atención ao que escribes paga a pena. O hacker Jim Blandy de software libre a longo prazo contaba a seguinte historia:</text:p>
      <text:p text:style-name="P22"/>
      <text:p text:style-name="P55">«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55"/>
      <text:p text:style-name="P55">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55"/>
      <text:p text:style-name="P55">Así que lle enviei ao tipo os formularios dicíndolle «precisamos ter listo este papelame, asina este documento, este que o asine <text:soft-page-break/>o teu xefe e despois podemos comezar a pagarche. Moitas grazas».</text:p>
      <text:p text:style-name="P55"/>
      <text:p text:style-name="P55">Entón respondeume «non teño xefe». </text:p>
      <text:p text:style-name="P55"/>
      <text:p text:style-name="P55">Así que escribinlle «Dacordo, non te preocupes. Consegue a firma da universidade e será suficiente».</text:p>
      <text:p text:style-name="P55"/>
      <text:p text:style-name="P55">Ao cabo dun momento, respondeume dicindo «É que en realidade… Teño trece anos e vivo con meus pais».</text:p>
      <text:p text:style-name="P22"/>
      <text:p text:style-name="P22">Como ese rapaz non escribía como alguén de trece anos, ninguén supuña que os tiña. A continuación temos algunhas formas para facer que a túa escrita dea unha boa impresión tamén.</text:p>
      <text:p text:style-name="P22"/>
      <text:h text:style-name="P132" text:outline-level="3">Estrutura e formato</text:h>
      <text:p text:style-name="P22"/>
      <text:p text:style-name="P22">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2"/>
      <text:p text:style-name="P22">Para os correos, en particular, os expertos, os programadores, sentaron unha serie de convencións:</text:p>
      <text:p text:style-name="P22"/>
      <text:p text:style-name="P22">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2"/>
      <text:p text:style-name="P22">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2"/>
      <text:p text:style-name="P22">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text:soft-page-break/>claro cal era cal. O efecto é frustrante. Fai que as súas mensaxes sexan difíciles de entender, e francamente, fai que esa xente pareza desorganizada). </text:p>
      <text:p text:style-name="P22"/>
      <text:p text:style-name="P22">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2"/>
      <text:p text:style-name="P22">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2"/>
      <text:h text:style-name="P132" text:outline-level="3">Contido</text:h>
      <text:p text:style-name="P22"/>
      <text:p text:style-name="P22">Os correos cun formato apropiado captan a atención do lector, mais é o contido a que a mantén. Non hai normas fixas que poidan garantir un bo contido, claro está, mais existen algúns principios que o fan máis probable.</text:p>
      <text:p text:style-name="P22"/>
      <text:p text:style-name="P22">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2"/>
      <text:p text:style-name="P22">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2"/>
      <text:p text:style-name="P45"><text:soft-page-break/>«Ao facelo así, faría que o código fose ilexible. Sería un pesadelo de mantemento, comparado co propósito de J. Random...»</text:p>
      <text:p text:style-name="P63"/>
      <text:p text:style-name="P63">A mesma opinión faise máis forte cando se expresa con menos dureza: </text:p>
      <text:p text:style-name="P45">«Isto funciona, mais é menos ca un ideal no relativo a lexibilidade e mantemento, penso. A proposta de J. Random evitaría estes problemas porque…»</text:p>
      <text:p text:style-name="P45"/>
      <text:p text:style-name="P22">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1">si</text:span> que precisares recalcar algo, a xente tomarate en serio.</text:p>
      <text:p text:style-name="P22"/>
      <text:p text:style-name="P22">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2"/>
      <text:h text:style-name="P132" text:outline-level="3">Ton</text:h>
      <text:p text:style-name="P22"/>
      <text:p text:style-name="P22">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2"/>
      <text:p text:style-name="P55">Podes explicar máis exactamente que problemas estás sufrindo?</text:p>
      <text:p text:style-name="P55"/>
      <text:p text:style-name="P55">Tamén:</text:p>
      <text:p text:style-name="P55"/>
      <text:p text:style-name="P55">Que versión de Slash usas? Non puiden obtelo da mensaxe orixinal.</text:p>
      <text:p text:style-name="P55"/>
      <text:p text:style-name="P55">Como tes construído o código do apache/mod_perl?</text:p>
      <text:p text:style-name="P55"/>
      <text:p text:style-name="P55">Probaches o parche para Apache 2.0 que foi publicado en slashcode.com?</text:p>
      <text:p text:style-name="P55"/>
      <text:p text:style-name="P55">-- Shane</text:p>
      <text:p text:style-name="P45"/>
      <text:p text:style-name="P22"><text:span text:style-name="T11">Iso é</text:span> sequidade! Sen un saúdo previo, sen firma máis alá do seu nome e a mensaxe mesmo sendo unicamente unha serie de preguntas tan compactas como sexa posible. Cada pregunta en si mesma era <text:soft-page-break/>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2"/>
      <text:p text:style-name="P22">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2"/>
      <text:p text:style-name="P22">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2"/>
      <text:p text:style-name="P22">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2"/>
      <text:h text:style-name="P132" text:outline-level="3">Recoñecer a rudeza</text:h>
      <text:p text:style-name="P22"/>
      <text:p text:style-name="P22">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2"><text:soft-page-break/></text:p>
      <text:p text:style-name="P22">Empecemos coas convencións do que <text:span text:style-name="T11">non</text:span> é rudeza:</text:p>
      <text:p text:style-name="P22"/>
      <text:p text:style-name="P22">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1">ad hominen</text:span> ou algún outro modo de rudeza, desde logo).</text:p>
      <text:p text:style-name="P22"/>
      <text:p text:style-name="P22">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conflito reside unicamente nun choque de culturas, non no erro de ninguén. Dun modo amigable debes comentar que a pregunta (ou crítica) non tiña significados ocultos, só desexaba obter a información o máis rápido posible.</text:p>
      <text:p text:style-name="P22"/>
      <text:p text:style-name="P22">Entón ... que é rudeza?</text:p>
      <text:p text:style-name="P22"/>
      <text:p text:style-name="P22">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1">por que</text:span>, é como dicir que o asunto (e eses participando nel) non valen o teu tempo. Mellor amosar que o teu tempo é valioso sendo seco que folgazán.</text:p>
      <text:p text:style-name="P22"/>
      <text:p text:style-name="P22">Existen outras moitas formas de rudeza, obviamente. Mais a maioría delas non son específicas do mundo do software libre e o propio sentido común é unha guía máis que suficiente para evitala. Podes botarlle unha ollada á sección “<text:span text:style-name="T11">Evita a rudeza</text:span>” no <text:span text:style-name="T11">Capítulo 2 Primeiros Pasos</text:span>, se aínda non o fixeches.</text:p>
      <text:p text:style-name="P22"/>
      <text:h text:style-name="P132" text:outline-level="3"><text:soft-page-break/>Cara <text:span text:style-name="T127">a cara</text:span></text:h>
      <text:p text:style-name="P22"/>
      <text:p text:style-name="P22">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2"/>
      <text:p text:style-name="P22">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1">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2"/>
      <text:p text:style-name="P22">O alias podería ser algunha permutación intuitiva do teu nome real (o meu, por exemplo, é "kfogel"). Nalgunhas situacións irá acompañado do teu nome completo, por exemplo nas cabeceiras dos correos:</text:p>
      <text:p text:style-name="P22"/>
      <text:p text:style-name="code">De: "Karl Fogel" &lt;kfogel@whateverdomain.com&gt;</text:p>
      <text:p text:style-name="P22"/>
      <text:p text:style-name="P22">No anterior exemplo pódense observar 2 cousas. O alias encaixa dalgún modo intuitivo co nome real. Mais tamén, o nome real é <text:span text:style-name="T11">real</text:span>. É dicir, non é un nome como:</text:p>
      <text:p text:style-name="P22"/>
      <text:p text:style-name="code">De: "Maravilloso hacker" &lt;wonderhacer@whateverdomain.com&gt;</text:p>
      <text:p text:style-name="P22"/>
      <text:p text:style-name="P22">Paul Steiner, nunha viñeta cómica publicada no <text:span text:style-name="T11">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2"/>
      <text:p text:style-name="P22">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2"/>
      <text:p text:style-name="P22">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text:soft-page-break/>un texto legal):</text:p>
      <text:p text:style-name="P22"/>
      <text:p text:style-name="P55">IMPORTANT NOTICE</text:p>
      <text:p text:style-name="P55"/>
      <text:p text:style-name="P55">If you have received this email in error or wish to read our email disclaimer statement and monitoring policy, please refer to the statement below or contact the sender.</text:p>
      <text:p text:style-name="P55"/>
      <text:p text:style-name="P55">This communication is from Deloitte &amp; Touche LLP. <text:s/>Deloitte &amp;</text:p>
      <text:p text:style-name="P55">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55"/>
      <text:p text:style-name="P55">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IT.SECURITY.UK@deloitte.co.uk then delete the email and destroy any copies of it.</text:p>
      <text:p text:style-name="P55"/>
      <text:p text:style-name="P55">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55"/>
      <text:p text:style-name="P55">When addressed to our clients, any opinions or advice contained in this email and any attachments are subject to the terms and</text:p>
      <text:p text:style-name="P55">conditions expressed in the governing Deloitte &amp; Touche LLP client engagement letter.</text:p>
      <text:p text:style-name="P55"/>
      <text:p text:style-name="P55">Opinions, conclusions and other information in this email and any attachments which do not relate to the official business of the firm are neither given nor endorsed by it.</text:p>
      <text:p text:style-name="P55"/>
      <text:p text:style-name="P22">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text:soft-page-break/>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2"/>
      <text:p text:style-name="P22">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2"/>
      <text:h text:style-name="P128" text:outline-level="2">Evitando os obstáculos comúns</text:h>
      <text:p text:style-name="P22"/>
      <text:h text:style-name="P132" text:outline-level="3">Non envíes correos sen un propósito</text:h>
      <text:p text:style-name="P22"/>
      <text:p text:style-name="P22">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2"/>
      <text:list xml:id="list1860642475" text:style-name="L29">
        <text:list-item>
          <text:p text:style-name="P101">Mensaxes propoñendo algo que non é trivial</text:p>
        </text:list-item>
        <text:list-item>
          <text:p text:style-name="P101">Mensaxes expresando apoio ou oposición a algo que alguén dixo</text:p>
        </text:list-item>
        <text:list-item>
          <text:p text:style-name="P101">Mensaxes de recapitulación ou resumo</text:p>
        </text:list-item>
      </text:list>
      <text:p text:style-name="P22"/>
      <text:p text:style-name="P22">Ningún deles, cando menos dun xeito <text:span text:style-name="T11">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1">alguén</text:span> aí fóra que entre ao trapo). Unha resposta debería estar motivada por un propósito definido. Antes de nada, pregúntate a ti mesmo: sabes que é o que queres conseguir? E en segundo lugar: non se vai conseguir salvo que ti digas algo?</text:p>
      <text:p text:style-name="P22"/>
      <text:p text:style-name="P22">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1">Apéndice C Porque me debería importar a cor do garaxe da bicicleta?</text:span> para veres máis ideas sobre como comportarse nunha lista de correo moi concorrida.</text:p>
      <text:p text:style-name="P22"/>
      <text:h text:style-name="P132" text:outline-level="3"><text:soft-page-break/>Fíos produtivos fronte a fíos improdutivos</text:h>
      <text:p text:style-name="P22"/>
      <text:p text:style-name="P22">Nunha lista de correo moi concorrida, hai dous imperativos: Un, obviamente, é comprenderes a que tes que prestarlle atención e que podes ignorar. O outro é comportáreste dun xeito que <text:span text:style-name="T11">evite a aparición</text:span> de ruído: ti non queres que unicamente as túas mensaxes teñan unha boa relación sinal/ruído, senón que tamén queres que sexan do tipo de mensaxes que estimulan <text:span text:style-name="T11">o resto da xente </text:span>a enviar mensaxes cunha relación similar de sinal/ruído, ou a non escribir nada.</text:p>
      <text:p text:style-name="P22"/>
      <text:p text:style-name="P22">Para ver como facer isto, imos considerar o contexto no que se fai. Cales son algúns dos sinais que identifican un fío improdutivo?</text:p>
      <text:p text:style-name="P22"/>
      <text:list xml:id="list820023243" text:style-name="L30">
        <text:list-item>
          <text:p text:style-name="P102">Empézanse a repetir argumentos xa empregados con anterioridade, debido a que o que os emprega pensa que ninguén os escoitou a primeira vez.</text:p>
        </text:list-item>
        <text:list-item>
          <text:p text:style-name="P102">A medida que as ideas se fan máis e máis pequenas, aumenta o nivel de esaxeración e participación.</text:p>
        </text:list-item>
        <text:list-item>
          <text:p text:style-name="P102">A maior parte dos comentarios proveñen de xente que fai un traballo pequeno, ou mesmo que non fai ningún traballo, mentres que a xente que tende a facer as cousas fica calada.</text:p>
        </text:list-item>
        <text:list-item>
          <text:p text:style-name="P102">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2"/>
      <text:p text:style-name="P22">Só porque un fío pareza non produtivo nos seus primeiro pasos non quere dicir que sexa unha perda de tempo. De feito, pode tratar sobre un tema importante, en cuxo caso o feito de non producir ningún avance sería o máis molesto.</text:p>
      <text:p text:style-name="P22"/>
      <text:p text:style-name="P22">Conducir un fío cara á utilidade sen seres agresivo é toda unha arte. Amoestares a xente para que deixe 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2"/>
      <text:p text:style-name="P46">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2"/>
      <text:p text:style-name="P22">Mentres que esta si que está ben:</text:p>
      <text:p text:style-name="P22"/>
      <text:p text:style-name="P46">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46"><text:soft-page-break/></text:p>
      <text:p text:style-name="P22">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2"/>
      <text:p text:style-name="P22">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1">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2"/>
      <text:p text:style-name="P22">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dos varios fíos.</text:p>
      <text:p text:style-name="P22"/>
      <text:h text:style-name="P132" text:outline-level="3">Canto máis suave for o tema, máis longo vai ser o debate</text:h>
      <text:p text:style-name="P22"/>
      <text:p text:style-name="P22">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2"/>
      <text:p text:style-name="P22">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2"/>
      <text:p text:style-name="P22">O principio de que a morea de discusión é inversamente proporcional á complexidade do tema ten <text:soft-page-break/>estado dando voltas por aí desde hai moito tempo, e coñécese informalmente como o <text:span text:style-name="T11">efecto garaxe da bicicleta</text:span>. Aquí está a explicación do mesmo, achegada por Poul-Henning Kamp, proveniente dunha mensaxe famosa enviada aos desenvolvedores de BSD:</text:p>
      <text:p text:style-name="P22"/>
      <text:p text:style-name="P45">É unha longa historia, ou máis ben unha vella historia, mais bastante curta na actualidade. C. Northcote Parkinson escribiu un libro nos comezos de 1960 titulado "A lei de Parkinson", o cal contiña moitos coñecementos sobre a dinámica da xestión.</text:p>
      <text:p text:style-name="P77"/>
      <text:p text:style-name="P45">[...]</text:p>
      <text:p text:style-name="P45"/>
      <text:p text:style-name="P45">No exemplo específico sobre o garaxe da bicicleta, a outra compoñente vital é unha central de enerxía atómica, supoño que para ilustrar a época do libro.</text:p>
      <text:p text:style-name="P45"/>
      <text:p text:style-name="P45">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45"/>
      <text:p text:style-name="P45">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45"/>
      <text:p text:style-name="P45">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que está prestando atención, para demostrar (en definitiva) que está &lt;emphasis&gt;aí&lt;/emphasis&gt;.</text:p>
      <text:p text:style-name="P45"/>
      <text:p text:style-name="P45">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2"/>
      <text:p text:style-name="P22">(A súa mensaxe completa é unha lectura de motivo valor. Podes vela no Apéndice C Por que me debería importar a cor do garaxe da bicicleta? bótalle tamén unha ollada a <text:a xlink:type="simple" xlink:href="http://bikeshed.com/">http://bikeshed.com</text:a>)</text:p>
      <text:p text:style-name="P22"/>
      <text:p text:style-name="P22">Calquera que algunha vez participase de xeito frecuente nun grupo con capacidade de toma de decisións, pode recoñecer perfectamente isto do que fala Kamp. Porén, acostuma a ser imposible persuadir <text:span text:style-name="T11">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2"/>
      <text:h text:style-name="P132" text:outline-level="3"><text:soft-page-break/>Evitar as guerras santas</text:h>
      <text:p text:style-name="P22"/>
      <text:p text:style-name="P22">Unha <text:span text:style-name="T11">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2"/>
      <text:p text:style-name="P22">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1">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1">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2"/>
      <text:p text:style-name="P22">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1">máis</text:span> esforzo resta? Se alguén sente que algo máis de discusión vai conseguir pechar a discusión, entón (desde o seu punto de vista) aínda se pode continuar.</text:p>
      <text:p text:style-name="P22"/>
      <text:p text:style-name="P22">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2"/>
      <text:p text:style-name="P22">Como deberías manexar unha guerra santa?</text:p>
      <text:p text:style-name="P22"/>
      <text:p text:style-name="P22">A primeira resposta é tentar configurar as cousas para que non se declaren guerras santas. Isto non é tan inútil como soa:</text:p>
      <text:p text:style-name="P22"/>
      <text:p text:style-name="P22">Podes anticiparte a determinadas guerras santas máis ou menos estándar: tenden a versar sobre linguaxes de programación, licenzas (bótalle unha ollada á sección “<text:span text:style-name="T11">GPL e Compatibilidade de Licenzas”</text:span> no <text:span text:style-name="T11">Capítulo 9 Licenzas, Copyrights e Patentes</text:span>), responderlle aos desconformes (ver a sección chamada <text:span text:style-name="T11">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text:soft-page-break/>limitares os seus danos, son máis ou menos as mesmas en calquera lugar. Mesmo se estiveres seguro de que o teu lado é o que ten a razón, tenta atopar <text:span text:style-name="T11">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2"/>
      <text:p text:style-name="P22">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1">non</text:span> te aproveites da oportunidade para unha despedida disparando contra os argumentos da outra parte. Darse por vencido é efectivo só cando se fai con elegancia.</text:p>
      <text:p text:style-name="P22"/>
      <text:p text:style-name="P22">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1">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algunha razón); este é un tema morto no que simplemente debes evitar caer.</text:p>
      <text:p text:style-name="P22"/>
      <text:p text:style-name="P22">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2"/>
      <text:h text:style-name="P132" text:outline-level="3">O efecto "minoría ruidosa"</text:h>
      <text:p text:style-name="P22"/>
      <text:p text:style-name="P22">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2"/>
      <text:p text:style-name="P22">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xt:soft-page-break/>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2"/>
      <text:p text:style-name="P22">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2"/>
      <text:h text:style-name="P128" text:outline-level="2">Xente problemática</text:h>
      <text:p text:style-name="P22"/>
      <text:p text:style-name="P22">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2"/>
      <text:p text:style-name="P22">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2"/>
      <text:h text:style-name="P132" text:outline-level="3">Tratando con xente problemática</text:h>
      <text:p text:style-name="P22"/>
      <text:p text:style-name="P22">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ext:soft-page-break/>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1">facer</text:span> que todos o tomen en serio. En casos extremos, a persoa pode chegar a pensar que está loitando unha batalla para salva-lo proxecto de si mesmo.</text:p>
      <text:p text:style-name="P22"/>
      <text:p text:style-name="P22">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2"/>
      <text:p text:style-name="P22">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2"/>
      <text:p text:style-name="P22">Se as conversas privadas indicaren que polo menos algúns dos demais membros observaron tamén o problema, entón é hora de faceres algo. Entón é cando hai que ter <text:span text:style-name="T11">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2"/>
      <text:p text:style-name="P22">Recorda que aínda que a outra persoa sexa a que ten un comportamento destrutivo es <text:span text:style-name="T11">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2"/>
      <text:h text:style-name="P132" text:outline-level="3">Caso de estudo</text:h>
      <text:p text:style-name="P22"/>
      <text:p text:style-name="P22">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text:soft-page-break/>Comentámoslle que investigase un pouco máis esas respostas antes de postear, mais non serviu de nada.</text:p>
      <text:p text:style-name="P22"/>
      <text:p text:style-name="P22">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2"/>
      <text:p text:style-name="P54">De: "Brian W. Fitzpatrick" &lt;fitz@collab.net&gt;</text:p>
      <text:p text:style-name="P54">A: [... lista de receptores omitida por anonimato ...]</text:p>
      <text:p text:style-name="P54">Asunto: O sumidoiro de enerxía de subversion</text:p>
      <text:p text:style-name="P54">Data: Mércores, 12 Nov 2003 23:37:47 -0600</text:p>
      <text:p text:style-name="P54"/>
      <text:p text:style-name="P54">Nos últimos 25 días, os 6 membros máis activos na lista svn [dev|users]</text:p>
      <text:p text:style-name="P54">foron:</text:p>
      <text:p text:style-name="P54"/>
      <text:p text:style-name="P54"><text:s text:c="4"/>294 <text:s/>kfogel@collab.net</text:p>
      <text:p text:style-name="P54"><text:s text:c="4"/>236 <text:s/>"C. Michael Pilato" &lt;cmpilato@collab.net&gt;</text:p>
      <text:p text:style-name="P54"><text:s text:c="4"/>220 <text:s/>"X. Aleatorio" &lt;xaleatorio@posteador-problematico.com&gt;</text:p>
      <text:p text:style-name="P54"><text:s text:c="4"/>176 <text:s/>Branko &amp;Ccaron;ibej &lt;brane@xbc.nu&gt;</text:p>
      <text:p text:style-name="P54"><text:s text:c="4"/>130 <text:s/>Philip Martin &lt;philip@codematters.co.uk&gt;</text:p>
      <text:p text:style-name="P54"><text:s text:c="4"/>126 <text:s/>Ben Collins-Sussman &lt;sussman@collab.net&gt;</text:p>
      <text:p text:style-name="P54"/>
      <text:p text:style-name="P54">Eu diría que 5 desas persoas están contribuíndo a que saía Subversion</text:p>
      <text:p text:style-name="P54">1.0 nun futuro próximo.</text:p>
      <text:p text:style-name="P54"/>
      <text:p text:style-name="P54">Tamén diría que unha desas persoas está constantemente roubando tempo</text:p>
      <text:p text:style-name="P54">e enerxía dos outros 5, sen mencionar toda a lista, e polo tanto</text:p>
      <text:p text:style-name="P54">(aínda que de maneira non intencionada) freando o desenvolvemento de Subversion.</text:p>
      <text:p text:style-name="P54">Non fixen unha análise dos fíos, mais un vgrep da miña bandexa de correo de Subversion mostra</text:p>
      <text:p text:style-name="P54">que tódolos correos desta persoa foron respondidos polo menos una vez por</text:p>
      <text:p text:style-name="P54">polo menos dúas das cinco persoas citadas enriba.</text:p>
      <text:p text:style-name="P54"/>
      <text:p text:style-name="P54">Penso que algún tipo de intervención radical é necesaria neste caso, mesmo se escorrentarmos a esa persoa fora do proxecto. A amabilidade e as suxestións xa mostraron que non teñen efecto.</text:p>
      <text:p text:style-name="P54"/>
      <text:p text:style-name="P54">dev@subversion é unha lista de correo para facilitar o desenvolvemento dun sistema de control de versións, non para facer sesións de terapia de grupo.</text:p>
      <text:p text:style-name="P54"/>
      <text:p text:style-name="P54">-Fitz, tentando ler tres días de correo de svn amontoado</text:p>
      <text:p text:style-name="P45"/>
      <text:p text:style-name="P22">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2"/>
      <text:p text:style-name="P22">Retrospectivamente, a estratexia de Fitz foi autoritaria. Reuniu probas claras cuantitativas, mais decidiu <text:soft-page-break/>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1">Prevención de Spam</text:span>” no <text:span text:style-name="T11">Capítulo 3 Infraestrutura Técnica</text:span>). Mais o motivo de que tivéramos dita opción de reserva foi que Fitz conseguiu xa ao principio o apoio necesario de xente clave no proxecto.</text:p>
      <text:p text:style-name="P22"/>
      <text:h text:style-name="P128" text:outline-level="2">Xestionando o crecemento</text:h>
      <text:p text:style-name="P22"/>
      <text:p text:style-name="P22">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2"/>
      <text:p text:style-name="P22">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2"/>
      <text:p text:style-name="P22">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ext:soft-page-break/>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2"/>
      <text:list xml:id="list1325097081" text:style-name="L31">
        <text:list-item>
          <text:p text:style-name="P103">Recoñecer cando partes concretas dun foro <text:span text:style-name="T11">non</text:span> están a sufrir dun crecemento excesivo, embora o foro en conxunto si que o estea a sufrir; e separar estas partes en foros novos e especializados (por exemplo, non deixes que paguen xustos por pecadores).</text:p>
          <text:p text:style-name="P103"/>
        </text:list-item>
        <text:list-item>
          <text:p text:style-name="P103">Asegurar que están accesibles varias fontes automatizadas de información, e que as mesmas están organizadas, actualizadas e facilmente accesibles.</text:p>
        </text:list-item>
      </text:list>
      <text:p text:style-name="P22"/>
      <text:p text:style-name="P22"/>
      <text:p text:style-name="P22">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2"/>
      <text:p text:style-name="P22">Realmente, a execución desta división é un proceso de dous pasos. Por unha banda creas a nova lista de correo (ou canal de IRC, ou o que for), e por outra invistes o tempo que for necesario para dun xeito educado ires instando a xente a <text:span text:style-name="T11">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2"/>
      <text:p text:style-name="P22">A estratexia (2) é un proceso en curso, permanecendo en proceso durante toda a vida do proxecto e envolvendo moitos participantes. Por suposto, trátase en parte da recorrente cuestión de manter documentación actualizada (bótalle unha ollada a sección “<text:span text:style-name="T11">Documentación</text:span>” no <text:span text:style-name="T11">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2"/>
      <text:h text:style-name="P132" text:outline-level="3">Uso <text:span text:style-name="T127">intensivo</text:span> dos arquivos</text:h>
      <text:p text:style-name="P22"/>
      <text:p text:style-name="P22"><text:soft-page-break/>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2"/>
      <text:p text:style-name="P22">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2"/>
      <text:p text:style-name="P22">Porén, hai veces nas que duplicares a información si que ten sentido. Por exemplo, imaxina que existe unha resposta nos arquivos, non fornecida por ti, dicindo:</text:p>
      <text:p text:style-name="P22"/>
      <text:p text:style-name="P55">Parece que os índices do teu servidor Dharma están bloqueados.</text:p>
      <text:p text:style-name="P55">Para desbloquealos, executa os seguintes comandos:</text:p>
      <text:p text:style-name="P55"/>
      <text:p text:style-name="P55">1. Apaga o servidor Dharma</text:p>
      <text:p text:style-name="P55">2. Executa a aplicación 'deslocke' incluída no servidor Dharma</text:p>
      <text:p text:style-name="P55">3. Acende o servidor</text:p>
      <text:p text:style-name="P22"/>
      <text:p text:style-name="P22">Entón, meses despois, ves outra mensaxe indicando que os índices de alguén sufriron un bloqueo. Fas unha procura nos arquivos e atopas a resposta anterior, mais decátaste de que na mesma non están 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2"/>
      <text:p text:style-name="P54">Parece que os índices do teu servidor Dharma están bloqueados. Xa</text:p>
      <text:p text:style-name="P54">vimos ese problema o xullo pasado, e D. Hume enviou unha solución,</text:p>
      <text:p text:style-name="P54">que se pode ver en http://ghandalf-loves-lost.org/servidoresDharma</text:p>
      <text:p text:style-name="P54">A continuación, expoñemos unha descrición máis completa sobre</text:p>
      <text:p text:style-name="P54">como desbloqueares os teus índices, baseada nas instrucións de D. Hume,</text:p>
      <text:p text:style-name="P54">mais ampliándoas un chisco:</text:p>
      <text:p text:style-name="P54"/>
      <text:p text:style-name="P54">1. Apaga o servidor Dharma</text:p>
      <text:p text:style-name="P54">2. Rexístrate como usuario co que o servidor Dharma se executa habitualmente</text:p>
      <text:p text:style-name="P54">3. Como ese usuario, executa a aplicación 'deslocke' sobre os índices</text:p>
      <text:p text:style-name="P54">4. Arrinca manualmente o servidor Dharma para testares se os índices funcionan</text:p>
      <text:p text:style-name="P54">5. Reinicia o servidor</text:p>
      <text:p text:style-name="P22"/>
      <text:p text:style-name="P22">(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text:soft-page-break/>implementar isto sen violar a integridade dos arquivos. Esta é outra das razóns polas que crear páxinas web adicadas con respostas para as preguntas comúns é unha excelente idea).</text:p>
      <text:p text:style-name="P22"/>
      <text:p text:style-name="P22">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2"/>
      <text:h text:style-name="P76" text:outline-level="4">Trata todos os recursos como arquivos</text:h>
      <text:p text:style-name="P22"/>
      <text:p text:style-name="P22">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2"/>
      <text:p text:style-name="P22">Como emprega a xente unha FAQ?</text:p>
      <text:p text:style-name="P22"/>
      <text:list xml:id="list1127358299" text:style-name="L32">
        <text:list-item>
          <text:p text:style-name="P104">Pesquisan palabras e frases específicas.</text:p>
        </text:list-item>
        <text:list-item>
          <text:p text:style-name="P104">Queren poder navegala, gozando da información sen necesariamente buscar respostas a cuestións específicas.</text:p>
        </text:list-item>
        <text:list-item>
          <text:p text:style-name="P104">Esperan que motores de procura como Google coñezan o contido da FAQ, de tal xeito que as procuras fornezan como resultado entradas na FAQ.</text:p>
        </text:list-item>
        <text:list-item>
          <text:p text:style-name="P104">Queren poder referirse directamente a outra xente en temas específicos na FAQ.</text:p>
        </text:list-item>
        <text:list-item>
          <text:p text:style-name="P104">Queren poder engadir novo material na FAQ, mais ten en conta que isto ocorre moito menos a miúdo que a procura de respostas -as FAQs son de lonxe moito máis lidas que escritas.</text:p>
        </text:list-item>
      </text:list>
      <text:p text:style-name="P22"/>
      <text:p text:style-name="P22">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1">named anchor</text:span>, indicando que se lle permite a xente chegar a calquera localización concreta na páxina. O punto 5 significa que os ficheiros fonte para a FAQ deberían estar dispoñibles dunha maneira axeitada (ver a sección “<text:span text:style-name="T11">Versionar todo</text:span>” no <text:span text:style-name="T11">Capítulo 3 Infraestrutura Técnica</text:span>), nun formato que sexa sinxelo de editar.</text:p>
      <text:h text:style-name="P78" text:outline-level="5">Named Anchors (áncoras nomeadas) e atributos ID</text:h>
      <text:p text:style-name="P45"/>
      <text:p text:style-name="P45">Hai dúas maneiras para lograr que un navegador salte a un sitio específico dentro dunha páxina web: áncoras con nome e atributos id.</text:p>
      <text:p text:style-name="P45"><text:soft-page-break/></text:p>
      <text:p text:style-name="P45">Unha <text:span text:style-name="T11">áncora con nome</text:span> é simplemente un elemento HTML de áncora (&lt;a&gt;...&lt;a&gt;), mais cun atributo "name":</text:p>
      <text:p text:style-name="P45"/>
      <text:p text:style-name="P45"><text:tab/>&lt;a name="jack-shephard-label"&gt;...&lt;/a&gt;</text:p>
      <text:p text:style-name="P45"/>
      <text:p text:style-name="P45">Versións máis recentes de HTML soportan un <text:span text:style-name="T11">atributo id</text:span> xenérico, o cal pode achegarse conxuntamente con calquera elemento HTML, non só con &lt;a&gt;. Por exemplo:</text:p>
      <text:p text:style-name="P45"/>
      <text:p text:style-name="P45"><text:tab/>&lt;p id="hugo-reyes-label"&gt;...&lt;p&gt;</text:p>
      <text:p text:style-name="P45"/>
      <text:p text:style-name="P45">Ambos, tanto áncoras con nome como atributos id, empréganse do mesmo xeito. Un engade unha marca hash e etiquétaa a unha URL, para provocar que o navegador salte directo ao devandito punto da páxina:</text:p>
      <text:p text:style-name="P45"/>
      <text:p text:style-name="P45"><text:tab/>http://ghandalf-loves-lost.org/faq.html#david-faraday-label</text:p>
      <text:p text:style-name="P45"/>
      <text:p text:style-name="P45">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45"/>
      <text:p text:style-name="P45"><text:tab/>&lt;a name="sayid-label"&gt;&lt;/a&gt;</text:p>
      <text:p text:style-name="P45"/>
      <text:p text:style-name="P45">...aínda que normalmente haberá algún texto, como o título dunha sección.</text:p>
      <text:p text:style-name="P45"/>
      <text:p text:style-name="P45">En calquera lugar no que empregues unha áncora con nome, ou un atributo id, ou ambos, 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1">atributo título </text:span>ao mesmo elemento(s) ao que lle engadiches o "nome" e/ou o atributo "id", por exemplo:</text:p>
      <text:p text:style-name="P45"/>
      <text:p text:style-name="P45"><text:tab/>&lt;a name="kate-austen-label" title="#kate-austen-label"&gt;...&lt;/a&gt;</text:p>
      <text:p text:style-name="P45"/>
      <text:p text:style-name="P45">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2"/>
      <text:p text:style-name="P22">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1">Capítulo 8 </text:span><text:soft-page-break/><text:span text:style-name="T11">Xestionando Voluntarios</text:span> analiza como repartir esta carga de mantemento entre varios voluntarios).</text:p>
      <text:p text:style-name="P22"/>
      <text:h text:style-name="P132" text:outline-level="3">Tradición na codificación</text:h>
      <text:p text:style-name="P22"/>
      <text:p text:style-name="P22">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2"/>
      <text:p text:style-name="P22">As tradicións que un proxecto vai acumulando atinxen sobre todo a como comunicar e preservar a información, estándares de codificación, e outras cuestións de índole técnica. Xa repasamos ambos tipos de estándares na sección “<text:span text:style-name="T11">Documentación de desenvolvemento</text:span>” no <text:span text:style-name="T11">Capítulo 2 Primeiros Pasos</text:span> e na sección “<text:span text:style-name="T11">Escribíndoo todo</text:span>” no <text:span text:style-name="T11">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2"/>
      <text:p text:style-name="P22">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1">adoita</text:span> como se estiveses cansado de repetilo. Ti e outros veteranos do proxecto teredes que repetírvolo entre vos a miúdo; este é un efecto colateral inevitable derivado da chegada de novos participantes.</text:p>
      <text:p text:style-name="P22"/>
      <text:p text:style-name="P22">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2"/>
      <text:p text:style-name="P22">Deste xeito, o tópico e mailo tema do canal deberían dirixirse a xente que está a buscar por respostas técnicas sobre o software <text:span text:style-name="T11">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1">IRC Sistemas de conversa en tempo real</text:span>” no <text:span text:style-name="T11">Capítulo 3 Infraestrutura Técnica</text:span>):</text:p>
      <text:p text:style-name="P22"/>
      <text:p text:style-name="P54">Estás falando en #linuxhelp</text:p>
      <text:p text:style-name="P54"/>
      <text:p text:style-name="P54">O tema para #linuxhelp é: Por favor, LE</text:p>
      <text:p text:style-name="P54">http://www.catb.org/~esr/faqs/smart-questions.html &amp;amp;&amp;amp;</text:p>
      <text:p text:style-name="P54"><text:soft-page-break/>http://www.tldp.org/docs.html#howto ANTES DE faceres preguntas | As normas</text:p>
      <text:p text:style-name="P54">do canal atópanse en http://www.nerdfest.org/lh_rules.html | Por favor, consulta</text:p>
      <text:p text:style-name="P54">http://kerneltrap.org/node/view/799 antes de preguntares sobre actualizacións á versión</text:p>
      <text:p text:style-name="P54">2.6.x do kernel | memory read possible: http://tinyurl.com/4s6mc -&amp;gt;</text:p>
      <text:p text:style-name="P54">update to 2.6.8.1 or 2.4.27 | hash algo disaster: http://tinyurl.com/6w8rf</text:p>
      <text:p text:style-name="P54">| reiser4 out</text:p>
      <text:p text:style-name="P54"/>
      <text:p text:style-name="P22">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2"/>
      <text:p text:style-name="P22">O formatado pode supor unha gran diferenza. Por exemplo, no proxecto Subversion, tivemos un éxito limitado empregando a técnica de filtraxe de erros descrita na sección “<text:span text:style-name="T11">Prefiltrado do sistema de notificación de erros</text:span>” no <text:span text:style-name="T11">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2"/>
      <text:p text:style-name="P22">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2"/>
      <text:p text:style-name="P22">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1">Practicando a revisión de código fonte</text:span>” no <text:span text:style-name="T11">Capítulo 2 Primeiros Pasos</text:span>, deberían incluír revisións sobre a conformidade ou non conformidade da xente coas normas do proxecto, especialmente en relación coas convencións relativas ás comunicacións.</text:p>
      <text:p text:style-name="P22"/>
      <text:p text:style-name="P22">Outro exemplo extraido do proxecto Subversion: establecemos nunha convención que "r12908" <text:soft-page-break/>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2"/>
      <text:p text:style-name="P54">------------------------------------------------------------------------</text:p>
      <text:p text:style-name="P54">r12908 | dhume | 2010-05-24 08:05:06 -0600 (Mon, 24 May 2010) | 4 lines</text:p>
      <text:p text:style-name="P54"/>
      <text:p text:style-name="P54">Patch from James Ford (Sawyer) &lt;sawyer@ghandalf-loves-lost.org&gt;</text:p>
      <text:p text:style-name="P54"/>
      <text:p text:style-name="P54">* trunk/contrib/client-side/psvn/psvn.el:</text:p>
      <text:p text:style-name="P54"><text:s text:c="2"/>Fixed some typos from revision 12828.</text:p>
      <text:p text:style-name="P54">------------------------------------------------------------------------</text:p>
      <text:p text:style-name="P54"/>
      <text:p text:style-name="P22">...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2"/>
      <text:p text:style-name="P22">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1">Áncoras nomeadas e atributos ID</text:span>”), etc.</text:p>
      <text:p text:style-name="P22"/>
      <text:p text:style-name="P22">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1">e</text:span> o cabezallo co <text:span text:style-name="T11">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2"/>
      <text:p text:style-name="P22">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2"/>
      <text:h text:style-name="P128" text:outline-level="2"><text:soft-page-break/>Prohibidas as conversas no <text:s/>notificador de erros ( bug tracker)</text:h>
      <text:p text:style-name="P22"/>
      <text:p text:style-name="P22">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2"/>
      <text:p text:style-name="P22">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2"/>
      <text:p text:style-name="P22">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2"/>
      <text:p text:style-name="P22">Non hai unha resposta correcta, mais si que hai un principio xeral: se simplemente estiveres engadindo datos a unha incidencia, entón faino no notificador de erros, mais se estiveres comezando unha <text:span text:style-name="T11">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2"/>
      <text:p text:style-name="P22">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2"/>
      <text:p text:style-name="P22">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2"/>
      <text:p text:style-name="P22"><text:soft-page-break/>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2"/>
      <text:p text:style-name="P22">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2"/>
      <text:p text:style-name="P22">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2"/>
      <text:h text:style-name="P128" text:outline-level="2">Publicidade</text:h>
      <text:p text:style-name="P22"/>
      <text:p text:style-name="P22">No software libre existe unha barreira case inexistente entre as discusións puramente internas e mailas 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2"/>
      <text:p text:style-name="P22">Para grandes anuncios, adóitanse empregar catro ou cinco canais principais de distribución, nos cales os devanditos anuncios deberían facerse o máis simultaneamente posible:</text:p>
      <text:p text:style-name="P22"/>
      <text:list xml:id="list2074163647" text:style-name="L33">
        <text:list-item>
          <text:p text:style-name="P105">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05">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text:soft-page-break/>distinguibles do resto de notas de prensa na mesma área.</text:p>
        </text:list-item>
        <text:list-item>
          <text:p text:style-name="P105">Se o teu proxecto conta cun feed RSS (bótalle unha ollada á sección “<text:span text:style-name="T11">Feeds RSS</text:span>”), asegúrate que o anuncio tamén se publique nel. Isto debería facerse automaticamente cando creas a nota de prensa, dependendo de como teñas configuradas as cousas no teu sitio web.</text:p>
        </text:list-item>
        <text:list-item>
          <text:p text:style-name="P105">Se o anuncio trata sobre o lanzamento dunha nova versión do software, entón actualiza a entrada do teu proxecto en <text:a xlink:type="simple" xlink:href="http://freshmeat.net/">http://freshmeat.net</text:a> (ver a sección “<text:span text:style-name="T11">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05">Envía un correo á lista de correo de anuncios do teu proxecto. O nome desta lista debería ser "announce", é dicir, <text:span text:style-name="T11">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1">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1">announce</text:span> sempre debe estar moderada.</text:p>
        </text:list-item>
      </text:list>
      <text:p text:style-name="P22"/>
      <text:p text:style-name="P22">Tenta facer os anuncios en todos estes lugares ao mesmo tempo, o máis proximamente posible. A xente pode obter unha sensación de confusión se ven un anuncio na lista de correo mais non o ven reflectido na páxina web do proxecto ou na súa área de notas de prensa. Se acumulares todas as fontes (emails, edición da páxina web, etc) e lanzares todo ao mesmo tempo, entón seguramente acadarás un nivel de incoherencia moi baixo.</text:p>
      <text:p text:style-name="P22"/>
      <text:p text:style-name="P22">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2"/>
      <text:p text:style-name="P22">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2"/>
      <text:p text:style-name="P46">Actualización de progreso: estamos planificando a versión 2.0 de Ghandalf para mediados de <text:soft-page-break/>Agosto do 2010. Sempre podes revisar http://www.ghandalf.org/status.html para ver actualización. A nova funcionalidade de maior calado vai ser as procuras mediante expresións regulares.</text:p>
      <text:p text:style-name="P22"/>
      <text:p text:style-name="P46">Outras novas funcionalidades inclúen:... Para alén diso tamén vai haber varias correccións de erros, incluíndo:... </text:p>
      <text:p text:style-name="P22"/>
      <text:p text:style-name="P22">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2"/>
      <text:h text:style-name="P132" text:outline-level="3">Anunciando vulnerabilidades de seguridade</text:h>
      <text:p text:style-name="P22"/>
      <text:p text:style-name="P22">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2"/>
      <text:p text:style-name="P22">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1">commit</text:span> dunha solución pode anunciar a existencia do erro (hai potencias atacantes que vixían dun xeito sistemático os rexistros públicos de <text:span text:style-name="T11">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2"/>
      <text:list xml:id="list342978112" text:style-name="L34">
        <text:list-item>
          <text:p text:style-name="P106">Non falar publicamente sobre o erro ata que houber unha solución dispoñible; nese momento fornecer a solución exactamente no mesmo momento no que anuncias o erro.</text:p>
        </text:list-item>
        <text:list-item>
          <text:p text:style-name="P106">Acadar a solución o máis axiña que poidas;especialmente se alguén externo ao proxecto foi quen informou do erro, porque entón xa sabes que existe polo menos unha persoa allea ao proxecto que podería explotar a vulnerabilidade.</text:p>
        </text:list-item>
      </text:list>
      <text:p text:style-name="P22"/>
      <text:p text:style-name="P22">Na práctica, estes principios lévannos a unha serie estandarizada de pasos, os cales se describen nas seguintes seccións.</text:p>
      <text:p text:style-name="P22"/>
      <text:h text:style-name="P76" text:outline-level="4">Recibir o informe</text:h>
      <text:p text:style-name="P22"/>
      <text:p text:style-name="P22">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text:soft-page-break/>debe estar estritamente controlada -só os desenvolvedores de confianza e con longa participación no proxecto poden estar nesta lista. Se precisares unha definición formal de "confianza", podes empregar "todo aquel que teña privilexios de <text:span text:style-name="T11">commit</text:span> desde hai dous anos ou máis" ou algo semellante, para evitares favoritismos. Este é o grupo que vai manexar os erros de seguridade.</text:p>
      <text:p text:style-name="P22"/>
      <text:p text:style-name="P22">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1">Enderezo oculto en ficheiros</text:span>” no <text:span text:style-name="T11">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2"/>
      <text:h text:style-name="P76" text:outline-level="4">Desenvolve silenciosamente a solución ao erro</text:h>
      <text:p text:style-name="P22"/>
      <text:p text:style-name="P22">Entón, que fai a lista de seguridade cando recibe un informe? A primeira tarefa é avaliar a severidade do problema e maila súa urxencia:</text:p>
      <text:p text:style-name="P22"/>
      <text:list xml:id="list1436768811" text:style-name="L35">
        <text:list-item>
          <text:p text:style-name="P107">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07">Como de fácil é explotar a vulnerabilidade? Pode realizarse o ataque con <text:span text:style-name="T11">scripts</text:span>, ou require coñecemento circunstancial, suposicións e sorte?</text:p>
        </text:list-item>
        <text:list-item>
          <text:p text:style-name="P107"><text:span text:style-name="T11">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1">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2"/>
      <text:p text:style-name="P22">Ten en conta que a diferenza sobre a que estamos falando é con frecuencia un estreito rango entre <text:span text:style-name="T11">urxente</text:span> e <text:span text:style-name="T11">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2"/>
      <text:p text:style-name="P22">O exemplo <text:span text:style-name="T11">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text:soft-page-break/>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2"/>
      <text:p text:style-name="P22">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2"/>
      <text:p text:style-name="P22">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2"/>
      <text:p text:style-name="P22">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2"/>
      <text:h text:style-name="P76" text:outline-level="4">Números CAN/CVE</text:h>
      <text:p text:style-name="P22"/>
      <text:p text:style-name="P22">Pode que teñas visto un <text:span text:style-name="T11">número CAN</text:span> ou un <text:span text:style-name="T11">número CVE</text:span> asociados con problemas de seguridade. Estes números preséntanse habitualmente do xeito "CAN-2004-0397" ou "CVE-2002-0092", por exemplo.</text:p>
      <text:p text:style-name="P22"/>
      <text:p text:style-name="P22">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text:soft-page-break/>aprobada. Aínda así, ambos tipos de entradas son visibles para o público, e o número dunha entrada non muda cando a mesma é aprobada -o prefixo "CAN" simplemente substitúese por "CVE".</text:p>
      <text:p text:style-name="P22"/>
      <text:p text:style-name="P22">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2"/>
      <text:p text:style-name="P22">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1">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2"/>
      <text:p text:style-name="P22">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2"/>
      <text:p text:style-name="P22">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2"/>
      <text:h text:style-name="P76" text:outline-level="4">Pre-notificación</text:h>
      <text:p text:style-name="P22"/>
      <text:p text:style-name="P22">Unha vez que o teu equipo de resposta ante problemas de seguridade (isto é, aqueles desenvolvedores incluídos na lista de correo de seguridade ou involucrados na resolución dun informe concreto) tiver a solución lista, debes decidir como distribuíla.</text:p>
      <text:p text:style-name="P22"/>
      <text:p text:style-name="P22">Se simplemente fas commit da solución no teu repositorio, ou se pola contra llo anuncias ao mundo, estás forzando calquera que usar o teu software a actualizarse inmediatamente baixo o risco de ser <text:soft-page-break/>hackeado. Ás veces o máis axeitado, en liña co anterior, é levar a cabo unha <text:span text:style-name="T11">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1">exploit</text:span> da vulnerabilidade sexa publicamente coñecido.</text:p>
      <text:p text:style-name="P22"/>
      <text:p text:style-name="P22">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1">e</text:span> o receptor debe ser recoñecido como alguén que non se vaia da lingua antes da publicación da vulnerabilidade.</text:p>
      <text:p text:style-name="P22"/>
      <text:p text:style-name="P22">Envía cada correo electrónico de pre-notificación individualmente (un de cada vez) a cada receptor. <text:span text:style-name="T11">Non</text:span> llo envíes á lista enteira de destinatarios dunha tacada, dado que nese caso verían o nome do resto de destinatarios -dando a entender que esencialmente están alertando cada receptor do feito de que <text:span text:style-name="T11">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2"/>
      <text:p text:style-name="P22">Aquí vai unha mostra de correo electrónico de pre-notificación:</text:p>
      <text:p text:style-name="P22"/>
      <text:p text:style-name="P46">De: Aquí vai o teu nome</text:p>
      <text:p text:style-name="P46">Para: admin@chachi-famoso-servidor.com</text:p>
      <text:p text:style-name="P46">Responder a: Aquí vai o teu nome (e non o enderezo da lista de seguridade)</text:p>
      <text:p text:style-name="P46">Asunto: Notificación Confidencial de vulnerabilidade en Ghandalf.</text:p>
      <text:p text:style-name="P46"/>
      <text:p text:style-name="P46"/>
      <text:p text:style-name="P46">Este correo electrónico é unha pre-notificación confidencial dunha alerta de </text:p>
      <text:p text:style-name="P46">seguridade no servidor Ghandalf.</text:p>
      <text:p text:style-name="P46"/>
      <text:p text:style-name="P46">Por favor *non reenvíes* ningunha parte deste correo a ninguén.. <text:s/>O anuncio público </text:p>
      <text:p text:style-name="P46">non se vai facer ata o 23 de xaneiro, e gustaríanos manter a información oculta</text:p>
      <text:p text:style-name="P46">ata esa data.</text:p>
      <text:p text:style-name="P46"/>
      <text:p text:style-name="P46">Recibiches este correo porque (pensamos que) empregas un servidor Ghandalf,</text:p>
      <text:p text:style-name="P46">e queremos que o remendes antes de que o burato de seguridade se faga público o</text:p>
      <text:p text:style-name="P46">o vindeiro 23 de xaneiro.</text:p>
      <text:p text:style-name="P46"/>
      <text:p text:style-name="P46">Referencias:</text:p>
      <text:p text:style-name="P46">===========</text:p>
      <text:p text:style-name="P46"/>
      <text:p text:style-name="P46"><text:s text:c="3"/>CAN-2004-1771: Stack overflow de Ghandalf baixo consultas de Balrogs</text:p>
      <text:p text:style-name="P46"/>
      <text:p text:style-name="P46">Vulnerabilidade:</text:p>
      <text:p text:style-name="P46">==============</text:p>
      <text:p text:style-name="P46"/>
      <text:p text:style-name="P46"><text:soft-page-break/><text:s text:c="3"/>O servidor pode executar comandos arbitrarios se o 'locale' do </text:p>
      <text:p text:style-name="P46"><text:s text:c="3"/>servidor está mal configurado e o cliente envía consultas mal formadas.</text:p>
      <text:p text:style-name="P46"/>
      <text:p text:style-name="P46">Severidade:</text:p>
      <text:p text:style-name="P46">=========</text:p>
      <text:p text:style-name="P46"/>
      <text:p text:style-name="P46"><text:s text:c="3"/>Moi severa, pode involucrar execución de código arbitrario no servidor.</text:p>
      <text:p text:style-name="P46"/>
      <text:p text:style-name="P46">Rodeos:</text:p>
      <text:p text:style-name="P46">============</text:p>
      <text:p text:style-name="P46"/>
      <text:p text:style-name="P46"><text:s text:c="3"/>Establecer a opción de "procesado-de-linguaxe-natural" a 'apagado'</text:p>
      <text:p text:style-name="P46"><text:s text:c="3"/>no ficheiro ghandalf.conf péchalle a porta a esta vulnerabilidade.</text:p>
      <text:p text:style-name="P46"/>
      <text:p text:style-name="P46">parche:</text:p>
      <text:p text:style-name="P46">======</text:p>
      <text:p text:style-name="P46"/>
      <text:p text:style-name="P46"><text:s text:c="3"/>O parche que se fornece a continuación pode empregarse en Ghandalf 3.0,</text:p>
      <text:p text:style-name="P46"><text:s text:c="3"/>3.1, e 3.2.</text:p>
      <text:p text:style-name="P46"/>
      <text:p text:style-name="P46"><text:s text:c="3"/>Unha nova versión pública (Ghandalf 3.2.1) vai ser lanzada xusto despois</text:p>
      <text:p text:style-name="P46"><text:s text:c="3"/>do 23 de xaneiro, para que estea dispoñible ao mesmo tempo que a</text:p>
      <text:p text:style-name="P46"><text:s text:c="3"/>vulnerabilidade se fai pública. <text:s text:c="2"/>Podes remendar agora, ou esperar pola</text:p>
      <text:p text:style-name="P46"><text:s text:c="3"/>publicación. <text:s/>A única diferenza entre Ghandalf 3.2 e Ghandalf 3.2.1 vai ser</text:p>
      <text:p text:style-name="P46"><text:s text:c="3"/>este parche.</text:p>
      <text:p text:style-name="P46"/>
      <text:p text:style-name="P46">[...O parche anéxase aquí...]</text:p>
      <text:p text:style-name="P46"/>
      <text:p text:style-name="P22">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2"/>
      <text:h text:style-name="P76" text:outline-level="4">Distribúe publicamente a solución</text:h>
      <text:p text:style-name="P22"/>
      <text:p text:style-name="P22">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text:soft-page-break/>ADN. (Os detalles dos procesos de publicación discútense na sección “<text:span text:style-name="T11">Releases de seguridade</text:span>” do <text:span text:style-name="T11">Capítulo 7 Empaquetado, versionado e desenvolvemento diario</text:span>)</text:p>
      <text:p text:style-name="P22"/>
      <text:p text:style-name="P22">Tanto se a solución publicada ao erro de seguridade leva aparellada unha nova versión do software, como se non, fai o anuncio coa mesma intensidade coa que farías a publicación dunha nova versión: envía un correo electrónico á lista <text:span text:style-name="T11">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1">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2"/>
      <text:p text:style-name="P22">En xeral, se non estiveres seguro de como tratar un problema de seguridade, atopa a alguén con experiencia e cóntallo. Avaliar e xestionar vulnerabilidades é unha destreza que se vai adquirindo, e é habitual cometer erros as primeiras ve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03:32</dc:date>
    <dc:creator>Andrés Maneiro</dc:creator>
    <meta:editing-duration>PT02H45M57S</meta:editing-duration>
    <meta:editing-cycles>99</meta:editing-cycles>
    <meta:document-statistic meta:table-count="0" meta:image-count="0" meta:object-count="0" meta:page-count="127" meta:paragraph-count="1335" meta:word-count="75828" meta:character-count="474146"/>
  </office:meta>
</office:document-meta>
</file>